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3654in"/>
    </style:style>
    <style:style style:name="co3" style:family="table-column">
      <style:table-column-properties fo:break-before="auto" style:column-width="1.4291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1.5839in"/>
    </style:style>
    <style:style style:name="co6" style:family="table-column">
      <style:table-column-properties fo:break-before="auto" style:column-width="3.2902in"/>
    </style:style>
    <style:style style:name="co7" style:family="table-column">
      <style:table-column-properties fo:break-before="auto" style:column-width="1.4071in"/>
    </style:style>
    <style:style style:name="co8" style:family="table-column">
      <style:table-column-properties fo:break-before="auto" style:column-width="0.7091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598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698in"/>
    </style:style>
    <style:style style:name="co13" style:family="table-column">
      <style:table-column-properties fo:break-before="auto" style:column-width="0.6535in"/>
    </style:style>
    <style:style style:name="co14" style:family="table-column">
      <style:table-column-properties fo:break-before="auto" style:column-width="0.7201in"/>
    </style:style>
    <style:style style:name="co15" style:family="table-column">
      <style:table-column-properties fo:break-before="auto" style:column-width="0.6646in"/>
    </style:style>
    <style:style style:name="co16" style:family="table-column">
      <style:table-column-properties fo:break-before="auto" style:column-width="0.6201in"/>
    </style:style>
    <style:style style:name="co17" style:family="table-column">
      <style:table-column-properties fo:break-before="auto" style:column-width="0.8972in"/>
    </style:style>
    <style:style style:name="co18" style:family="table-column">
      <style:table-column-properties fo:break-before="auto" style:column-width="0.5543in"/>
    </style:style>
    <style:style style:name="co19" style:family="table-column">
      <style:table-column-properties fo:break-before="auto" style:column-width="0.4874in"/>
    </style:style>
    <style:style style:name="co20" style:family="table-column">
      <style:table-column-properties fo:break-before="auto" style:column-width="0.5756in"/>
    </style:style>
    <style:style style:name="co21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YS_5f_SUMM">
      <style:table-properties table:display="true" style:writing-mode="lr-tb"/>
    </style:style>
    <style:style style:name="ta2" style:family="table" style:master-page-name="PageStyle_5f_AAA">
      <style:table-properties table:display="true" style:writing-mode="lr-tb"/>
    </style:style>
    <style:style style:name="ta3" style:family="table" style:master-page-name="PageStyle_5f_StrayLines">
      <style:table-properties table:display="true" style:writing-mode="lr-tb"/>
    </style:style>
    <style:style style:name="ta4" style:family="table" style:master-page-name="PageStyle_5f_BBBP">
      <style:table-properties table:display="true" style:writing-mode="lr-tb"/>
    </style:style>
    <style:style style:name="ta5" style:family="table" style:master-page-name="PageStyle_5f_CPU_5f_ALL">
      <style:table-properties table:display="true" style:writing-mode="lr-tb"/>
    </style:style>
    <style:style style:name="ta6" style:family="table" style:master-page-name="PageStyle_5f_CPU_5f_SUMM">
      <style:table-properties table:display="true" style:writing-mode="lr-tb"/>
    </style:style>
    <style:style style:name="ta7" style:family="table" style:master-page-name="PageStyle_5f_DISK_5f_SUMM">
      <style:table-properties table:display="true" style:writing-mode="lr-tb"/>
    </style:style>
    <style:style style:name="ta8" style:family="table" style:master-page-name="PageStyle_5f_DISKBSIZE">
      <style:table-properties table:display="true" style:writing-mode="lr-tb"/>
    </style:style>
    <style:style style:name="ta9" style:family="table" style:master-page-name="PageStyle_5f_DISKBUSY">
      <style:table-properties table:display="true" style:writing-mode="lr-tb"/>
    </style:style>
    <style:style style:name="ta10" style:family="table" style:master-page-name="PageStyle_5f_DISKREAD">
      <style:table-properties table:display="true" style:writing-mode="lr-tb"/>
    </style:style>
    <style:style style:name="ta11" style:family="table" style:master-page-name="PageStyle_5f_DISKWRITE">
      <style:table-properties table:display="true" style:writing-mode="lr-tb"/>
    </style:style>
    <style:style style:name="ta12" style:family="table" style:master-page-name="PageStyle_5f_DISKXFER">
      <style:table-properties table:display="true" style:writing-mode="lr-tb"/>
    </style:style>
    <style:style style:name="ta13" style:family="table" style:master-page-name="PageStyle_5f_JFSFILE">
      <style:table-properties table:display="true" style:writing-mode="lr-tb"/>
    </style:style>
    <style:style style:name="ta14" style:family="table" style:master-page-name="PageStyle_5f_MEM">
      <style:table-properties table:display="true" style:writing-mode="lr-tb"/>
    </style:style>
    <style:style style:name="ta15" style:family="table" style:master-page-name="PageStyle_5f_NET">
      <style:table-properties table:display="true" style:writing-mode="lr-tb"/>
    </style:style>
    <style:style style:name="ta16" style:family="table" style:master-page-name="PageStyle_5f_NETPACKET">
      <style:table-properties table:display="true" style:writing-mode="lr-tb"/>
    </style:style>
    <style:style style:name="ta17" style:family="table" style:master-page-name="PageStyle_5f_PROC">
      <style:table-properties table:display="true" style:writing-mode="lr-tb"/>
    </style:style>
    <style:style style:name="ta18" style:family="table" style:master-page-name="PageStyle_5f_VM">
      <style:table-properties table:display="true" style:writing-mode="lr-tb"/>
    </style:style>
    <style:style style:name="ta19" style:family="table" style:master-page-name="PageStyle_5f_ZZZZ">
      <style:table-properties table:display="true" style:writing-mode="lr-tb"/>
    </style:style>
    <style:style style:name="ta20" style:family="table" style:master-page-name="PageStyle_5f_CPU01">
      <style:table-properties table:display="true" style:writing-mode="lr-tb"/>
    </style:style>
    <style:style style:name="ta21" style:family="table" style:master-page-name="PageStyle_5f_CPU02">
      <style:table-properties table:display="true" style:writing-mode="lr-tb"/>
    </style:style>
    <style:style style:name="ta22" style:family="table" style:master-page-name="PageStyle_5f_CPU03">
      <style:table-properties table:display="true" style:writing-mode="lr-tb"/>
    </style:style>
    <style:style style:name="ta23" style:family="table" style:master-page-name="PageStyle_5f_CPU04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5127"/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119"/>
    <style:style style:name="ce5" style:family="table-cell" style:parent-style-name="Excel_20_Built-in_20_Normal" style:data-style-name="N5127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" style:family="table-cell" style:parent-style-name="Excel_20_Built-in_20_Normal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10" style:family="table-cell" style:parent-style-name="Excel_20_Built-in_20_Normal" style:data-style-name="N118"/>
    <style:style style:name="ce11" style:family="table-cell" style:parent-style-name="Excel_20_Built-in_20_Normal" style:data-style-name="N117"/>
    <style:style style:name="ce12" style:family="table-cell" style:parent-style-name="Excel_20_Built-in_20_Normal" style:data-style-name="N116"/>
    <style:style style:name="ce13" style:family="table-cell" style:parent-style-name="Excel_20_Built-in_20_Normal" style:data-style-name="N4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YS_SUMM" table:style-name="ta1" table:print="false">
        <table:table-column table:style-name="co1" table:number-columns-repeated="5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/>
          <table:table-cell table:style-name="ce1" office:value-type="string">
            <text:p>Samples</text:p>
          </table:table-cell>
          <table:table-cell office:value-type="float" office:value="4">
            <text:p>4</text:p>
          </table:table-cell>
          <table:table-cell table:style-name="ce1" office:value-type="string">
            <text:p>First</text:p>
          </table:table-cell>
          <table:table-cell table:style-name="ce2" office:value-type="time" office:time-value="PT15H44M15S">
            <text:p>15:44:15</text:p>
          </table:table-cell>
          <table:table-cell table:style-name="ce5" office:value-type="string">
            <text:p>Last</text:p>
          </table:table-cell>
          <table:table-cell table:style-name="ce2" office:value-type="time" office:time-value="PT15H45M45S">
            <text:p>15:45:45</text:p>
          </table:table-cell>
          <table:table-cell table:number-columns-repeated="1017"/>
        </table:table-row>
        <table:table-row table:style-name="ro1">
          <table:table-cell/>
          <table:table-cell table:style-name="ce1">
            <draw:frame table:end-cell-address="SYS_SUMM.V28" table:end-x="0.1303in" table:end-y="0.002in" draw:z-index="0" draw:name="Chart 1" draw:style-name="gr1" svg:width="14.0697in" svg:height="5.0524in" svg:x="0.0299in" svg:y="0.0043in">
              <draw:object draw:notify-on-update-of-ranges="CPU_ALL.A2:CPU_ALL.A5 CPU_ALL.F1:CPU_ALL.F1 CPU_ALL.F2:CPU_ALL.F5 DISK_SUMM.D2:DISK_SUMM.D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 table:number-rows-repeated="24">
          <table:table-cell/>
          <table:table-cell table:style-name="ce1"/>
          <table:table-cell/>
          <table:table-cell table:style-name="ce1"/>
          <table:table-cell table:style-name="ce2"/>
          <table:table-cell table:style-name="ce5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System I/O Statistics</text:p>
          </table:table-cell>
          <table:table-cell table:number-columns-repeated="4"/>
          <table:table-cell table:style-name="ce1" office:value-type="string">
            <text:p>CPU:</text:p>
          </table:table-cell>
          <table:table-cell table:style-name="ce1" office:value-type="string">
            <text:p>User%</text:p>
          </table:table-cell>
          <table:table-cell table:style-name="ce1" office:value-type="string">
            <text:p>Sys%</text:p>
          </table:table-cell>
          <table:table-cell table:style-name="ce1" office:value-type="string">
            <text:p>Wait%</text:p>
          </table:table-cell>
          <table:table-cell table:style-name="ce1" office:value-type="string">
            <text:p>Idle%</text:p>
          </table:table-cell>
          <table:table-cell table:style-name="ce1" office:value-type="string">
            <text:p>CPU%</text:p>
          </table:table-cell>
          <table:table-cell table:style-name="ce1"/>
          <table:table-cell table:number-columns-repeated="1011"/>
        </table:table-row>
        <table:table-row table:style-name="ro1">
          <table:table-cell/>
          <table:table-cell office:value-type="string">
            <text:p>Avg tps during an interval: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/>
          <table:table-cell office:value-type="string">
            <text:p>Avg</text:p>
          </table:table-cell>
          <table:table-cell table:style-name="ce4" office:value-type="float" office:value="0.65">
            <text:p>0.7</text:p>
          </table:table-cell>
          <table:table-cell table:style-name="ce4" office:value-type="float" office:value="0.45">
            <text:p>0.5</text:p>
          </table:table-cell>
          <table:table-cell table:style-name="ce4" office:value-type="float" office:value="0.45">
            <text:p>0.5</text:p>
          </table:table-cell>
          <table:table-cell table:style-name="ce4" office:value-type="float" office:value="98.425">
            <text:p>98.4</text:p>
          </table:table-cell>
          <table:table-cell table:style-name="ce4" office:value-type="float" office:value="1.1">
            <text:p>1.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during an interval:</text:p>
          </table:table-cell>
          <table:table-cell table:number-columns-repeated="2"/>
          <table:table-cell table:style-name="ce3" office:value-type="float" office:value="46.2">
            <text:p>46</text:p>
          </table:table-cell>
          <table:table-cell/>
          <table:table-cell office:value-type="string">
            <text:p>Max</text:p>
          </table:table-cell>
          <table:table-cell table:style-name="ce4" office:value-type="float" office:value="1.5">
            <text:p>1.5</text:p>
          </table:table-cell>
          <table:table-cell table:style-name="ce4" office:value-type="float" office:value="0.9">
            <text:p>0.9</text:p>
          </table:table-cell>
          <table:table-cell table:style-name="ce4" office:value-type="float" office:value="1.8">
            <text:p>1.8</text:p>
          </table:table-cell>
          <table:table-cell table:style-name="ce4" office:value-type="float" office:value="99.7">
            <text:p>99.7</text:p>
          </table:table-cell>
          <table:table-cell table:style-name="ce4" office:value-type="float" office:value="2">
            <text:p>2.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Max tps interval time:</text:p>
          </table:table-cell>
          <table:table-cell table:number-columns-repeated="2"/>
          <table:table-cell table:style-name="ce2" office:value-type="time" office:time-value="PT979263H45M15S">
            <text:p>15:45:15</text:p>
          </table:table-cell>
          <table:table-cell/>
          <table:table-cell office:value-type="string">
            <text:p>Max:Avg</text:p>
          </table:table-cell>
          <table:table-cell table:style-name="ce4" office:value-type="float" office:value="2.30769230769231">
            <text:p>2.3</text:p>
          </table:table-cell>
          <table:table-cell table:style-name="ce4" office:value-type="float" office:value="2">
            <text:p>2.0</text:p>
          </table:table-cell>
          <table:table-cell table:style-name="ce4" office:value-type="float" office:value="4">
            <text:p>4.0</text:p>
          </table:table-cell>
          <table:table-cell table:style-name="ce4" office:value-type="float" office:value="1.01295402590805">
            <text:p>1.0</text:p>
          </table:table-cell>
          <table:table-cell table:style-name="ce4" office:value-type="float" office:value="1.81818181818182">
            <text:p>1.8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Total number of Mbytes read: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otal number of Mbytes written:</text:p>
          </table:table-cell>
          <table:table-cell table:number-columns-repeated="2"/>
          <table:table-cell table:style-name="ce3" office:value-type="float" office:value="10.764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ad/Write Ratio:</text:p>
          </table:table-cell>
          <table:table-cell table:number-columns-repeated="2"/>
          <table:table-cell table:style-name="ce4" office:value-type="float" office:value="0">
            <text:p>0.0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AA" table:style-name="ta2" table:print="false">
        <table:table-column table:style-name="co3" table:default-cell-style-name="ce1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office:value-type="string">
            <text:p>command</text:p>
          </table:table-cell>
          <table:table-cell table:style-name="ce6" office:value-type="string">
            <text:p>nmon -f -r JMeter_Test_20_Threads -s30 -c120 </text:p>
          </table:table-cell>
          <table:table-cell table:number-columns-repeated="1022"/>
        </table:table-row>
        <table:table-row table:style-name="ro1">
          <table:table-cell office:value-type="string">
            <text:p>cpus</text:p>
          </table:table-cell>
          <table:table-cell table:style-name="ce6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ate</text:p>
          </table:table-cell>
          <table:table-cell table:style-name="ce7" office:value-type="date" office:date-value="2011-09-16">
            <text:p>16-Sep-11</text:p>
          </table:table-cell>
          <table:table-cell table:number-columns-repeated="1022"/>
        </table:table-row>
        <table:table-row table:style-name="ro1">
          <table:table-cell office:value-type="string">
            <text:p>disks</text:p>
          </table:table-cell>
          <table:table-cell table:style-name="ce6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disks_per_line</text:p>
          </table:table-cell>
          <table:table-cell table:style-name="ce6" office:value-type="float" office:value="150">
            <text:p>150</text:p>
          </table:table-cell>
          <table:table-cell table:number-columns-repeated="1022"/>
        </table:table-row>
        <table:table-row table:style-name="ro1">
          <table:table-cell office:value-type="string">
            <text:p>host</text:p>
          </table:table-cell>
          <table:table-cell table:style-name="ce6" office:value-type="string">
            <text:p>ubuntuServer</text:p>
          </table:table-cell>
          <table:table-cell table:number-columns-repeated="1022"/>
        </table:table-row>
        <table:table-row table:style-name="ro1">
          <table:table-cell office:value-type="string">
            <text:p>interval</text:p>
          </table:table-cell>
          <table:table-cell table:style-name="ce6"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max_disks</text:p>
          </table:table-cell>
          <table:table-cell table:style-name="ce6" office:value-type="float" office:value="256">
            <text:p>256</text:p>
          </table:table-cell>
          <table:table-cell office:value-type="string">
            <text:p>set by -d option</text:p>
          </table:table-cell>
          <table:table-cell table:number-columns-repeated="1021"/>
        </table:table-row>
        <table:table-row table:style-name="ro1">
          <table:table-cell office:value-type="string">
            <text:p>OS</text:p>
          </table:table-cell>
          <table:table-cell table:style-name="ce6" office:value-type="string">
            <text:p>Linux</text:p>
          </table:table-cell>
          <table:table-cell office:value-type="string">
            <text:p>2.6.35-22-generic-pae</text:p>
          </table:table-cell>
          <table:table-cell office:value-type="string">
            <text:p>#33-Ubuntu SMP Sun Sep 19 22:14:14 UTC 2010</text:p>
          </table:table-cell>
          <table:table-cell office:value-type="string">
            <text:p>i686</text:p>
          </table:table-cell>
          <table:table-cell table:number-columns-repeated="1019"/>
        </table:table-row>
        <table:table-row table:style-name="ro1">
          <table:table-cell office:value-type="string">
            <text:p>proc_stat_variables</text:p>
          </table:table-cell>
          <table:table-cell table:style-name="ce6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progname</text:p>
          </table:table-cell>
          <table:table-cell table:style-name="ce6" office:value-type="string">
            <text:p>nmon</text:p>
          </table:table-cell>
          <table:table-cell table:number-columns-repeated="1022"/>
        </table:table-row>
        <table:table-row table:style-name="ro1">
          <table:table-cell office:value-type="string">
            <text:p>runname</text:p>
          </table:table-cell>
          <table:table-cell table:style-name="ce6" office:value-type="string">
            <text:p>JMeter_Test_20_Threads</text:p>
          </table:table-cell>
          <table:table-cell table:number-columns-repeated="1022"/>
        </table:table-row>
        <table:table-row table:style-name="ro1">
          <table:table-cell office:value-type="string">
            <text:p>snapshots</text:p>
          </table:table-cell>
          <table:table-cell table:style-name="ce6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8" office:value-type="time" office:time-value="PT00H15M44.14S">
            <text:p>00:15:44</text:p>
          </table:table-cell>
          <table:table-cell table:number-columns-repeated="1022"/>
        </table:table-row>
        <table:table-row table:style-name="ro1">
          <table:table-cell office:value-type="string">
            <text:p>user</text:p>
          </table:table-cell>
          <table:table-cell table:style-name="ce6" office:value-type="string">
            <text:p>root</text:p>
          </table:table-cell>
          <table:table-cell table:number-columns-repeated="1022"/>
        </table:table-row>
        <table:table-row table:style-name="ro1">
          <table:table-cell office:value-type="string">
            <text:p>version</text:p>
          </table:table-cell>
          <table:table-cell table:style-name="ce6" office:value-type="string">
            <text:p>13g</text:p>
          </table:table-cell>
          <table:table-cell table:number-columns-repeated="1022"/>
        </table:table-row>
        <table:table-row table:style-name="ro1">
          <table:table-cell office:value-type="string">
            <text:p>analyser</text:p>
          </table:table-cell>
          <table:table-cell office:value-type="string">
            <text:p>V3.3.f</text:p>
          </table:table-cell>
          <table:table-cell table:number-columns-repeated="1022"/>
        </table:table-row>
        <table:table-row table:style-name="ro1">
          <table:table-cell office:value-type="string">
            <text:p>environment</text:p>
          </table:table-cell>
          <table:table-cell office:value-type="string">
            <text:p>Excel 12.0 on Windows (32-bit) NT 6.01</text:p>
          </table:table-cell>
          <table:table-cell table:number-columns-repeated="1022"/>
        </table:table-row>
        <table:table-row table:style-name="ro1">
          <table:table-cell office:value-type="string">
            <text:p>parms</text:p>
          </table:table-cell>
          <table:table-cell office:value-type="string">
            <text:p>BATCH=0,FIRST=1,LAST=999999,GRAPHS=ALL,OUTPUT=CHARTS,MERGE=False,NOTOP=True,PIVOT=False,REORDER=True,TOPDISKS=0</text:p>
          </table:table-cell>
          <table:table-cell table:number-columns-repeated="1022"/>
        </table:table-row>
        <table:table-row table:style-name="ro1">
          <table:table-cell office:value-type="string">
            <text:p>settings</text:p>
          </table:table-cell>
          <table:table-cell office:value-type="string">
            <text:p>GWIDTH = 944,GHEIGHT=390,LSCAPE=False,REPROC=True</text:p>
          </table:table-cell>
          <table:table-cell table:number-columns-repeated="1022"/>
        </table:table-row>
        <table:table-row table:style-name="ro1">
          <table:table-cell office:value-type="string">
            <text:p>elapsed</text:p>
          </table:table-cell>
          <table:table-cell office:value-type="string">
            <text:p>1.28 seconds</text:p>
          </table:table-cell>
          <table:table-cell table:number-columns-repeated="1022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yLines" table:style-name="ta3" table:print="false">
        <table:table-column table:style-name="co1" table:number-columns-repeated="1024" table:default-cell-style-name="Excel_20_Built-in_20_Normal"/>
        <table:table-row table:style-name="ro1">
          <table:table-cell/>
          <table:table-cell office:value-type="string">
            <text:p>Following lines discarded after parsing</text:p>
          </table:table-cell>
          <table:table-cell table:number-columns-repeated="1022"/>
        </table:table-row>
        <table:table-row table:style-name="ro1">
          <table:table-cell office:value-type="string">
            <text:p>DGBUSY</text:p>
          </table:table-cell>
          <table:table-cell office:value-type="string">
            <text:p>Disk Group Busy ubuntuServer</text:p>
          </table:table-cell>
          <table:table-cell table:number-columns-repeated="1022"/>
        </table:table-row>
        <table:table-row table:style-name="ro1">
          <table:table-cell office:value-type="string">
            <text:p>DGREAD</text:p>
          </table:table-cell>
          <table:table-cell office:value-type="string">
            <text:p>Disk Group Read KB/s ubuntuServer</text:p>
          </table:table-cell>
          <table:table-cell table:number-columns-repeated="1022"/>
        </table:table-row>
        <table:table-row table:style-name="ro1">
          <table:table-cell office:value-type="string">
            <text:p>DGSIZE</text:p>
          </table:table-cell>
          <table:table-cell office:value-type="string">
            <text:p>Disk Group Block Size KB ubuntuServer</text:p>
          </table:table-cell>
          <table:table-cell table:number-columns-repeated="1022"/>
        </table:table-row>
        <table:table-row table:style-name="ro1">
          <table:table-cell office:value-type="string">
            <text:p>DGWRITE</text:p>
          </table:table-cell>
          <table:table-cell office:value-type="string">
            <text:p>Disk Group Write KB/s ubuntuServer</text:p>
          </table:table-cell>
          <table:table-cell table:number-columns-repeated="1022"/>
        </table:table-row>
        <table:table-row table:style-name="ro1">
          <table:table-cell office:value-type="string">
            <text:p>DGXFER</text:p>
          </table:table-cell>
          <table:table-cell office:value-type="string">
            <text:p>Disk Group Transfers/s ubuntuServer</text:p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P" table:style-name="ta4" table:print="false">
        <table:table-column table:style-name="co7" table:default-cell-style-name="Excel_20_Built-in_20_Normal"/>
        <table:table-column table:style-name="co8" table:number-columns-repeated="2" table:default-cell-style-name="ce9"/>
        <table:table-column table:style-name="co1" table:number-columns-repeated="1021" table:default-cell-style-name="Excel_20_Built-in_20_Normal"/>
        <table:table-row table:style-name="ro1">
          <table:table-cell office:value-type="string">
            <text:p>/etc/release</text:p>
          </table:table-cell>
          <table:table-cell table:number-columns-repeated="1023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ID=Ubuntu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RELEASE=10.10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CODENAME=maverick</text:p>
          </table:table-cell>
          <table:table-cell table:number-columns-repeated="1022"/>
        </table:table-row>
        <table:table-row table:style-name="ro1">
          <table:table-cell office:value-type="string">
            <text:p>/etc/release</text:p>
          </table:table-cell>
          <table:table-cell office:value-type="string">
            <text:p>DISTRIB_DESCRIPTION=Ubuntu 10.10""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table:number-columns-repeated="1023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istributor ID: <text:s text:c="2"/>Ubuntu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Description: <text:s text:c="5"/>Ubuntu 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Release: <text:s/>10.10</text:p>
          </table:table-cell>
          <table:table-cell table:number-columns-repeated="1022"/>
        </table:table-row>
        <table:table-row table:style-name="ro1">
          <table:table-cell office:value-type="string">
            <text:p>lsb_release</text:p>
          </table:table-cell>
          <table:table-cell office:value-type="string">
            <text:p>Codename: maverick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/dev/sda: 8592 MB, 8592031744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255 heads, 63 sectors/track, 1044 cylinder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Units = cylinders of 16065 * 512 = 8225280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Sector size (logical/physic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I/O size (minimum/optimal): 512 bytes / 512 bytes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isk identifier: 0x000978a4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table:number-columns-repeated="1023"/>
        </table:table-row>
        <table:table-row table:style-name="ro1">
          <table:table-cell office:value-type="string">
            <text:p>fdisk-l</text:p>
          </table:table-cell>
          <table:table-cell office:value-type="string">
            <text:p><text:s text:c="3"/>Device Boot <text:s text:c="5"/>Start <text:s text:c="8"/>End <text:s text:c="5"/>Blocks <text:s text:c="2"/>Id <text:s/>System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1 <text:s text:c="2"/>* <text:s text:c="10"/>1 <text:s text:c="8"/>994 <text:s text:c="4"/>7977984 <text:s text:c="2"/>83 <text:s/>Linux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Partition 1 does not end on cylinder boundary.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2 <text:s text:c="12"/>994 <text:s text:c="7"/>1045 <text:s text:c="5"/>407553 <text:s text:c="3"/>5 <text:s/>Extended</text:p>
          </table:table-cell>
          <table:table-cell table:number-columns-repeated="1022"/>
        </table:table-row>
        <table:table-row table:style-name="ro1">
          <table:table-cell office:value-type="string">
            <text:p>fdisk-l</text:p>
          </table:table-cell>
          <table:table-cell office:value-type="string">
            <text:p>ddev/sda5 <text:s text:c="12"/>994 <text:s text:c="7"/>1045 <text:s text:c="5"/>407552 <text:s text:c="2"/>82 <text:s/>Linux swap / Solari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7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8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1.58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rocessor <text:s text:c="6"/>: 3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vendor_id <text:s text:c="6"/>: GenuineInte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family <text:s text:c="5"/>: 6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<text:s text:c="10"/>: 37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model name <text:s text:c="5"/>: Intel(R) Core(TM) i3 CPU <text:s text:c="8"/>530 <text:s/>@ 2.93GHz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stepping <text:s text:c="7"/>: 2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 MHz <text:s text:c="8"/>: 2925.870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 size <text:s text:c="5"/>: 4096 KB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div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hlt_bug <text:s text:c="8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00f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oma_bug <text:s text:c="7"/>: no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 <text:s text:c="1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pu_exception <text:s text:c="2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puid level <text:s text:c="4"/>: 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wp <text:s text:c="13"/>: yes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bogomips <text:s text:c="7"/>: 5852.31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lflush size <text:s text:c="3"/>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cache_alignment : 64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address sizes <text:s text:c="2"/>: 36 bits physical, 48 bits virtual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office:value-type="string">
            <text:p>power management:</text:p>
          </table:table-cell>
          <table:table-cell table:number-columns-repeated="1022"/>
        </table:table-row>
        <table:table-row table:style-name="ro1">
          <table:table-cell office:value-type="string">
            <text:p>/proc/cpu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table:number-columns-repeated="1023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Total: <text:s text:c="7"/>41235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emFree: <text:s text:c="8"/>243689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uffers: <text:s text:c="9"/>16140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ached: <text:s text:c="10"/>9249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Cached: <text:s text:c="11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: <text:s text:c="9"/>12459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: <text:s text:c="8"/>3786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anon): <text:s text:c="4"/>5383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anon): <text:s text:c="5"/>21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ctive(file): <text:s text:c="4"/>707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Inactive(file): <text:s text:c="2"/>3784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Unevictable: <text:s text:c="10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locked: <text:s text:c="1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Total: <text:s text:c="6"/>327680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ighFree: <text:s text:c="7"/>18085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Total: <text:s text:c="8"/>8467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LowFree: <text:s text:c="9"/>628372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Total: <text:s text:c="7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wapFree: <text:s text:c="8"/>4075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ty: <text:s text:c="15"/>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: <text:s text:c="12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AnonPages: <text:s text:c="7"/>53828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Mapped: <text:s text:c="11"/>2851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hmem: <text:s text:c="14"/>2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lab: <text:s text:c="13"/>3832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Reclaimable: <text:s text:c="5"/>3166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SUnreclaim: <text:s text:c="8"/>665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KernelStack: <text:s text:c="7"/>190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PageTables: <text:s text:c="8"/>2476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NFS_Unstable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Bounce: <text:s text:c="15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WritebackTmp: <text:s text:c="9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Limit: <text:s text:c="4"/>246934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Committed_AS: <text:s text:c="4"/>6879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Total: <text:s text:c="4"/>12288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Used: <text:s text:c="7"/>266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VmallocChunk: <text:s text:c="4"/>11772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ardwareCorrupted: <text:s text:c="4"/>0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Total: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Free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Rsvd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_Surp: <text:s text:c="7"/>0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Hugepagesize: <text:s text:c="6"/>2048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4k: <text:s text:c="7"/>8184 kB</text:p>
          </table:table-cell>
          <table:table-cell table:number-columns-repeated="1022"/>
        </table:table-row>
        <table:table-row table:style-name="ro1">
          <table:table-cell office:value-type="string">
            <text:p>/proc/meminfo</text:p>
          </table:table-cell>
          <table:table-cell office:value-type="string">
            <text:p>DirectMap2M: <text:s text:c="5"/>905216 kB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table:number-columns-repeated="1023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 <text:s/>218995 2 33270 6849186 46969 0 28781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0 49699 0 8218 1707153 6536 0 1946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1 58114 0 8782 1721043 5487 0 277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2 60111 2 7720 1716098 8089 0 2834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pu3 51069 0 8549 1704890 26856 0 3707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intr 4627800 50 6 0 0 0 0 2 0 1 0 0 0 130 0 147885 66 0 0 0 0 0 0 0 22 0 0 0 0 0 0 0 0 130173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ctxt 4531586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btime 1316150148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esses 8545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running 1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procs_blocked 0</text:p>
          </table:table-cell>
          <table:table-cell table:number-columns-repeated="1022"/>
        </table:table-row>
        <table:table-row table:style-name="ro1">
          <table:table-cell office:value-type="string">
            <text:p>/proc/stat</text:p>
          </table:table-cell>
          <table:table-cell office:value-type="string">
            <text:p>softirq 4224304 0 1436529 524483 446293 147977 0 3 406400 2573 1260046</text:p>
          </table:table-cell>
          <table:table-cell table:number-columns-repeated="1022"/>
        </table:table-row>
        <table:table-row table:style-name="ro1">
          <table:table-cell office:value-type="string">
            <text:p>/proc/version</text:p>
          </table:table-cell>
          <table:table-cell table:number-columns-repeated="1023"/>
        </table:table-row>
        <table:table-row table:style-name="ro1">
          <table:table-cell office:value-type="string">
            <text:p>/proc/version</text:p>
          </table:table-cell>
          <table:table-cell office:value-type="string">
            <text:p>Linux version 2.6.35-22-generic-pae (buildd@rothera) (gcc version 4.4.5 (Ubuntu/Linaro 4.4.4-14ubuntu4) ) #33-Ubuntu SMP Sun Sep 19 22:14:14 UTC 201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table:number-columns-repeated="1023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Inter-| <text:s text:c="2"/>Receive <text:s text:c="47"/>| <text:s/>Transmit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4"/>lo: <text:s text:c="3"/>4928 <text:s text:c="5"/>66 <text:s text:c="3"/>0 <text:s text:c="3"/>0 <text:s text:c="3"/>0 <text:s text:c="4"/>0 <text:s text:c="9"/>0 <text:s text:c="8"/>0 <text:s text:c="4"/>4928 <text:s text:c="5"/>66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net/dev</text:p>
          </table:table-cell>
          <table:table-cell office:value-type="string">
            <text:p><text:s text:c="2"/>eth0: 242271903 <text:s/>992396 <text:s text:c="3"/>0 1401 <text:s text:c="3"/>0 <text:s text:c="4"/>0 <text:s text:c="9"/>0 <text:s text:c="8"/>0 1357363340 1148535 <text:s text:c="3"/>0 <text:s text:c="3"/>0 <text:s text:c="3"/>0 <text:s text:c="4"/>0 <text:s text:c="6"/>0 <text:s text:c="9"/>0</text:p>
          </table:table-cell>
          <table:table-cell table:number-columns-repeated="1022"/>
        </table:table-row>
        <table:table-row table:style-name="ro1">
          <table:table-cell office:value-type="string">
            <text:p>/proc/diskinfo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table:number-columns-repeated="1023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0 ram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1 ram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2 ram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3 ram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4 ram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5 ram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6 ram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7 ram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8 ram8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6"/>9 ram9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0 ram1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1 ram1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2 ram1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3 ram1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4 ram1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1 <text:s text:c="5"/>15 ram1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0 loop0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1 loop1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2 loop2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3 loop3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4 loop4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5 loop5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6 loop6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7 <text:s text:c="6"/>7 loop7 0 0 0 0 0 0 0 0 0 0 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0 sda 14602 21116 1065102 112580 133279 958416 8752384 10272948 0 613036 10397720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1 sda1 14500 21085 1064050 111828 133278 958416 8752384 10272916 0 612956 1039693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2 sda2 2 0 4 76 0 0 0 0 0 76 7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3"/>8 <text:s text:c="6"/>5 sda5 51 31 656 256 0 0 0 0 0 256 256</text:p>
          </table:table-cell>
          <table:table-cell table:number-columns-repeated="1022"/>
        </table:table-row>
        <table:table-row table:style-name="ro1">
          <table:table-cell office:value-type="string">
            <text:p>/proc/diskstats</text:p>
          </table:table-cell>
          <table:table-cell office:value-type="string">
            <text:p><text:s text:c="2"/>11 <text:s text:c="6"/>0 sr0 13 0 104 108 0 0 0 0 0 108 108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major minor <text:s/>#blocks <text:s/>name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table:number-columns-repeated="1023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0 <text:s text:c="3"/>8390656 sda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1 <text:s text:c="3"/>7977984 sda1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2 <text:s text:c="9"/>1 sda2</text:p>
          </table:table-cell>
          <table:table-cell table:number-columns-repeated="1022"/>
        </table:table-row>
        <table:table-row table:style-name="ro1">
          <table:table-cell office:value-type="string">
            <text:p>/proc/partitions</text:p>
          </table:table-cell>
          <table:table-cell office:value-type="string">
            <text:p><text:s text:c="3"/>8 <text:s text:c="7"/>5 <text:s text:c="4"/>407552 sda5</text:p>
          </table:table-cell>
          <table:table-cell table:number-columns-repeated="1022"/>
        </table:table-row>
        <table:table-row table:style-name="ro1">
          <table:table-cell office:value-type="string">
            <text:p>/proc/1/stat</text:p>
          </table:table-cell>
          <table:table-cell table:number-columns-repeated="1023"/>
        </table:table-row>
        <table:table-row table:style-name="ro1">
          <table:table-cell office:value-type="string">
            <text:p>/proc/1/stat</text:p>
          </table:table-cell>
          <table:table-cell office:value-type="string">
            <text:p>1 (init) S 0 1 1 0 -1 4202752 3680 1151254 22 705 8 55 40723 7374 20 0 1 0 4 2936832 400 4294967295 3354624 3454460 3214223456 3214218428 3081238 0 0 4096 536946211 3223525726 0 0 0 3 0 0 71 0 0</text:p>
          </table:table-cell>
          <table:table-cell table:number-columns-repeated="1022"/>
        </table:table-row>
        <table:table-row table:style-name="ro1">
          <table:table-cell office:value-type="string">
            <text:p>/proc/1/statm</text:p>
          </table:table-cell>
          <table:table-cell table:number-columns-repeated="1023"/>
        </table:table-row>
        <table:table-row table:style-name="ro1">
          <table:table-cell office:value-type="string">
            <text:p>/proc/1/statm</text:p>
          </table:table-cell>
          <table:table-cell office:value-type="string">
            <text:p>717 400 297 25 0 140 0</text:p>
          </table:table-cell>
          <table:table-cell table:number-columns-repeated="1022"/>
        </table:table-row>
        <table:table-row table:style-name="ro1">
          <table:table-cell office:value-type="string">
            <text:p>/proc/net/rpc/nfs</text:p>
          </table:table-cell>
          <table:table-cell table:number-columns-repeated="1023"/>
        </table:table-row>
        <table:table-row table:style-name="ro1">
          <table:table-cell office:value-type="string">
            <text:p>/proc/net/rpc/nfsd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eth0 <text:s text:c="5"/>Link encap:Ethernet <text:s/>HWaddr 1e:20:92:8a:e0:cf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92.168.1.126 <text:s/>Bcast:192.168.1.255 <text:s/>Mask:255.255.255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fe80::1c20:92ff:fe8a:e0cf/64 Scope:Link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BROADCAST RUNNING MULTICAST <text:s/>MTU:1500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992396 errors:0 dropped:1401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1148535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1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242271903 (242.2 MB) <text:s/>TX bytes:1357363340 (1.3 G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terrupt:32 Base address:0x400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lo <text:s text:c="7"/>Link encap:Local Loopback <text:s/>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 addr:127.0.0.1 <text:s/>Mask:255.0.0.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inet6 addr: ::1/128 Scope:Host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UP LOOPBACK RUNNING <text:s/>MTU:16436 <text:s/>Metric:1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packets:66 errors:0 dropped:0 overruns:0 frame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TX packets:66 errors:0 dropped:0 overruns:0 carrier:0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collisions:0 txqueuelen:0 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office:value-type="string">
            <text:p><text:s text:c="10"/>RX bytes:4928 (4.9 KB) <text:s/>TX bytes:4928 (4.9 KB)</text:p>
          </table:table-cell>
          <table:table-cell table:number-columns-repeated="1022"/>
        </table:table-row>
        <table:table-row table:style-name="ro1">
          <table:table-cell office:value-type="string">
            <text:p>ifconfig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table:number-columns-repeated="1023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Filesystem <text:s text:c="10"/>1M-blocks <text:s text:c="5"/>Used Available Use% Mounted o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ddev/sda1 <text:s text:c="16"/>7669 <text:s text:c="5"/>3305 <text:s text:c="5"/>3975 <text:s/>46% /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09 <text:s text:c="8"/>1 <text:s text:c="5"/>2008 <text:s text:c="2"/>1% /dev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dev/shm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1 <text:s text:c="5"/>2014 <text:s text:c="2"/>1% /var/run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2014 <text:s text:c="8"/>0 <text:s text:c="5"/>2014 <text:s text:c="2"/>0% /var/lock</text:p>
          </table:table-cell>
          <table:table-cell table:number-columns-repeated="1022"/>
        </table:table-row>
        <table:table-row table:style-name="ro1">
          <table:table-cell office:value-type="string">
            <text:p>/bin/df-m</text:p>
          </table:table-cell>
          <table:table-cell office:value-type="string">
            <text:p>none <text:s text:c="21"/>7669 <text:s text:c="5"/>3305 <text:s text:c="5"/>3975 <text:s/>46% /var/lib/ureadahead/debugfs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table:number-columns-repeated="1023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ddev/sda1 on / type ext4 (rw,errors=remount-ro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proc on /proc type proc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 type sys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fusectl on /sys/fs/fuse/connections type fusectl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debug type debug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sys/kernel/security type securityfs (rw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 type devtmpfs (rw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pts type devpts (rw,noexec,nosuid,gid=5,mode=0620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dev/shm type tmpfs (rw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run type tmpfs (rw,nosuid,mode=0755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ock type tmpfs (rw,noexec,nosuid,nodev)</text:p>
          </table:table-cell>
          <table:table-cell table:number-columns-repeated="1022"/>
        </table:table-row>
        <table:table-row table:style-name="ro1">
          <table:table-cell office:value-type="string">
            <text:p>/bin/mount</text:p>
          </table:table-cell>
          <table:table-cell office:value-type="string">
            <text:p>none on /var/lib/ureadahead/debugfs type debugfs (rw,relatime)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table:number-columns-repeated="1023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etc/fstab: static file system information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Use 'blkid -o value -s UUID' to print the universally unique identifier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for a device; this may be used with UUID= as a more robust way to name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devices that works even if disks are added and removed. See fstab(5).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&lt;file system&gt; &lt;mount point&gt; <text:s text:c="2"/>&lt;type&gt; <text:s/>&lt;options&gt; <text:s text:c="6"/>&lt;dump&gt; <text:s/>&lt;pass&gt;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proc <text:s text:c="11"/>/proc <text:s text:c="10"/>proc <text:s text:c="3"/>nodev,noexec,nosuid 0 <text:s text:c="6"/>0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/ was on /dev/sda1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b5c5250f-509c-427b-a24c-3b3dcd15a41d / <text:s text:c="14"/>ext4 <text:s text:c="3"/>errors=remount-ro 0 <text:s text:c="6"/>1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# swap was on /dev/sda5 during installation</text:p>
          </table:table-cell>
          <table:table-cell table:number-columns-repeated="1022"/>
        </table:table-row>
        <table:table-row table:style-name="ro1">
          <table:table-cell office:value-type="string">
            <text:p>/etc/fstab</text:p>
          </table:table-cell>
          <table:table-cell office:value-type="string">
            <text:p>UUID=f43b9a75-dcc2-4977-b7f5-69e4c477cdad none <text:s text:c="11"/>swap <text:s text:c="3"/>sw <text:s text:c="13"/>0 <text:s text:c="6"/>0</text:p>
          </table:table-cell>
          <table:table-cell table:number-columns-repeated="1022"/>
        </table:table-row>
        <table:table-row table:style-name="ro1" table:number-rows-repeated="652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ALL" table:style-name="ta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Total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office:value-type="string">
            <text:p>CPU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98.1">
            <text:p>98.1</text:p>
          </table:table-cell>
          <table:table-cell office:value-type="float" office:value="1.8">
            <text:p>1.8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office:value-type="float" office:value="1.5">
            <text:p>1.5</text:p>
          </table:table-cell>
          <table:table-cell office:value-type="float" office:value="0.5">
            <text:p>0.5</text:p>
          </table:table-cell>
          <table:table-cell office:value-type="float" office:value="1.8">
            <text:p>1.8</text:p>
          </table:table-cell>
          <table:table-cell office:value-type="float" office:value="96.2">
            <text:p>96.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99.7">
            <text:p>99.7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0.65">
            <text:p>0.65</text:p>
            <draw:frame table:end-cell-address="CPU_ALL.U33" table:end-x="0.474in" table:end-y="0.0035in" draw:z-index="0" draw:name="Chart 1" draw:style-name="gr1" svg:width="14.0496in" svg:height="5.0539in" svg:x="0.0299in" svg:y="0.0043in">
              <draw:object draw:notify-on-update-of-ranges="CPU_ALL.A2:CPU_ALL.A5 CPU_ALL.B1:CPU_ALL.B1 CPU_ALL.B2:CPU_ALL.B5 CPU_ALL.C1:CPU_ALL.C1 CPU_ALL.C2:CPU_ALL.C5 CPU_ALL.D1:CPU_ALL.D1 CPU_ALL.D2:CPU_ALL.D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 office:value-type="float" office:value="0.45">
            <text:p>0.45</text:p>
          </table:table-cell>
          <table:table-cell office:value-type="float" office:value="98.425">
            <text:p>98.43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CPU_ALL.U59" table:end-x="0.474in" table:end-y="0.0165in" draw:z-index="1" draw:name="Chart 2" draw:style-name="gr1" svg:width="14.0496in" svg:height="5.0524in" svg:x="0.0299in" svg:y="0.0189in">
              <draw:object draw:notify-on-update-of-ranges="CPU_ALL.A2:CPU_ALL.A5 CPU_ALL.G1:CPU_ALL.G1 CPU_ALL.G2:CPU_ALL.G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_SUMM" table:style-name="ta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_SUMM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table:number-columns-repeated="1019"/>
        </table:table-row>
        <table:table-row table:style-name="ro1">
          <table:table-cell office:value-type="string">
            <text:p>CPU001</text:p>
          </table:table-cell>
          <table:table-cell table:style-name="ce10" office:value-type="float" office:value="1.325">
            <text:p>1.3</text:p>
          </table:table-cell>
          <table:table-cell table:style-name="ce10" office:value-type="float" office:value="0.65">
            <text:p>0.7</text:p>
          </table:table-cell>
          <table:table-cell table:style-name="ce10" office:value-type="float" office:value="0.275">
            <text:p>0.3</text:p>
          </table:table-cell>
          <table:table-cell table:style-name="ce10" office:value-type="float" office:value="97.775">
            <text:p>97.8</text:p>
          </table:table-cell>
          <table:table-cell table:number-columns-repeated="1019"/>
        </table:table-row>
        <table:table-row table:style-name="ro1">
          <table:table-cell office:value-type="string">
            <text:p>CPU002</text:p>
          </table:table-cell>
          <table:table-cell table:style-name="ce10" office:value-type="float" office:value="1.075">
            <text:p>1.1</text:p>
          </table:table-cell>
          <table:table-cell table:style-name="ce10" office:value-type="float" office:value="0.275">
            <text:p>0.3</text:p>
          </table:table-cell>
          <table:table-cell table:style-name="ce10" office:value-type="float" office:value="0.175">
            <text:p>0.2</text:p>
          </table:table-cell>
          <table:table-cell table:style-name="ce10" office:value-type="float" office:value="98.475">
            <text:p>98.5</text:p>
          </table:table-cell>
          <table:table-cell table:number-columns-repeated="1019"/>
        </table:table-row>
        <table:table-row table:style-name="ro1">
          <table:table-cell office:value-type="string">
            <text:p>CPU003</text:p>
          </table:table-cell>
          <table:table-cell table:style-name="ce10" office:value-type="float" office:value="1.25">
            <text:p>1.3</text:p>
          </table:table-cell>
          <table:table-cell table:style-name="ce10" office:value-type="float" office:value="0.2">
            <text:p>0.2</text:p>
          </table:table-cell>
          <table:table-cell table:style-name="ce10" office:value-type="float" office:value="0.275">
            <text:p>0.3</text:p>
          </table:table-cell>
          <table:table-cell table:style-name="ce10" office:value-type="float" office:value="98.3">
            <text:p>98.3</text:p>
          </table:table-cell>
          <table:table-cell table:number-columns-repeated="1019"/>
        </table:table-row>
        <table:table-row table:style-name="ro1">
          <table:table-cell office:value-type="string">
            <text:p>CPU004</text:p>
          </table:table-cell>
          <table:table-cell table:style-name="ce10" office:value-type="float" office:value="1.025">
            <text:p>1.0</text:p>
          </table:table-cell>
          <table:table-cell table:style-name="ce10" office:value-type="float" office:value="0.275">
            <text:p>0.3</text:p>
          </table:table-cell>
          <table:table-cell table:style-name="ce10" office:value-type="float" office:value="1.75">
            <text:p>1.8</text:p>
          </table:table-cell>
          <table:table-cell table:style-name="ce10" office:value-type="float" office:value="96.975">
            <text:p>97.0</text:p>
          </table:table-cell>
          <table:table-cell table:number-columns-repeated="1019"/>
        </table:table-row>
        <table:table-row table:style-name="ro1">
          <table:table-cell/>
          <table:table-cell>
            <draw:frame table:end-cell-address="CPU_SUMM.U32" table:end-x="0.474in" table:end-y="0.002in" draw:z-index="0" draw:name="Chart 1" draw:style-name="gr1" svg:width="14.0496in" svg:height="5.0524in" svg:x="0.0299in" svg:y="0.0039in">
              <draw:object draw:notify-on-update-of-ranges="CPU_SUMM.A2:CPU_SUMM.A5 CPU_SUMM.B1:CPU_SUMM.B1 CPU_SUMM.B2:CPU_SUMM.B5 CPU_SUMM.C1:CPU_SUMM.C1 CPU_SUMM.C2:CPU_SUMM.C5 CPU_SUMM.D1:CPU_SUMM.D1 CPU_SUMM.D2:CPU_SUMM.D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_SUMM" table:style-name="ta7" table:print="false">
        <table:table-column table:style-name="co1" table:default-cell-style-name="Excel_20_Built-in_20_Normal"/>
        <table:table-column table:style-name="co9" table:number-columns-repeated="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office:value-type="string">
            <text:p>Disk total KB/s JMeter_Test_20_Threads</text:p>
          </table:table-cell>
          <table:table-cell office:value-type="string">
            <text:p>Disk Read KB/s</text:p>
          </table:table-cell>
          <table:table-cell office:value-type="string">
            <text:p>Disk Write KB/s</text:p>
          </table:table-cell>
          <table:table-cell office:value-type="string">
            <text:p>IO/sec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46.2">
            <text:p>46.2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office:value-type="float" office:value="0">
            <text:p>0</text:p>
          </table:table-cell>
          <table:table-cell office:value-type="float" office:value="7.8">
            <text:p>7.8</text:p>
          </table:table-cell>
          <table:table-cell office:value-type="float" office:value="1.2">
            <text:p>1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_SUMM.T33" table:end-x="0.6197in" table:end-y="0.0035in" draw:z-index="0" draw:name="Chart 1" draw:style-name="gr1" svg:width="14.0118in" svg:height="5.0539in" svg:x="0.0299in" svg:y="0.0043in">
              <draw:object draw:notify-on-update-of-ranges="DISK_SUMM.A2:DISK_SUMM.A5 DISK_SUMM.B1:DISK_SUMM.B1 DISK_SUMM.B2:DISK_SUMM.B5 DISK_SUMM.C1:DISK_SUMM.C1 DISK_SUMM.C2:DISK_SUMM.C5 DISK_SUMM.D2:DISK_SUMM.D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11" table:formula="of:=AVERAGE([.C2:.C5])" office:value-type="float" office:value="89.7">
            <text:p>89.7</text:p>
          </table:table-cell>
          <table:table-cell table:style-name="ce11" table:formula="of:=AVERAGE([.D2:.D5])" office:value-type="float" office:value="12">
            <text:p>12.0</text:p>
          </table:table-cell>
          <table:table-cell table:number-columns-repeated="1020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246.102229654404">
            <text:p>246.1</text:p>
          </table:table-cell>
          <table:table-cell table:style-name="ce11" table:formula="of:=IF([.D7]=0;0;MAX(SUMPRODUCT([.D2:.D5];[.D2:.D5])/SUM([.D2:.D5])-[.D7];0))" office:value-type="float" office:value="32.505">
            <text:p>32.5</text:p>
          </table:table-cell>
          <table:table-cell table:number-columns-repeated="1020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11.1977703455964">
            <text:p>11.2</text:p>
          </table:table-cell>
          <table:table-cell table:style-name="ce11" table:formula="of:=ABS(MAX([.D2:.D5])-[.D7]-[.D8])" office:value-type="float" office:value="1.69500000000001">
            <text:p>1.7</text:p>
          </table:table-cell>
          <table:table-cell table:number-columns-repeated="1020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DISK_SUMM.T59" table:end-x="0.6197in" table:end-y="0.0165in" draw:z-index="1" draw:name="Chart 2" draw:style-name="gr1" svg:width="14.0118in" svg:height="5.0524in" svg:x="0.0299in" svg:y="0.0189in">
              <draw:object draw:notify-on-update-of-ranges="DISK_SUMM.B1:DISK_SUMM.D1 DISK_SUMM.A7:DISK_SUMM.A7 DISK_SUMM.B7:DISK_SUMM.D7 DISK_SUMM.A8:DISK_SUMM.A8 DISK_SUMM.B8:DISK_SUMM.D8 DISK_SUMM.A9:DISK_SUMM.A9 DISK_SUMM.B9:DISK_SUMM.D9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SIZE" table:style-name="ta8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Block Size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table:number-columns-repeated="2" office:value-type="float" office:value="6.7">
            <text:p>6.7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3.4">
            <text:p>13.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table:number-columns-repeated="2" office:value-type="float" office:value="7.5">
            <text:p>7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5">
            <text:p>15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table:number-columns-repeated="2" office:value-type="float" office:value="6.4">
            <text:p>6.4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2.8">
            <text:p>12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5.15">
            <text:p>5.2</text:p>
            <draw:frame table:end-cell-address="DISKBSIZE.V33" table:end-x="0.328in" table:end-y="0.0035in" draw:z-index="0" draw:name="Chart 1" draw:style-name="gr1" svg:width="14.0177in" svg:height="5.0539in" svg:x="0.0299in" svg:y="0.0043in">
              <draw:object draw:notify-on-update-of-ranges="DISKBSIZE.B1:DISKBSIZE.F1 DISKBSIZE.B7:DISKBSIZE.F7 DISKBSIZE.B8:DISKBSIZE.F8 DISKBSIZE.B9:DISKBSIZE.F9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11" table:formula="of:=AVERAGE([.C2:.C5])" office:value-type="float" office:value="5.15">
            <text:p>5.2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.74805825242718">
            <text:p>1.7</text:p>
          </table:table-cell>
          <table:table-cell table:style-name="ce11" table:formula="of:=IF([.C7]=0;0;MAX(SUMPRODUCT([.C2:.C5];[.C2:.C5])/SUM([.C2:.C5])-[.C7];0))" office:value-type="float" office:value="1.74805825242718">
            <text:p>1.7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601941747572815">
            <text:p>0.6</text:p>
          </table:table-cell>
          <table:table-cell table:style-name="ce11" table:formula="of:=ABS(MAX([.C2:.C5])-[.C7]-[.C8])" office:value-type="float" office:value="0.601941747572815">
            <text:p>0.6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6.89805825242719">
            <text:p>6.9</text:p>
          </table:table-cell>
          <table:table-cell table:style-name="ce11" table:formula="of:=[.C7]+ [.C8]" office:value-type="float" office:value="6.89805825242719">
            <text:p>6.9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SIZE.V59" table:end-x="0.328in" table:end-y="0.0165in" draw:z-index="1" draw:name="Chart 2" draw:style-name="gr1" svg:width="14.0177in" svg:height="5.0524in" svg:x="0.0299in" svg:y="0.0189in">
              <draw:object draw:notify-on-update-of-ranges="DISKBSIZE.A2:DISKBSIZE.A5 DISKBSIZE.B1:DISKBSIZE.B1 DISKBSIZE.B2:DISKBSIZE.B5 DISKBSIZE.C1:DISKBSIZE.C1 DISKBSIZE.C2:DISKBSIZE.C5 DISKBSIZE.D1:DISKBSIZE.D1 DISKBSIZE.D2:DISKBSIZE.D5 DISKBSIZE.E1:DISKBSIZE.E1 DISKBSIZE.E2:DISKBSIZE.E5 DISKBSIZE.F1:DISKBSIZE.F1 DISKBSIZE.F2:DISKBSIZE.F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BUSY" table:style-name="ta9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%Busy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table:number-columns-repeated="2" office:value-type="float" office:value="8.3">
            <text:p>8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6.6">
            <text:p>16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2.075">
            <text:p>2.1</text:p>
            <draw:frame table:end-cell-address="DISKBUSY.V33" table:end-x="0.328in" table:end-y="0.0035in" draw:z-index="0" draw:name="Chart 1" draw:style-name="gr1" svg:width="14.0177in" svg:height="5.0539in" svg:x="0.0299in" svg:y="0.0043in">
              <draw:object draw:notify-on-update-of-ranges="DISKBUSY.B1:DISKBUSY.F1 DISKBUSY.B7:DISKBUSY.F7 DISKBUSY.B8:DISKBUSY.F8 DISKBUSY.B9:DISKBUSY.F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ce11" table:formula="of:=AVERAGE([.C2:.C5])" office:value-type="float" office:value="2.075">
            <text:p>2.1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6.225">
            <text:p>6.2</text:p>
          </table:table-cell>
          <table:table-cell table:style-name="ce11" table:formula="of:=IF([.C7]=0;0;MAX(SUMPRODUCT([.C2:.C5];[.C2:.C5])/SUM([.C2:.C5])-[.C7];0))" office:value-type="float" office:value="6.225">
            <text:p>6.2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8.3">
            <text:p>8.3</text:p>
          </table:table-cell>
          <table:table-cell table:style-name="ce11" table:formula="of:=[.C7]+ [.C8]" office:value-type="float" office:value="8.3">
            <text:p>8.3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BUSY.V59" table:end-x="0.328in" table:end-y="0.0165in" draw:z-index="1" draw:name="Chart 2" draw:style-name="gr1" svg:width="14.0177in" svg:height="5.0524in" svg:x="0.0299in" svg:y="0.0189in">
              <draw:object draw:notify-on-update-of-ranges="DISKBUSY.A2:DISKBUSY.A5 DISKBUSY.B1:DISKBUSY.B1 DISKBUSY.B2:DISKBUSY.B5 DISKBUSY.C1:DISKBUSY.C1 DISKBUSY.C2:DISKBUSY.C5 DISKBUSY.D1:DISKBUSY.D1 DISKBUSY.D2:DISKBUSY.D5 DISKBUSY.E1:DISKBUSY.E1 DISKBUSY.E2:DISKBUSY.E5 DISKBUSY.F1:DISKBUSY.F1 DISKBUSY.F2:DISKBUSY.F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READ" table:style-name="ta10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Read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DISKREAD.V33" table:end-x="0.328in" table:end-y="0.0035in" draw:z-index="0" draw:name="Chart 1" draw:style-name="gr1" svg:width="14.0177in" svg:height="5.0539in" svg:x="0.0299in" svg:y="0.0043in">
              <draw:object draw:notify-on-update-of-ranges="DISKREAD.B1:DISKREAD.F1 DISKREAD.B7:DISKREAD.F7 DISKREAD.B8:DISKREAD.F8 DISKREAD.B9:DISKREAD.F9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0">
            <text:p>0.0</text:p>
          </table:table-cell>
          <table:table-cell table:style-name="ce11" table:formula="of:=[.C7]+ [.C8]" office:value-type="float" office:value="0">
            <text:p>0.0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READ.V59" table:end-x="0.328in" table:end-y="0.0165in" draw:z-index="1" draw:name="Chart 2" draw:style-name="gr1" svg:width="14.0177in" svg:height="5.0524in" svg:x="0.0299in" svg:y="0.0189in">
              <draw:object draw:notify-on-update-of-ranges="DISKREAD.A2:DISKREAD.A5 DISKREAD.B1:DISKREAD.B1 DISKREAD.B2:DISKREAD.B5 DISKREAD.C1:DISKREAD.C1 DISKREAD.C2:DISKREAD.C5 DISKREAD.D1:DISKREAD.D1 DISKREAD.D2:DISKREAD.D5 DISKREAD.E1:DISKREAD.E1 DISKREAD.E2:DISKREAD.E5 DISKREAD.F1:DISKREAD.F1 DISKREAD.F2:DISKREAD.F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WRITE" table:style-name="ta11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Write KB/s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">
            <text:p>4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table:number-columns-repeated="2" office:value-type="float" office:value="173.5">
            <text:p>173.5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347">
            <text:p>347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table:number-columns-repeated="2" office:value-type="float" office:value="3.9">
            <text:p>3.9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7.8">
            <text:p>7.8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4.85">
            <text:p>44.9</text:p>
            <draw:frame table:end-cell-address="DISKWRITE.V33" table:end-x="0.328in" table:end-y="0.0035in" draw:z-index="0" draw:name="Chart 1" draw:style-name="gr1" svg:width="14.0177in" svg:height="5.0539in" svg:x="0.0299in" svg:y="0.0043in">
              <draw:object draw:notify-on-update-of-ranges="DISKWRITE.B1:DISKWRITE.F1 DISKWRITE.B7:DISKWRITE.F7 DISKWRITE.B8:DISKWRITE.F8 DISKWRITE.B9:DISKWRITE.F9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style-name="ce11" table:formula="of:=AVERAGE([.C2:.C5])" office:value-type="float" office:value="44.85">
            <text:p>44.9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23.051114827202">
            <text:p>123.1</text:p>
          </table:table-cell>
          <table:table-cell table:style-name="ce11" table:formula="of:=IF([.C7]=0;0;MAX(SUMPRODUCT([.C2:.C5];[.C2:.C5])/SUM([.C2:.C5])-[.C7];0))" office:value-type="float" office:value="123.051114827202">
            <text:p>123.1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5.59888517279822">
            <text:p>5.6</text:p>
          </table:table-cell>
          <table:table-cell table:style-name="ce11" table:formula="of:=ABS(MAX([.C2:.C5])-[.C7]-[.C8])" office:value-type="float" office:value="5.59888517279822">
            <text:p>5.6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167.901114827202">
            <text:p>167.9</text:p>
          </table:table-cell>
          <table:table-cell table:style-name="ce11" table:formula="of:=[.C7]+ [.C8]" office:value-type="float" office:value="167.901114827202">
            <text:p>167.9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WRITE.V59" table:end-x="0.328in" table:end-y="0.0165in" draw:z-index="1" draw:name="Chart 2" draw:style-name="gr1" svg:width="14.0177in" svg:height="5.0524in" svg:x="0.0299in" svg:y="0.0189in">
              <draw:object draw:notify-on-update-of-ranges="DISKWRITE.A2:DISKWRITE.A5 DISKWRITE.B1:DISKWRITE.B1 DISKWRITE.B2:DISKWRITE.B5 DISKWRITE.C1:DISKWRITE.C1 DISKWRITE.C2:DISKWRITE.C5 DISKWRITE.D1:DISKWRITE.D1 DISKWRITE.D2:DISKWRITE.D5 DISKWRITE.E1:DISKWRITE.E1 DISKWRITE.E2:DISKWRITE.E5 DISKWRITE.F1:DISKWRITE.F1 DISKWRITE.F2:DISKWRITE.F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KXFER" table:style-name="ta12" table:print="false">
        <table:table-column table:style-name="co1" table:default-cell-style-name="Excel_20_Built-in_20_Normal"/>
        <table:table-column table:style-name="co10" table:number-columns-repeated="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isk transfers per second JMeter_Test_20_Threads</text:p>
          </table:table-cell>
          <table:table-cell office:value-type="string">
            <text:p>sda</text:p>
          </table:table-cell>
          <table:table-cell office:value-type="string">
            <text:p>sda1</text:p>
          </table:table-cell>
          <table:table-cell office:value-type="string">
            <text:p>sda2</text:p>
          </table:table-cell>
          <table:table-cell office:value-type="string">
            <text:p>sda5</text:p>
          </table:table-cell>
          <table:table-cell office:value-type="string">
            <text:p>sr0</text:p>
          </table:table-cell>
          <table:table-cell table:number-columns-repeated="249"/>
          <table:table-cell office:value-type="string">
            <text:p>Totals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table:number-columns-repeated="5" office:value-type="float" office:value="0">
            <text:p>0</text:p>
          </table:table-cell>
          <table:table-cell table:number-columns-repeated="249"/>
          <table:table-cell office:value-type="float" office:value="0">
            <text:p>0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table:number-columns-repeated="2" office:value-type="float" office:value="0.3">
            <text:p>0.3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0.6">
            <text:p>0.6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table:number-columns-repeated="2" office:value-type="float" office:value="23.1">
            <text:p>23.1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46.2">
            <text:p>46.2</text:p>
          </table:table-cell>
          <table:table-cell table:number-columns-repeated="768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table:number-columns-repeated="2" office:value-type="float" office:value="0.6">
            <text:p>0.6</text:p>
          </table:table-cell>
          <table:table-cell table:number-columns-repeated="3" office:value-type="float" office:value="0">
            <text:p>0</text:p>
          </table:table-cell>
          <table:table-cell table:number-columns-repeated="249"/>
          <table:table-cell office:value-type="float" office:value="1.2">
            <text:p>1.2</text:p>
          </table:table-cell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6">
            <text:p>6.0</text:p>
            <draw:frame table:end-cell-address="DISKXFER.V33" table:end-x="0.328in" table:end-y="0.0035in" draw:z-index="0" draw:name="Chart 1" draw:style-name="gr1" svg:width="14.0177in" svg:height="5.0539in" svg:x="0.0299in" svg:y="0.0043in">
              <draw:object draw:notify-on-update-of-ranges="DISKXFER.B1:DISKXFER.F1 DISKXFER.B7:DISKXFER.F7 DISKXFER.B8:DISKXFER.F8 DISKXFER.B9:DISKXFER.F9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style-name="ce11" table:formula="of:=AVERAGE([.C2:.C5])" office:value-type="float" office:value="6">
            <text:p>6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16.2525">
            <text:p>16.3</text:p>
          </table:table-cell>
          <table:table-cell table:style-name="ce11" table:formula="of:=IF([.C7]=0;0;MAX(SUMPRODUCT([.C2:.C5];[.C2:.C5])/SUM([.C2:.C5])-[.C7];0))" office:value-type="float" office:value="16.2525">
            <text:p>16.3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.847500000000004">
            <text:p>0.8</text:p>
          </table:table-cell>
          <table:table-cell table:style-name="ce11" table:formula="of:=ABS(MAX([.C2:.C5])-[.C7]-[.C8])" office:value-type="float" office:value="0.847500000000004">
            <text:p>0.8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number-columns-repeated="1018"/>
        </table:table-row>
        <table:table-row table:style-name="ro1">
          <table:table-cell office:value-type="string">
            <text:p>SortKey</text:p>
          </table:table-cell>
          <table:table-cell table:style-name="ce11" table:formula="of:=[.B7]+ [.B8]" office:value-type="float" office:value="22.2525">
            <text:p>22.3</text:p>
          </table:table-cell>
          <table:table-cell table:style-name="ce11" table:formula="of:=[.C7]+ [.C8]" office:value-type="float" office:value="22.2525">
            <text:p>22.3</text:p>
          </table:table-cell>
          <table:table-cell table:style-name="ce11" table:formula="of:=[.D7]+ [.D8]" office:value-type="float" office:value="0">
            <text:p>0.0</text:p>
          </table:table-cell>
          <table:table-cell table:style-name="ce11" table:formula="of:=[.E7]+ [.E8]" office:value-type="float" office:value="0">
            <text:p>0.0</text:p>
          </table:table-cell>
          <table:table-cell table:style-name="ce11" table:formula="of:=[.F7]+ [.F8]" office:value-type="float" office:value="0">
            <text:p>0.0</text:p>
          </table:table-cell>
          <table:table-cell table:number-columns-repeated="101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/>
          <table:table-cell>
            <draw:frame table:end-cell-address="DISKXFER.V59" table:end-x="0.328in" table:end-y="0.0165in" draw:z-index="1" draw:name="Chart 2" draw:style-name="gr1" svg:width="14.0177in" svg:height="5.0524in" svg:x="0.0299in" svg:y="0.0189in">
              <draw:object draw:notify-on-update-of-ranges="DISKXFER.A2:DISKXFER.A5 DISKXFER.B1:DISKXFER.B1 DISKXFER.B2:DISKXFER.B5 DISKXFER.C1:DISKXFER.C1 DISKXFER.C2:DISKXFER.C5 DISKXFER.D1:DISKXFER.D1 DISKXFER.D2:DISKXFER.D5 DISKXFER.E1:DISKXFER.E1 DISKXFER.E2:DISKXFER.E5 DISKXFER.F1:DISKXFER.F1 DISKXFER.F2:DISKXFER.F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FSFILE" table:style-name="ta1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JFS Filespace %Used ubuntuServer</text:p>
          </table:table-cell>
          <table:table-cell office:value-type="string">
            <text:p>/</text:p>
          </table:table-cell>
          <table:table-cell office:value-type="string">
            <text:p>/dev</text:p>
          </table:table-cell>
          <table:table-cell office:value-type="string">
            <text:p>/dev/shm</text:p>
          </table:table-cell>
          <table:table-cell office:value-type="string">
            <text:p>/var/run</text:p>
          </table:table-cell>
          <table:table-cell office:value-type="string">
            <text:p>/var/lock</text:p>
          </table:table-cell>
          <table:table-cell office:value-type="string">
            <text:p>/var/lib/ureadahead/debugfs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office:value-type="float" office:value="43.1">
            <text:p>43.1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office:value-type="float" office:value="43.1">
            <text:p>43.1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office:value-type="float" office:value="43.1">
            <text:p>43.1</text:p>
          </table:table-cell>
          <table:table-cell table:number-columns-repeated="1017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office:value-type="float" office:value="43.1">
            <text:p>43.1</text:p>
          </table:table-cell>
          <table:table-cell table:number-columns-repeated="4" office:value-type="float" office:value="0">
            <text:p>0</text:p>
          </table:table-cell>
          <table:table-cell office:value-type="float" office:value="43.1">
            <text:p>43.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43.1">
            <text:p>43.1</text:p>
            <draw:frame table:end-cell-address="JFSFILE.U33" table:end-x="0.474in" table:end-y="0.0035in" draw:z-index="0" draw:name="Chart 1" draw:style-name="gr1" svg:width="14.0496in" svg:height="5.0539in" svg:x="0.0299in" svg:y="0.0043in">
              <draw:object draw:notify-on-update-of-ranges="JFSFILE.B1:JFSFILE.G1 JFSFILE.A7:JFSFILE.A7 JFSFILE.B7:JFSFILE.G7 JFSFILE.A8:JFSFILE.A8 JFSFILE.B8:JFSFILE.G8 JFSFILE.A9:JFSFILE.A9 JFSFILE.B9:JFSFILE.G9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style-name="ce11" table:formula="of:=AVERAGE([.C2:.C5])" office:value-type="float" office:value="0">
            <text:p>0.0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0">
            <text:p>0.0</text:p>
          </table:table-cell>
          <table:table-cell table:style-name="ce11" table:formula="of:=AVERAGE([.F2:.F5])" office:value-type="float" office:value="0">
            <text:p>0.0</text:p>
          </table:table-cell>
          <table:table-cell table:style-name="ce11" table:formula="of:=AVERAGE([.G2:.G5])" office:value-type="float" office:value="43.1">
            <text:p>43.1</text:p>
          </table:table-cell>
          <table:table-cell table:number-columns-repeated="1017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0">
            <text:p>0.0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0">
            <text:p>0.0</text:p>
          </table:table-cell>
          <table:table-cell table:style-name="ce11" table:formula="of:=IF([.F7]=0;0;MAX(SUMPRODUCT([.F2:.F5];[.F2:.F5])/SUM([.F2:.F5])-[.F7];0))" office:value-type="float" office:value="0">
            <text:p>0.0</text:p>
          </table:table-cell>
          <table:table-cell table:style-name="ce11" table:formula="of:=IF([.G7]=0;0;MAX(SUMPRODUCT([.G2:.G5];[.G2:.G5])/SUM([.G2:.G5])-[.G7];0))" office:value-type="float" office:value="0">
            <text:p>0.0</text:p>
          </table:table-cell>
          <table:table-cell table:number-columns-repeated="1017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0">
            <text:p>0.0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">
            <text:p>0.0</text:p>
          </table:table-cell>
          <table:table-cell table:style-name="ce11" table:formula="of:=ABS(MAX([.F2:.F5])-[.F7]-[.F8])" office:value-type="float" office:value="0">
            <text:p>0.0</text:p>
          </table:table-cell>
          <table:table-cell table:style-name="ce11" table:formula="of:=ABS(MAX([.G2:.G5])-[.G7]-[.G8])" office:value-type="float" office:value="0">
            <text:p>0.0</text:p>
          </table:table-cell>
          <table:table-cell table:number-columns-repeated="1017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" table:style-name="ta14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4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1" table:number-columns-repeated="1009" table:default-cell-style-name="Excel_20_Built-in_20_Normal"/>
        <table:table-row table:style-name="ro1">
          <table:table-cell office:value-type="string">
            <text:p>Memory MB JMeter_Test_20_Threads</text:p>
          </table:table-cell>
          <table:table-cell office:value-type="string">
            <text:p>memtotal</text:p>
          </table:table-cell>
          <table:table-cell office:value-type="string">
            <text:p>hightotal</text:p>
          </table:table-cell>
          <table:table-cell office:value-type="string">
            <text:p>lowtotal</text:p>
          </table:table-cell>
          <table:table-cell office:value-type="string">
            <text:p>swaptotal</text:p>
          </table:table-cell>
          <table:table-cell office:value-type="string">
            <text:p>memfree</text:p>
          </table:table-cell>
          <table:table-cell office:value-type="string">
            <text:p>highfree</text:p>
          </table:table-cell>
          <table:table-cell office:value-type="string">
            <text:p>lowfree</text:p>
          </table:table-cell>
          <table:table-cell office:value-type="string">
            <text:p>swapfree</text:p>
          </table:table-cell>
          <table:table-cell office:value-type="string">
            <text:p>memshared</text:p>
          </table:table-cell>
          <table:table-cell office:value-type="string">
            <text:p>cached</text:p>
          </table:table-cell>
          <table:table-cell office:value-type="string">
            <text:p>active</text:p>
          </table:table-cell>
          <table:table-cell office:value-type="string">
            <text:p>bigfree</text:p>
          </table:table-cell>
          <table:table-cell office:value-type="string">
            <text:p>buffers</text:p>
          </table:table-cell>
          <table:table-cell office:value-type="string">
            <text:p>swapcached</text:p>
          </table:table-cell>
          <table:table-cell office:value-type="string">
            <text:p>inactive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80.2">
            <text:p>2380.2</text:p>
          </table:table-cell>
          <table:table-cell office:value-type="float" office:value="1766.4">
            <text:p>1766.4</text:p>
          </table:table-cell>
          <table:table-cell office:value-type="float" office:value="613.8">
            <text:p>613.8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03.3">
            <text:p>903.3</text:p>
          </table:table-cell>
          <table:table-cell office:value-type="float" office:value="1216.9">
            <text:p>1216.9</text:p>
          </table:table-cell>
          <table:table-cell office:value-type="float" office:value="-1">
            <text:p>-1</text:p>
          </table:table-cell>
          <table:table-cell office:value-type="float" office:value="157.6">
            <text:p>157.6</text:p>
          </table:table-cell>
          <table:table-cell office:value-type="float" office:value="0">
            <text:p>0</text:p>
          </table:table-cell>
          <table:table-cell office:value-type="float" office:value="369.8">
            <text:p>369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79.9">
            <text:p>2379.9</text:p>
          </table:table-cell>
          <table:table-cell office:value-type="float" office:value="1766.3">
            <text:p>1766.3</text:p>
          </table:table-cell>
          <table:table-cell office:value-type="float" office:value="613.6">
            <text:p>613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03.3">
            <text:p>903.3</text:p>
          </table:table-cell>
          <table:table-cell office:value-type="float" office:value="1216.8">
            <text:p>1216.8</text:p>
          </table:table-cell>
          <table:table-cell office:value-type="float" office:value="-1">
            <text:p>-1</text:p>
          </table:table-cell>
          <table:table-cell office:value-type="float" office:value="157.6">
            <text:p>157.6</text:p>
          </table:table-cell>
          <table:table-cell office:value-type="float" office:value="0">
            <text:p>0</text:p>
          </table:table-cell>
          <table:table-cell office:value-type="float" office:value="369.8">
            <text:p>369.8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85.9">
            <text:p>2385.9</text:p>
          </table:table-cell>
          <table:table-cell office:value-type="float" office:value="1772.3">
            <text:p>1772.3</text:p>
          </table:table-cell>
          <table:table-cell office:value-type="float" office:value="613.6">
            <text:p>613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03.3">
            <text:p>903.3</text:p>
          </table:table-cell>
          <table:table-cell office:value-type="float" office:value="1210.6">
            <text:p>1210.6</text:p>
          </table:table-cell>
          <table:table-cell office:value-type="float" office:value="-1">
            <text:p>-1</text:p>
          </table:table-cell>
          <table:table-cell office:value-type="float" office:value="157.7">
            <text:p>157.7</text:p>
          </table:table-cell>
          <table:table-cell office:value-type="float" office:value="0">
            <text:p>0</text:p>
          </table:table-cell>
          <table:table-cell office:value-type="float" office:value="369.5">
            <text:p>369.5</text:p>
          </table:table-cell>
          <table:table-cell table:number-columns-repeated="1008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office:value-type="float" office:value="4026.9">
            <text:p>4026.9</text:p>
          </table:table-cell>
          <table:table-cell office:value-type="float" office:value="3200">
            <text:p>3200</text:p>
          </table:table-cell>
          <table:table-cell office:value-type="float" office:value="826.9">
            <text:p>826.9</text:p>
          </table:table-cell>
          <table:table-cell office:value-type="float" office:value="398">
            <text:p>398</text:p>
          </table:table-cell>
          <table:table-cell office:value-type="float" office:value="2385.9">
            <text:p>2385.9</text:p>
          </table:table-cell>
          <table:table-cell office:value-type="float" office:value="1772.3">
            <text:p>1772.3</text:p>
          </table:table-cell>
          <table:table-cell office:value-type="float" office:value="613.6">
            <text:p>613.6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903.3">
            <text:p>903.3</text:p>
          </table:table-cell>
          <table:table-cell office:value-type="float" office:value="1210.6">
            <text:p>1210.6</text:p>
          </table:table-cell>
          <table:table-cell office:value-type="float" office:value="-1">
            <text:p>-1</text:p>
          </table:table-cell>
          <table:table-cell office:value-type="float" office:value="157.7">
            <text:p>157.7</text:p>
          </table:table-cell>
          <table:table-cell office:value-type="float" office:value="0">
            <text:p>0</text:p>
          </table:table-cell>
          <table:table-cell office:value-type="float" office:value="369.5">
            <text:p>369.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MEM.V33" table:end-x="0.1303in" table:end-y="0.0035in" draw:z-index="0" draw:name="Chart 1" draw:style-name="gr1" svg:width="13.9429in" svg:height="5.0539in" svg:x="0.0299in" svg:y="0.0043in">
              <draw:object draw:notify-on-update-of-ranges="MEM.A2:MEM.A5 MEM.F1:MEM.F1 MEM.F2:MEM.F5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MEM.V59" table:end-x="0.1303in" table:end-y="0.0165in" draw:z-index="1" draw:name="Chart 2" draw:style-name="gr1" svg:width="13.9429in" svg:height="5.0524in" svg:x="0.0299in" svg:y="0.0189in">
              <draw:object draw:notify-on-update-of-ranges="MEM.A2:MEM.A5 MEM.B1:MEM.B1 MEM.B2:MEM.B5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" table:style-name="ta15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I/O JMeter_Test_20_Threads (KB/s)</text:p>
          </table:table-cell>
          <table:table-cell office:value-type="string">
            <text:p>lo-read</text:p>
          </table:table-cell>
          <table:table-cell office:value-type="string">
            <text:p>eth0-read</text:p>
          </table:table-cell>
          <table:table-cell office:value-type="string">
            <text:p>lo-write</text:p>
          </table:table-cell>
          <table:table-cell office:value-type="string">
            <text:p>eth0-write</text:p>
          </table:table-cell>
          <table:table-cell office:value-type="string">
            <text:p>lo-total</text:p>
          </table:table-cell>
          <table:table-cell office:value-type="string">
            <text:p>eth0-total</text:p>
          </table:table-cell>
          <table:table-cell office:value-type="string">
            <text:p>Total-Read</text:p>
          </table:table-cell>
          <table:table-cell office:value-type="string">
            <text:p>Total-Write (-ve)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office:value-type="float" office:value="0">
            <text:p>0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-0.2">
            <text:p>-0.2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office:value-type="float" office:value="0">
            <text:p>0</text:p>
          </table:table-cell>
          <table:table-cell office:value-type="float" office:value="7.9">
            <text:p>7.9</text:p>
          </table:table-cell>
          <table:table-cell office:value-type="float" office:value="0">
            <text:p>0</text:p>
          </table:table-cell>
          <table:table-cell office:value-type="float" office:value="88.5">
            <text:p>88.5</text:p>
          </table:table-cell>
          <table:table-cell office:value-type="float" office:value="0">
            <text:p>0</text:p>
          </table:table-cell>
          <table:table-cell office:value-type="float" office:value="96.4">
            <text:p>96.4</text:p>
          </table:table-cell>
          <table:table-cell office:value-type="float" office:value="7.9">
            <text:p>7.9</text:p>
          </table:table-cell>
          <table:table-cell office:value-type="float" office:value="-88.5">
            <text:p>-88.5</text:p>
          </table:table-cell>
          <table:table-cell table:number-columns-repeated="1015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.U33" table:end-x="0.474in" table:end-y="0.0035in" draw:z-index="0" draw:name="Chart 1" draw:style-name="gr1" svg:width="14.0496in" svg:height="5.0539in" svg:x="0.0299in" svg:y="0.0043in">
              <draw:object draw:notify-on-update-of-ranges="NET.A2:NET.A5 NET.I1:NET.I1 NET.I2:NET.I5 NET.H1:NET.H1 NET.H2:NET.H5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style-name="ce11" table:formula="of:=AVERAGE([.C2:.C5])" office:value-type="float" office:value="2.5">
            <text:p>2.5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22.175">
            <text:p>22.2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3.896">
            <text:p>3.9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66.1259019165727">
            <text:p>66.1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1.504">
            <text:p>1.5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0.199098083427288">
            <text:p>0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.U59" table:end-x="0.474in" table:end-y="0.0165in" draw:z-index="1" draw:name="Chart 2" draw:style-name="gr1" svg:width="14.0496in" svg:height="5.0524in" svg:x="0.0299in" svg:y="0.0189in">
              <draw:object draw:notify-on-update-of-ranges="NET.B1:NET.E1 NET.A7:NET.A7 NET.B7:NET.E7 NET.A8:NET.A8 NET.B8:NET.E8 NET.A9:NET.A9 NET.B9:NET.E9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NET.U85" table:end-x="0.474in" table:end-y="0.0307in" draw:z-index="2" draw:name="Chart 3" draw:style-name="gr1" svg:width="14.0496in" svg:height="5.0535in" svg:x="0.0299in" svg:y="0.0319in">
              <draw:object draw:notify-on-update-of-ranges="NET.A2:NET.A5 NET.B1:NET.B1 NET.B2:NET.B5 NET.C1:NET.C1 NET.C2:NET.C5 NET.D1:NET.D1 NET.D2:NET.D5 NET.E1:NET.E1 NET.E2:NET.E5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PACKET" table:style-name="ta16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Network Packets JMeter_Test_20_Threads</text:p>
          </table:table-cell>
          <table:table-cell office:value-type="string">
            <text:p>lo-read/s</text:p>
          </table:table-cell>
          <table:table-cell office:value-type="string">
            <text:p>eth0-read/s</text:p>
          </table:table-cell>
          <table:table-cell office:value-type="string">
            <text:p>lo-write/s</text:p>
          </table:table-cell>
          <table:table-cell office:value-type="string">
            <text:p>eth0-write/s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office:value-type="float" office:value="0">
            <text:p>0</text:p>
          </table:table-cell>
          <table:table-cell office:value-type="float" office:value="7.1">
            <text:p>7.1</text:p>
          </table:table-cell>
          <table:table-cell table:number-columns-repeated="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office:value-type="float" office:value="0">
            <text:p>0</text:p>
          </table:table-cell>
          <table:table-cell office:value-type="float" office:value="55.6">
            <text:p>55.6</text:p>
          </table:table-cell>
          <table:table-cell office:value-type="float" office:value="0">
            <text:p>0</text:p>
          </table:table-cell>
          <table:table-cell office:value-type="float" office:value="76.3">
            <text:p>76.3</text:p>
          </table:table-cell>
          <table:table-cell table:number-columns-repeated="1019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office:value-type="float" office:value="0">
            <text:p>0</text:p>
          </table:table-cell>
          <table:table-cell office:value-type="float" office:value="13.6">
            <text:p>13.6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.</text:p>
          </table:table-cell>
          <table:table-cell table:style-name="ce11" table:formula="of:=AVERAGE([.B2:.B5])" office:value-type="float" office:value="0">
            <text:p>0.0</text:p>
            <draw:frame table:end-cell-address="NETPACKET.U33" table:end-x="0.474in" table:end-y="0.0035in" draw:z-index="0" draw:name="Chart 1" draw:style-name="gr1" svg:width="14.0496in" svg:height="5.0539in" svg:x="0.0299in" svg:y="0.0043in">
              <draw:object draw:notify-on-update-of-ranges="NETPACKET.B1:NETPACKET.E1 NETPACKET.A7:NETPACKET.A7 NETPACKET.B7:NETPACKET.E7 NETPACKET.A8:NETPACKET.A8 NETPACKET.B8:NETPACKET.E8 NETPACKET.A9:NETPACKET.A9 NETPACKET.B9:NETPACKET.E9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style-name="ce11" table:formula="of:=AVERAGE([.C2:.C5])" office:value-type="float" office:value="21.8">
            <text:p>21.8</text:p>
          </table:table-cell>
          <table:table-cell table:style-name="ce11" table:formula="of:=AVERAGE([.D2:.D5])" office:value-type="float" office:value="0">
            <text:p>0.0</text:p>
          </table:table-cell>
          <table:table-cell table:style-name="ce11" table:formula="of:=AVERAGE([.E2:.E5])" office:value-type="float" office:value="19.375">
            <text:p>19.4</text:p>
          </table:table-cell>
          <table:table-cell table:number-columns-repeated="1019"/>
        </table:table-row>
        <table:table-row table:style-name="ro1">
          <table:table-cell office:value-type="string">
            <text:p>WAvg.</text:p>
          </table:table-cell>
          <table:table-cell table:style-name="ce11" table:formula="of:=IF([.B7]=0;0;MAX(SUMPRODUCT([.B2:.B5];[.B2:.B5])/SUM([.B2:.B5])-[.B7];0))" office:value-type="float" office:value="0">
            <text:p>0.0</text:p>
          </table:table-cell>
          <table:table-cell table:style-name="ce11" table:formula="of:=IF([.C7]=0;0;MAX(SUMPRODUCT([.C2:.C5];[.C2:.C5])/SUM([.C2:.C5])-[.C7];0))" office:value-type="float" office:value="17.7130733944954">
            <text:p>17.7</text:p>
          </table:table-cell>
          <table:table-cell table:style-name="ce11" table:formula="of:=IF([.D7]=0;0;MAX(SUMPRODUCT([.D2:.D5];[.D2:.D5])/SUM([.D2:.D5])-[.D7];0))" office:value-type="float" office:value="0">
            <text:p>0.0</text:p>
          </table:table-cell>
          <table:table-cell table:style-name="ce11" table:formula="of:=IF([.E7]=0;0;MAX(SUMPRODUCT([.E2:.E5];[.E2:.E5])/SUM([.E2:.E5])-[.E7];0))" office:value-type="float" office:value="55.7551935483871">
            <text:p>55.8</text:p>
          </table:table-cell>
          <table:table-cell table:number-columns-repeated="1019"/>
        </table:table-row>
        <table:table-row table:style-name="ro1">
          <table:table-cell office:value-type="string">
            <text:p>Max.</text:p>
          </table:table-cell>
          <table:table-cell table:style-name="ce11" table:formula="of:=ABS(MAX([.B2:.B5])-[.B7]-[.B8])" office:value-type="float" office:value="0">
            <text:p>0.0</text:p>
          </table:table-cell>
          <table:table-cell table:style-name="ce11" table:formula="of:=ABS(MAX([.C2:.C5])-[.C7]-[.C8])" office:value-type="float" office:value="16.0869266055046">
            <text:p>16.1</text:p>
          </table:table-cell>
          <table:table-cell table:style-name="ce11" table:formula="of:=ABS(MAX([.D2:.D5])-[.D7]-[.D8])" office:value-type="float" office:value="0">
            <text:p>0.0</text:p>
          </table:table-cell>
          <table:table-cell table:style-name="ce11" table:formula="of:=ABS(MAX([.E2:.E5])-[.E7]-[.E8])" office:value-type="float" office:value="1.1698064516129">
            <text:p>1.2</text:p>
          </table:table-cell>
          <table:table-cell table:number-columns-repeated="1019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/>
          <table:table-cell>
            <draw:frame table:end-cell-address="NETPACKET.U59" table:end-x="0.474in" table:end-y="0.0165in" draw:z-index="1" draw:name="Chart 2" draw:style-name="gr1" svg:width="14.0496in" svg:height="5.0524in" svg:x="0.0299in" svg:y="0.0189in">
              <draw:object draw:notify-on-update-of-ranges="NETPACKET.A2:NETPACKET.A5 NETPACKET.B1:NETPACKET.B1 NETPACKET.B2:NETPACKET.B5 NETPACKET.C1:NETPACKET.C1 NETPACKET.C2:NETPACKET.C5 NETPACKET.D1:NETPACKET.D1 NETPACKET.D2:NETPACKET.D5 NETPACKET.E1:NETPACKET.E1 NETPACKET.E2:NETPACKET.E5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C" table:style-name="ta17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rocesses JMeter_Test_20_Threads</text:p>
          </table:table-cell>
          <table:table-cell office:value-type="string">
            <text:p>RunQueue</text:p>
          </table:table-cell>
          <table:table-cell office:value-type="string">
            <text:p>Swap-in</text:p>
          </table:table-cell>
          <table:table-cell office:value-type="string">
            <text:p>pswitch</text:p>
          </table:table-cell>
          <table:table-cell office:value-type="string">
            <text:p>syscall</text:p>
          </table:table-cell>
          <table:table-cell office:value-type="string">
            <text:p>read</text:p>
          </table:table-cell>
          <table:table-cell office:value-type="string">
            <text:p>write</text:p>
          </table:table-cell>
          <table:table-cell office:value-type="string">
            <text:p>fork</text:p>
          </table:table-cell>
          <table:table-cell office:value-type="string">
            <text:p>exec</text:p>
          </table:table-cell>
          <table:table-cell office:value-type="string">
            <text:p>sem</text:p>
          </table:table-cell>
          <table:table-cell office:value-type="string">
            <text:p>msg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27.4">
            <text:p>127.4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354.9">
            <text:p>354.9</text:p>
          </table:table-cell>
          <table:table-cell table:number-columns-repeated="3" office:value-type="float" office:value="-1">
            <text:p>-1</text:p>
          </table:table-cell>
          <table:table-cell office:value-type="float" office:value="0.1">
            <text:p>0.1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30.9">
            <text:p>130.9</text:p>
          </table:table-cell>
          <table:table-cell table:number-columns-repeated="3"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3" office:value-type="float" office:value="-1">
            <text:p>-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PROC.U33" table:end-x="0.474in" table:end-y="0.0035in" draw:z-index="0" draw:name="Chart 1" draw:style-name="gr1" svg:width="14.0496in" svg:height="5.0539in" svg:x="0.0299in" svg:y="0.0043in">
              <draw:object draw:notify-on-update-of-ranges="PROC.A2:PROC.A5 PROC.B1:PROC.B1 PROC.B2:PROC.B5 PROC.C1:PROC.C1 PROC.C2:PROC.C5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59" table:end-x="0.474in" table:end-y="0.0165in" draw:z-index="1" draw:name="Chart 2" draw:style-name="gr1" svg:width="14.0496in" svg:height="5.0524in" svg:x="0.0299in" svg:y="0.0189in">
              <draw:object draw:notify-on-update-of-ranges="PROC.A2:PROC.A5 PROC.D2:PROC.D5 PROC.E2:PROC.E5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PROC.U85" table:end-x="0.474in" table:end-y="0.0307in" draw:z-index="2" draw:name="Chart 3" draw:style-name="gr1" svg:width="14.0496in" svg:height="5.0535in" svg:x="0.0299in" svg:y="0.0319in">
              <draw:object draw:notify-on-update-of-ranges="PROC.A2:PROC.A5 PROC.H2:PROC.H5 PROC.I2:PROC.I5"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" table:style-name="ta18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Paging and Virtual Memory</text:p>
          </table:table-cell>
          <table:table-cell office:value-type="string">
            <text:p>nr_dirty</text:p>
          </table:table-cell>
          <table:table-cell office:value-type="string">
            <text:p>nr_writeback</text:p>
          </table:table-cell>
          <table:table-cell office:value-type="string">
            <text:p>nr_unstable</text:p>
          </table:table-cell>
          <table:table-cell office:value-type="string">
            <text:p>nr_page_table_pages</text:p>
          </table:table-cell>
          <table:table-cell office:value-type="string">
            <text:p>nr_mapped</text:p>
          </table:table-cell>
          <table:table-cell office:value-type="string">
            <text:p>nr_slab</text:p>
          </table:table-cell>
          <table:table-cell office:value-type="string">
            <text:p>pgpgin</text:p>
          </table:table-cell>
          <table:table-cell office:value-type="string">
            <text:p>pgpgout</text:p>
          </table:table-cell>
          <table:table-cell office:value-type="string">
            <text:p>pswpin</text:p>
          </table:table-cell>
          <table:table-cell office:value-type="string">
            <text:p>pswpout</text:p>
          </table:table-cell>
          <table:table-cell office:value-type="string">
            <text:p>pgfree</text:p>
          </table:table-cell>
          <table:table-cell office:value-type="string">
            <text:p>pgactivate</text:p>
          </table:table-cell>
          <table:table-cell office:value-type="string">
            <text:p>pgdeactivate</text:p>
          </table:table-cell>
          <table:table-cell office:value-type="string">
            <text:p>pgfault</text:p>
          </table:table-cell>
          <table:table-cell office:value-type="string">
            <text:p>pgmajfault</text:p>
          </table:table-cell>
          <table:table-cell office:value-type="string">
            <text:p>pginodesteal</text:p>
          </table:table-cell>
          <table:table-cell office:value-type="string">
            <text:p>slabs_scanned</text:p>
          </table:table-cell>
          <table:table-cell office:value-type="string">
            <text:p>kswapd_steal</text:p>
          </table:table-cell>
          <table:table-cell office:value-type="string">
            <text:p>kswapd_inodesteal</text:p>
          </table:table-cell>
          <table:table-cell office:value-type="string">
            <text:p>pageoutrun</text:p>
          </table:table-cell>
          <table:table-cell office:value-type="string">
            <text:p>allocstall</text:p>
          </table:table-cell>
          <table:table-cell office:value-type="string">
            <text:p>pgrotated</text:p>
          </table:table-cell>
          <table:table-cell office:value-type="string">
            <text:p>pgalloc_high</text:p>
          </table:table-cell>
          <table:table-cell office:value-type="string">
            <text:p>pgalloc_normal</text:p>
          </table:table-cell>
          <table:table-cell office:value-type="string">
            <text:p>pgalloc_dma</text:p>
          </table:table-cell>
          <table:table-cell office:value-type="string">
            <text:p>pgrefill_high</text:p>
          </table:table-cell>
          <table:table-cell office:value-type="string">
            <text:p>pgrefill_normal</text:p>
          </table:table-cell>
          <table:table-cell office:value-type="string">
            <text:p>pgrefill_dma</text:p>
          </table:table-cell>
          <table:table-cell office:value-type="string">
            <text:p>pgsteal_high</text:p>
          </table:table-cell>
          <table:table-cell office:value-type="string">
            <text:p>pgsteal_normal</text:p>
          </table:table-cell>
          <table:table-cell office:value-type="string">
            <text:p>pgsteal_dma</text:p>
          </table:table-cell>
          <table:table-cell office:value-type="string">
            <text:p>pgscan_kswapd_high</text:p>
          </table:table-cell>
          <table:table-cell office:value-type="string">
            <text:p>pgscan_kswapd_normal</text:p>
          </table:table-cell>
          <table:table-cell office:value-type="string">
            <text:p>pgscan_kswapd_dma</text:p>
          </table:table-cell>
          <table:table-cell office:value-type="string">
            <text:p>pgscan_direct_high</text:p>
          </table:table-cell>
          <table:table-cell office:value-type="string">
            <text:p>pgscan_direct_normal</text:p>
          </table:table-cell>
          <table:table-cell office:value-type="string">
            <text:p>pgscan_direct_dma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table:number-columns-repeated="3" office:value-type="float" office:value="-1">
            <text:p>-1</text:p>
          </table:table-cell>
          <table:table-cell office:value-type="float" office:value="20">
            <text:p>20</text:p>
          </table:table-cell>
          <table:table-cell table:number-columns-repeated="13" office:value-type="float" office:value="-1">
            <text:p>-1</text:p>
          </table:table-cell>
          <table:table-cell office:value-type="float" office:value="7614">
            <text:p>7614</text:p>
          </table:table-cell>
          <table:table-cell office:value-type="float" office:value="-1">
            <text:p>-1</text:p>
          </table:table-cell>
          <table:table-cell office:value-type="float" office:value="8395">
            <text:p>8395</text:p>
          </table:table-cell>
          <table:table-cell office:value-type="float" office:value="1025">
            <text:p>1025</text:p>
          </table:table-cell>
          <table:table-cell office:value-type="float" office:value="-1">
            <text:p>-1</text:p>
          </table:table-cell>
          <table:table-cell office:value-type="float" office:value="271599">
            <text:p>271599</text:p>
          </table:table-cell>
          <table:table-cell table:number-columns-repeated="7"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6">
            <text:p>26</text:p>
          </table:table-cell>
          <table:table-cell table:number-columns-repeated="3" office:value-type="float" office:value="-1">
            <text:p>-1</text:p>
          </table:table-cell>
          <table:table-cell office:value-type="float" office:value="62">
            <text:p>62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table:number-columns-repeated="3" office:value-type="float" office:value="-1">
            <text:p>-1</text:p>
          </table:table-cell>
          <table:table-cell office:value-type="float" office:value="16">
            <text:p>16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-21">
            <text:p>-21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table:number-columns-repeated="3" office:value-type="float" office:value="-1">
            <text:p>-1</text:p>
          </table:table-cell>
          <table:table-cell office:value-type="float" office:value="44">
            <text:p>44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9" office:value-type="float" office:value="0">
            <text:p>0</text:p>
          </table:table-cell>
          <table:table-cell office:value-type="float" office:value="-3">
            <text:p>-3</text:p>
          </table:table-cell>
          <table:table-cell table:number-columns-repeated="4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table:number-columns-repeated="3" office:value-type="float" office:value="-1">
            <text:p>-1</text:p>
          </table:table-cell>
          <table:table-cell office:value-type="float" office:value="42">
            <text:p>42</text:p>
          </table:table-cell>
          <table:table-cell table:number-columns-repeated="2" office:value-type="float" office:value="-1">
            <text:p>-1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table:number-columns-repeated="16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VM.U33" table:end-x="0.474in" table:end-y="0.0035in" draw:z-index="0" draw:name="Chart 1" draw:style-name="gr1" svg:width="14.0496in" svg:height="5.0539in" svg:x="0.0299in" svg:y="0.0043in">
              <draw:object draw:notify-on-update-of-ranges="VM.A2:VM.A5 VM.H1:VM.H1 VM.H2:VM.H5 VM.I1:VM.I1 VM.I2:VM.I5"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/>
          <table:table-cell>
            <draw:frame table:end-cell-address="VM.U59" table:end-x="0.474in" table:end-y="0.0165in" draw:z-index="1" draw:name="Chart 2" draw:style-name="gr1" svg:width="14.0496in" svg:height="5.0524in" svg:x="0.0299in" svg:y="0.0189in">
              <draw:object draw:notify-on-update-of-ranges="VM.A2:VM.A5 VM.J1:VM.J1 VM.J2:VM.J5 VM.K1:VM.K1 VM.K2:VM.K5"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65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ZZZ" table:style-name="ta19" table:print="false">
        <table:table-column table:style-name="co1" table:default-cell-style-name="Excel_20_Built-in_20_Normal"/>
        <table:table-column table:style-name="co8" table:default-cell-style-name="ce2"/>
        <table:table-column table:style-name="co11" table:default-cell-style-name="ce12"/>
        <table:table-column table:style-name="co1" table:number-columns-repeated="1021" table:default-cell-style-name="Excel_20_Built-in_20_Normal"/>
        <table:table-row table:style-name="ro1">
          <table:table-cell office:value-type="string">
            <text:p>T0001</text:p>
          </table:table-cell>
          <table:table-cell office:value-type="time" office:time-value="PT15H44M15S">
            <text:p>15:44:15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3H44M15S">
            <text:p>15:44</text:p>
          </table:table-cell>
          <table:table-cell table:number-columns-repeated="1020"/>
        </table:table-row>
        <table:table-row table:style-name="ro1">
          <table:table-cell office:value-type="string">
            <text:p>T0002</text:p>
          </table:table-cell>
          <table:table-cell office:value-type="time" office:time-value="PT15H44M45S">
            <text:p>15:44:45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3H44M45S">
            <text:p>15:44</text:p>
          </table:table-cell>
          <table:table-cell table:number-columns-repeated="1020"/>
        </table:table-row>
        <table:table-row table:style-name="ro1">
          <table:table-cell office:value-type="string">
            <text:p>T0003</text:p>
          </table:table-cell>
          <table:table-cell office:value-type="time" office:time-value="PT15H45M15S">
            <text:p>15:45:15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3H45M15S">
            <text:p>15:45</text:p>
          </table:table-cell>
          <table:table-cell table:number-columns-repeated="1020"/>
        </table:table-row>
        <table:table-row table:style-name="ro1">
          <table:table-cell office:value-type="string">
            <text:p>T0004</text:p>
          </table:table-cell>
          <table:table-cell office:value-type="time" office:time-value="PT15H45M45S">
            <text:p>15:45:45</text:p>
          </table:table-cell>
          <table:table-cell office:value-type="date" office:date-value="2011-09-16">
            <text:p>16-Sep-11</text:p>
          </table:table-cell>
          <table:table-cell table:style-name="ce13" office:value-type="time" office:time-value="PT979263H45M45S">
            <text:p>15:45</text:p>
          </table:table-cell>
          <table:table-cell table:number-columns-repeated="1020"/>
        </table:table-row>
        <table:table-row table:style-name="ro1" table:number-rows-repeated="65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1" table:style-name="ta20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1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office:value-type="float" office:value="2.8">
            <text:p>2.8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96.4">
            <text:p>96.4</text:p>
          </table:table-cell>
          <table:table-cell office:value-type="float" office:value="3.3">
            <text:p>3.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office:value-type="float" office:value="2.1">
            <text:p>2.1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96.3">
            <text:p>96.3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0">
            <text:p>0</text:p>
          </table:table-cell>
          <table:table-cell office:value-type="float" office:value="99.2">
            <text:p>99.2</text:p>
          </table:table-cell>
          <table:table-cell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325">
            <text:p>1.33</text:p>
            <draw:frame table:end-cell-address="CPU01.U33" table:end-x="0.474in" table:end-y="0.0035in" draw:z-index="0" draw:name="Chart 1" draw:style-name="gr1" svg:width="14.0496in" svg:height="5.0539in" svg:x="0.0299in" svg:y="0.0043in">
              <draw:object draw:notify-on-update-of-ranges="CPU01.A2:CPU01.A5 CPU01.B1:CPU01.B1 CPU01.B2:CPU01.B5 CPU01.C1:CPU01.C1 CPU01.C2:CPU01.C5 CPU01.D1:CPU01.D1 CPU01.D2:CPU01.D5"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office:value-type="float" office:value="0.65">
            <text:p>0.65</text:p>
          </table:table-cell>
          <table:table-cell office:value-type="float" office:value="0.275">
            <text:p>0.28</text:p>
          </table:table-cell>
          <table:table-cell office:value-type="float" office:value="97.775">
            <text:p>97.78</text:p>
          </table:table-cell>
          <table:table-cell office:value-type="float" office:value="1.975">
            <text:p>1.98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2" table:style-name="ta21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2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office:value-type="float" office:value="3.2">
            <text:p>3.2</text:p>
          </table:table-cell>
          <table:table-cell office:value-type="float" office:value="0.5">
            <text:p>0.5</text:p>
          </table:table-cell>
          <table:table-cell office:value-type="float" office:value="0.3">
            <text:p>0.3</text:p>
          </table:table-cell>
          <table:table-cell office:value-type="float" office:value="96">
            <text:p>96</text:p>
          </table:table-cell>
          <table:table-cell office:value-type="float" office:value="3.7">
            <text:p>3.7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office:value-type="float" office:value="1.1">
            <text:p>1.1</text:p>
          </table:table-cell>
          <table:table-cell table:number-columns-repeated="2" office:value-type="float" office:value="0.4">
            <text:p>0.4</text:p>
          </table:table-cell>
          <table:table-cell office:value-type="float" office:value="98.1">
            <text:p>98.1</text:p>
          </table:table-cell>
          <table:table-cell office:value-type="float" office:value="1.5">
            <text:p>1.5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075">
            <text:p>1.08</text:p>
            <draw:frame table:end-cell-address="CPU02.U33" table:end-x="0.474in" table:end-y="0.0035in" draw:z-index="0" draw:name="Chart 1" draw:style-name="gr1" svg:width="14.0496in" svg:height="5.0539in" svg:x="0.0299in" svg:y="0.0043in">
              <draw:object draw:notify-on-update-of-ranges="CPU02.A2:CPU02.A5 CPU02.B1:CPU02.B1 CPU02.B2:CPU02.B5 CPU02.C1:CPU02.C1 CPU02.C2:CPU02.C5 CPU02.D1:CPU02.D1 CPU02.D2:CPU02.D5"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office:value-type="float" office:value="0.275">
            <text:p>0.28</text:p>
          </table:table-cell>
          <table:table-cell office:value-type="float" office:value="0.175">
            <text:p>0.18</text:p>
          </table:table-cell>
          <table:table-cell office:value-type="float" office:value="98.475">
            <text:p>98.48</text:p>
          </table:table-cell>
          <table:table-cell office:value-type="float" office:value="1.35">
            <text:p>1.3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3" table:style-name="ta22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3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office:value-type="float" office:value="3.4">
            <text:p>3.4</text:p>
          </table:table-cell>
          <table:table-cell office:value-type="float" office:value="0.4">
            <text:p>0.4</text:p>
          </table:table-cell>
          <table:table-cell office:value-type="float" office:value="0.5">
            <text:p>0.5</text:p>
          </table:table-cell>
          <table:table-cell office:value-type="float" office:value="95.8">
            <text:p>95.8</text:p>
          </table:table-cell>
          <table:table-cell office:value-type="float" office:value="3.8">
            <text:p>3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office:value-type="float" office:value="1.6">
            <text:p>1.6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97.6">
            <text:p>97.6</text:p>
          </table:table-cell>
          <table:table-cell office:value-type="float" office:value="1.9">
            <text:p>1.9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.1">
            <text:p>0.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25">
            <text:p>1.25</text:p>
            <draw:frame table:end-cell-address="CPU03.U33" table:end-x="0.474in" table:end-y="0.0035in" draw:z-index="0" draw:name="Chart 1" draw:style-name="gr1" svg:width="14.0496in" svg:height="5.0539in" svg:x="0.0299in" svg:y="0.0043in">
              <draw:object draw:notify-on-update-of-ranges="CPU03.A2:CPU03.A5 CPU03.B1:CPU03.B1 CPU03.B2:CPU03.B5 CPU03.C1:CPU03.C1 CPU03.C2:CPU03.C5 CPU03.D1:CPU03.D1 CPU03.D2:CPU03.D5"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office:value-type="float" office:value="0.2">
            <text:p>0.2</text:p>
          </table:table-cell>
          <table:table-cell office:value-type="float" office:value="0.275">
            <text:p>0.28</text:p>
          </table:table-cell>
          <table:table-cell office:value-type="float" office:value="98.3">
            <text:p>98.3</text:p>
          </table:table-cell>
          <table:table-cell office:value-type="float" office:value="1.45">
            <text:p>1.45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U04" table:style-name="ta23" table:print="false">
        <table:table-column table:style-name="co1" table:number-columns-repeated="1024" table:default-cell-style-name="Excel_20_Built-in_20_Normal"/>
        <table:table-row table:style-name="ro1">
          <table:table-cell office:value-type="string">
            <text:p>CPU 4 JMeter_Test_20_Threads</text:p>
          </table:table-cell>
          <table:table-cell office:value-type="string">
            <text:p>User%</text:p>
          </table:table-cell>
          <table:table-cell office:value-type="string">
            <text:p>Sys%</text:p>
          </table:table-cell>
          <table:table-cell office:value-type="string">
            <text:p>Wait%</text:p>
          </table:table-cell>
          <table:table-cell office:value-type="string">
            <text:p>Idle%</text:p>
          </table:table-cell>
          <table:table-cell office:value-type="string">
            <text:p>CPU%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4M15S">
            <text:p>15:44:15</text:p>
          </table:table-cell>
          <table:table-cell office:value-type="float" office:value="2.9">
            <text:p>2.9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95.2">
            <text:p>95.2</text:p>
          </table:table-cell>
          <table:table-cell office:value-type="float" office:value="3.4">
            <text:p>3.4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4M45S">
            <text:p>15:44:45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5M15S">
            <text:p>15:45:15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5.5">
            <text:p>5.5</text:p>
          </table:table-cell>
          <table:table-cell office:value-type="float" office:value="92.8">
            <text:p>92.8</text:p>
          </table:table-cell>
          <table:table-cell office:value-type="float" office:value="1.8">
            <text:p>1.8</text:p>
          </table:table-cell>
          <table:table-cell table:number-columns-repeated="1018"/>
        </table:table-row>
        <table:table-row table:style-name="ro1">
          <table:table-cell table:style-name="ce2" office:value-type="time" office:time-value="PT979263H45M45S">
            <text:p>15:45:45</text:p>
          </table:table-cell>
          <table:table-cell table:number-columns-repeated="3" office:value-type="float" office:value="0">
            <text:p>0</text:p>
          </table:table-cell>
          <table:table-cell office:value-type="float" office:value="99.9">
            <text:p>99.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vg</text:p>
          </table:table-cell>
          <table:table-cell office:value-type="float" office:value="1.025">
            <text:p>1.03</text:p>
            <draw:frame table:end-cell-address="CPU04.U33" table:end-x="0.474in" table:end-y="0.0035in" draw:z-index="0" draw:name="Chart 1" draw:style-name="gr1" svg:width="14.0496in" svg:height="5.0539in" svg:x="0.0299in" svg:y="0.0043in">
              <draw:object draw:notify-on-update-of-ranges="CPU04.A2:CPU04.A5 CPU04.B1:CPU04.B1 CPU04.B2:CPU04.B5 CPU04.C1:CPU04.C1 CPU04.C2:CPU04.C5 CPU04.D1:CPU04.D1 CPU04.D2:CPU04.D5"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office:value-type="float" office:value="0.275">
            <text:p>0.28</text:p>
          </table:table-cell>
          <table:table-cell office:value-type="float" office:value="1.75">
            <text:p>1.75</text:p>
          </table:table-cell>
          <table:table-cell office:value-type="float" office:value="96.975">
            <text:p>96.98</text:p>
          </table:table-cell>
          <table:table-cell office:value-type="float" office:value="1.3">
            <text:p>1.3</text:p>
          </table:table-cell>
          <table:table-cell table:number-columns-repeated="1018"/>
        </table:table-row>
        <table:table-row table:style-name="ro1" table:number-rows-repeated="65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command" table:base-cell-address="$SYS_SUMM.$A$1" table:cell-range-address="$AAA.$B$1"/>
        <table:named-range table:name="cpus" table:base-cell-address="$SYS_SUMM.$A$1" table:cell-range-address="$AAA.$B$2"/>
        <table:named-range table:name="date" table:base-cell-address="$SYS_SUMM.$A$1" table:cell-range-address="$AAA.$B$3"/>
        <table:named-range table:name="disks" table:base-cell-address="$SYS_SUMM.$A$1" table:cell-range-address="$AAA.$B$4"/>
        <table:named-range table:name="disks_per_line" table:base-cell-address="$SYS_SUMM.$A$1" table:cell-range-address="$AAA.$B$5"/>
        <table:named-range table:name="host" table:base-cell-address="$SYS_SUMM.$A$1" table:cell-range-address="$AAA.$B$6"/>
        <table:named-range table:name="interval" table:base-cell-address="$SYS_SUMM.$A$1" table:cell-range-address="$AAA.$B$7"/>
        <table:named-range table:name="max_disks" table:base-cell-address="$SYS_SUMM.$A$1" table:cell-range-address="$AAA.$B$8"/>
        <table:named-range table:name="OS" table:base-cell-address="$SYS_SUMM.$A$1" table:cell-range-address="$AAA.$B$9"/>
        <table:named-range table:name="proc_stat_variables" table:base-cell-address="$SYS_SUMM.$A$1" table:cell-range-address="$AAA.$B$10"/>
        <table:named-range table:name="progname" table:base-cell-address="$SYS_SUMM.$A$1" table:cell-range-address="$AAA.$B$11"/>
        <table:named-range table:name="runname" table:base-cell-address="$SYS_SUMM.$A$1" table:cell-range-address="$AAA.$B$12"/>
        <table:named-range table:name="snapshots" table:base-cell-address="$SYS_SUMM.$A$1" table:cell-range-address="$AAA.$B$13"/>
        <table:named-range table:name="user" table:base-cell-address="$SYS_SUMM.$A$1" table:cell-range-address="$AAA.$B$15"/>
        <table:named-range table:name="version" table:base-cell-address="$SYS_SUMM.$A$1" table:cell-range-address="$AAA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1" number:min-integer-digits="1"/>
    </number:number-style>
    <number:number-style style:name="N118">
      <number:number number:decimal-places="1" number:min-integer-digits="1"/>
    </number:number-style>
    <number:number-style style:name="N119">
      <number:number number:decimal-places="1" number:min-integer-digits="1" number:grouping="true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5:5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S_5f_SUMM" style:display-name="PageStyle_SYS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AA" style:display-name="PageStyle_AA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yLines" style:display-name="PageStyle_Stray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P" style:display-name="PageStyle_BBB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ALL" style:display-name="PageStyle_CPU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_5f_SUMM" style:display-name="PageStyle_CPU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_5f_SUMM" style:display-name="PageStyle_DISK_SU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SIZE" style:display-name="PageStyle_DISKBSIZ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BUSY" style:display-name="PageStyle_DISKBUS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READ" style:display-name="PageStyle_DISK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WRITE" style:display-name="PageStyle_DISKWRI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KXFER" style:display-name="PageStyle_DISKX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FSFILE" style:display-name="PageStyle_JFSFI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" style:display-name="PageStyle_M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" style:display-name="PageStyle_N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PACKET" style:display-name="PageStyle_NETPACK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" style:display-name="PageStyle_PRO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M" style:display-name="PageStyle_V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ZZZ" style:display-name="PageStyle_ZZZ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1" style:display-name="PageStyle_CPU0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2" style:display-name="PageStyle_CPU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3" style:display-name="PageStyle_CPU0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U04" style:display-name="PageStyle_CPU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23" meta:cell-count="1669" meta:object-count="33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minimum="0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17">
      <style:chart-properties chart:symbol-type="none"/>
      <style:graphic-properties svg:stroke-width="0.071cm" svg:stroke-color="#000080" draw:fill-color="#000080"/>
      <style:text-properties fo:font-size="6pt" style:font-size-asian="6pt" style:font-size-complex="6pt"/>
    </style:style>
    <style:style style:name="ch11" style:family="chart" style:data-style-name="N5000">
      <style:chart-properties chart:symbol-type="none"/>
      <style:graphic-properties svg:stroke-width="0.071cm" svg:stroke-color="#ff00ff" draw:fill-color="#ff00ff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738cm" svg:height="12.834cm" xlink:href=".." chart:class="chart:line" chart:style-name="ch1">
        <chart:title svg:x="12.193cm" svg:y="0.256cm" chart:style-name="ch2">
          <text:p>System Summary ubuntuServer  9/16/2011</text:p>
        </chart:title>
        <chart:legend chart:legend-position="end" svg:x="32.81cm" svg:y="5.832cm" chart:style-name="ch3"/>
        <chart:plot-area chart:style-name="ch4" table:cell-range-address="CPU_ALL.A2:CPU_ALL.A5 CPU_ALL.F1:CPU_ALL.F5 DISK_SUMM.D2:DISK_SUMM.D5" chart:data-source-has-labels="column" svg:x="1.227cm" svg:y="1.281cm" svg:width="30.357cm" svg:height="11.041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>
            <chart:title svg:x="0.715cm" svg:y="6.603cm" chart:style-name="ch7">
              <text:p>usr%+sys%</text:p>
            </chart:title>
          </chart:axis>
          <chart:axis chart:dimension="y" chart:name="secondary-y" chart:style-name="ch8">
            <chart:title svg:x="30.72cm" svg:y="6.603cm" chart:style-name="ch9">
              <text:p>Disk xfers</text:p>
            </chart:title>
          </chart:axis>
          <chart:series chart:attached-axis="primary-y" chart:style-name="ch10" chart:values-cell-range-address="CPU_ALL.F2:CPU_ALL.F5" chart:label-cell-address="CPU_ALL.F1:CPU_ALL.F1" chart:class="chart:line">
            <chart:data-point chart:repeated="4"/>
          </chart:series>
          <chart:series chart:attached-axis="secondary-y" chart:style-name="ch11" chart:values-cell-range-address="DISK_SUMM.D2:DISK_SUMM.D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F1:CPU_ALL.F1">CPU%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5:44:15</text:p>
              </table:table-cell>
              <table:table-cell office:value-type="float" office:value="1.8">
                <text:p text:id="CPU_ALL.F2:CPU_ALL.F5">1.8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2">
                <text:p>2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.3">
                <text:p>0.3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1.387cm" svg:y="0.256cm" chart:style-name="ch2">
          <text:p>Disk %Busy JMeter_Test_20_Threads  9/16/2011</text:p>
        </chart:title>
        <chart:legend chart:legend-position="end" svg:x="33.368cm" svg:y="5.13cm" chart:style-name="ch3"/>
        <chart:plot-area chart:style-name="ch4" table:cell-range-address="DISKBUSY.A1:DISKBUSY.F5" chart:data-source-has-labels="both" svg:x="0.712cm" svg:y="1.281cm" svg:width="31.945cm" svg:height="11.041cm">
          <chart:axis chart:dimension="x" chart:name="primary-x" chart:style-name="ch5">
            <chart:categories table:cell-range-address="DISKBUSY.A2:DISKBUSY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2:DISKBUSY.B5" chart:label-cell-address="DISKBUSY.B1:DISKBUSY.B1" chart:class="chart:line">
            <chart:data-point chart:repeated="4"/>
          </chart:series>
          <chart:series chart:style-name="ch9" chart:values-cell-range-address="DISKBUSY.C2:DISKBUSY.C5" chart:label-cell-address="DISKBUSY.C1:DISKBUSY.C1" chart:class="chart:line">
            <chart:data-point chart:repeated="4"/>
          </chart:series>
          <chart:series chart:style-name="ch10" chart:values-cell-range-address="DISKBUSY.D2:DISKBUSY.D5" chart:label-cell-address="DISKBUSY.D1:DISKBUSY.D1" chart:class="chart:line">
            <chart:data-point chart:repeated="4"/>
          </chart:series>
          <chart:series chart:style-name="ch11" chart:values-cell-range-address="DISKBUSY.E2:DISKBUSY.E5" chart:label-cell-address="DISKBUSY.E1:DISKBUSY.E1" chart:class="chart:line">
            <chart:data-point chart:repeated="4"/>
          </chart:series>
          <chart:series chart:style-name="ch12" chart:values-cell-range-address="DISKBUSY.F2:DISKBUSY.F5" chart:label-cell-address="DISKBUSY.F1:DISKBUSY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B1">sda</text:p>
              </table:table-cell>
              <table:table-cell office:value-type="string">
                <text:p text:id="DISKBUSY.C1:DISKBUSY.C1">sda1</text:p>
              </table:table-cell>
              <table:table-cell office:value-type="string">
                <text:p text:id="DISKBUSY.D1:DISKBUSY.D1">sda2</text:p>
              </table:table-cell>
              <table:table-cell office:value-type="string">
                <text:p text:id="DISKBUSY.E1:DISKBUSY.E1">sda5</text:p>
              </table:table-cell>
              <table:table-cell office:value-type="string">
                <text:p text:id="DISKBUSY.F1:DISKBUSY.F1">sr0</text:p>
              </table:table-cell>
            </table:table-row>
          </table:table-header-rows>
          <table:table-rows>
            <table:table-row>
              <table:table-cell office:value-type="string">
                <text:p text:id="DISKBUSY.A2:DISKBUSY.A5">15:44:15</text:p>
              </table:table-cell>
              <table:table-cell office:value-type="float" office:value="0">
                <text:p text:id="DISKBUSY.B2:DISKBUSY.B5">0</text:p>
              </table:table-cell>
              <table:table-cell office:value-type="float" office:value="0">
                <text:p text:id="DISKBUSY.C2:DISKBUSY.C5">0</text:p>
              </table:table-cell>
              <table:table-cell office:value-type="float" office:value="0">
                <text:p text:id="DISKBUSY.D2:DISKBUSY.D5">0</text:p>
              </table:table-cell>
              <table:table-cell office:value-type="float" office:value="0">
                <text:p text:id="DISKBUSY.E2:DISKBUSY.E5">0</text:p>
              </table:table-cell>
              <table:table-cell office:value-type="float" office:value="0">
                <text:p text:id="DISKBUSY.F2:DISKBUSY.F5">0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8.3">
                <text:p>8.3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0.897cm" svg:y="0.256cm" chart:style-name="ch2">
          <text:p>Disk Read KB/s JMeter_Test_20_Threads  9/16/2011</text:p>
        </chart:title>
        <chart:legend chart:legend-position="end" svg:x="33.209cm" svg:y="5.6cm" chart:style-name="ch3"/>
        <chart:plot-area chart:style-name="ch4" table:cell-range-address="DISKREAD.B1:DISKREAD.F1 DISKREAD.B7:DISKREAD.F9" chart:data-source-has-labels="row" svg:x="0.712cm" svg:y="1.281cm" svg:width="31.786cm" svg:height="11.045cm">
          <chart:axis chart:dimension="x" chart:name="primary-x" chart:style-name="ch5">
            <chart:categories table:cell-range-address="DISKREAD.B1:DISKREAD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7:DISKREAD.F7" chart:class="chart:bar">
            <chart:data-point chart:repeated="5"/>
          </chart:series>
          <chart:series chart:style-name="ch9" chart:values-cell-range-address="DISKREAD.B8:DISKREAD.F8" chart:class="chart:bar">
            <chart:data-point chart:repeated="5"/>
          </chart:series>
          <chart:series chart:style-name="ch10" chart:values-cell-range-address="DISKREAD.B9:DISKREAD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0">
                <text:p text:id="DISKREAD.B7:DISKREAD.F7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0">
                <text:p text:id="DISKREAD.B8:DISKREAD.F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READ.B9:DISKREAD.F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97cm" svg:y="0.256cm" chart:style-name="ch2">
          <text:p>Disk Read KB/s JMeter_Test_20_Threads  9/16/2011</text:p>
        </chart:title>
        <chart:legend chart:legend-position="end" svg:x="33.368cm" svg:y="5.13cm" chart:style-name="ch3"/>
        <chart:plot-area chart:style-name="ch4" table:cell-range-address="DISKREAD.A1:DISKREAD.F5" chart:data-source-has-labels="both" svg:x="0.712cm" svg:y="1.281cm" svg:width="31.945cm" svg:height="11.041cm">
          <chart:axis chart:dimension="x" chart:name="primary-x" chart:style-name="ch5">
            <chart:categories table:cell-range-address="DISKREAD.A2:DISKREAD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READ.B2:DISKREAD.B5" chart:label-cell-address="DISKREAD.B1:DISKREAD.B1" chart:class="chart:line">
            <chart:data-point chart:repeated="4"/>
          </chart:series>
          <chart:series chart:style-name="ch9" chart:values-cell-range-address="DISKREAD.C2:DISKREAD.C5" chart:label-cell-address="DISKREAD.C1:DISKREAD.C1" chart:class="chart:line">
            <chart:data-point chart:repeated="4"/>
          </chart:series>
          <chart:series chart:style-name="ch10" chart:values-cell-range-address="DISKREAD.D2:DISKREAD.D5" chart:label-cell-address="DISKREAD.D1:DISKREAD.D1" chart:class="chart:line">
            <chart:data-point chart:repeated="4"/>
          </chart:series>
          <chart:series chart:style-name="ch11" chart:values-cell-range-address="DISKREAD.E2:DISKREAD.E5" chart:label-cell-address="DISKREAD.E1:DISKREAD.E1" chart:class="chart:line">
            <chart:data-point chart:repeated="4"/>
          </chart:series>
          <chart:series chart:style-name="ch12" chart:values-cell-range-address="DISKREAD.F2:DISKREAD.F5" chart:label-cell-address="DISKREAD.F1:DISKREAD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READ.B1:DISKREAD.B1">sda</text:p>
              </table:table-cell>
              <table:table-cell office:value-type="string">
                <text:p text:id="DISKREAD.C1:DISKREAD.C1">sda1</text:p>
              </table:table-cell>
              <table:table-cell office:value-type="string">
                <text:p text:id="DISKREAD.D1:DISKREAD.D1">sda2</text:p>
              </table:table-cell>
              <table:table-cell office:value-type="string">
                <text:p text:id="DISKREAD.E1:DISKREAD.E1">sda5</text:p>
              </table:table-cell>
              <table:table-cell office:value-type="string">
                <text:p text:id="DISKREAD.F1:DISKREAD.F1">sr0</text:p>
              </table:table-cell>
            </table:table-row>
          </table:table-header-rows>
          <table:table-rows>
            <table:table-row>
              <table:table-cell office:value-type="string">
                <text:p text:id="DISKREAD.A2:DISKREAD.A5">15:44:15</text:p>
              </table:table-cell>
              <table:table-cell office:value-type="float" office:value="0">
                <text:p text:id="DISKREAD.B2:DISKREAD.B5">0</text:p>
              </table:table-cell>
              <table:table-cell office:value-type="float" office:value="0">
                <text:p text:id="DISKREAD.C2:DISKREAD.C5">0</text:p>
              </table:table-cell>
              <table:table-cell office:value-type="float" office:value="0">
                <text:p text:id="DISKREAD.D2:DISKREAD.D5">0</text:p>
              </table:table-cell>
              <table:table-cell office:value-type="float" office:value="0">
                <text:p text:id="DISKREAD.E2:DISKREAD.E5">0</text:p>
              </table:table-cell>
              <table:table-cell office:value-type="float" office:value="0">
                <text:p text:id="DISKREAD.F2:DISKREAD.F5">0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0.818cm" svg:y="0.256cm" chart:style-name="ch2">
          <text:p>Disk Write KB/s JMeter_Test_20_Threads  9/16/2011</text:p>
        </chart:title>
        <chart:legend chart:legend-position="end" svg:x="33.209cm" svg:y="5.6cm" chart:style-name="ch3"/>
        <chart:plot-area chart:style-name="ch4" table:cell-range-address="DISKWRITE.B1:DISKWRITE.F1 DISKWRITE.B7:DISKWRITE.F9" chart:data-source-has-labels="row" svg:x="0.712cm" svg:y="1.281cm" svg:width="31.786cm" svg:height="11.045cm">
          <chart:axis chart:dimension="x" chart:name="primary-x" chart:style-name="ch5">
            <chart:categories table:cell-range-address="DISKWRITE.B1:DISKWRIT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7:DISKWRITE.F7" chart:class="chart:bar">
            <chart:data-point chart:repeated="5"/>
          </chart:series>
          <chart:series chart:style-name="ch9" chart:values-cell-range-address="DISKWRITE.B8:DISKWRITE.F8" chart:class="chart:bar">
            <chart:data-point chart:repeated="5"/>
          </chart:series>
          <chart:series chart:style-name="ch10" chart:values-cell-range-address="DISKWRITE.B9:DISKWRITE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44.85">
                <text:p text:id="DISKWRITE.B7:DISKWRITE.F7">44.85</text:p>
              </table:table-cell>
              <table:table-cell office:value-type="float" office:value="44.85">
                <text:p>44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23.051114827202">
                <text:p text:id="DISKWRITE.B8:DISKWRITE.F8">123.051114827202</text:p>
              </table:table-cell>
              <table:table-cell office:value-type="float" office:value="123.051114827202">
                <text:p>123.051114827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5.59888517279822">
                <text:p text:id="DISKWRITE.B9:DISKWRITE.F9">5.59888517279822</text:p>
              </table:table-cell>
              <table:table-cell office:value-type="float" office:value="5.59888517279822">
                <text:p>5.59888517279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10.818cm" svg:y="0.256cm" chart:style-name="ch2">
          <text:p>Disk Write KB/s JMeter_Test_20_Threads  9/16/2011</text:p>
        </chart:title>
        <chart:legend chart:legend-position="end" svg:x="33.368cm" svg:y="5.13cm" chart:style-name="ch3"/>
        <chart:plot-area chart:style-name="ch4" table:cell-range-address="DISKWRITE.A1:DISKWRITE.F5" chart:data-source-has-labels="both" svg:x="0.712cm" svg:y="1.281cm" svg:width="31.945cm" svg:height="11.041cm">
          <chart:axis chart:dimension="x" chart:name="primary-x" chart:style-name="ch5">
            <chart:categories table:cell-range-address="DISKWRITE.A2:DISKWRIT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WRITE.B2:DISKWRITE.B5" chart:label-cell-address="DISKWRITE.B1:DISKWRITE.B1" chart:class="chart:line">
            <chart:data-point chart:repeated="4"/>
          </chart:series>
          <chart:series chart:style-name="ch9" chart:values-cell-range-address="DISKWRITE.C2:DISKWRITE.C5" chart:label-cell-address="DISKWRITE.C1:DISKWRITE.C1" chart:class="chart:line">
            <chart:data-point chart:repeated="4"/>
          </chart:series>
          <chart:series chart:style-name="ch10" chart:values-cell-range-address="DISKWRITE.D2:DISKWRITE.D5" chart:label-cell-address="DISKWRITE.D1:DISKWRITE.D1" chart:class="chart:line">
            <chart:data-point chart:repeated="4"/>
          </chart:series>
          <chart:series chart:style-name="ch11" chart:values-cell-range-address="DISKWRITE.E2:DISKWRITE.E5" chart:label-cell-address="DISKWRITE.E1:DISKWRITE.E1" chart:class="chart:line">
            <chart:data-point chart:repeated="4"/>
          </chart:series>
          <chart:series chart:style-name="ch12" chart:values-cell-range-address="DISKWRITE.F2:DISKWRITE.F5" chart:label-cell-address="DISKWRITE.F1:DISKWRITE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WRITE.B1:DISKWRITE.B1">sda</text:p>
              </table:table-cell>
              <table:table-cell office:value-type="string">
                <text:p text:id="DISKWRITE.C1:DISKWRITE.C1">sda1</text:p>
              </table:table-cell>
              <table:table-cell office:value-type="string">
                <text:p text:id="DISKWRITE.D1:DISKWRITE.D1">sda2</text:p>
              </table:table-cell>
              <table:table-cell office:value-type="string">
                <text:p text:id="DISKWRITE.E1:DISKWRITE.E1">sda5</text:p>
              </table:table-cell>
              <table:table-cell office:value-type="string">
                <text:p text:id="DISKWRITE.F1:DISKWRITE.F1">sr0</text:p>
              </table:table-cell>
            </table:table-row>
          </table:table-header-rows>
          <table:table-rows>
            <table:table-row>
              <table:table-cell office:value-type="string">
                <text:p text:id="DISKWRITE.A2:DISKWRITE.A5">15:44:15</text:p>
              </table:table-cell>
              <table:table-cell office:value-type="float" office:value="0">
                <text:p text:id="DISKWRITE.B2:DISKWRITE.B5">0</text:p>
              </table:table-cell>
              <table:table-cell office:value-type="float" office:value="0">
                <text:p text:id="DISKWRITE.C2:DISKWRITE.C5">0</text:p>
              </table:table-cell>
              <table:table-cell office:value-type="float" office:value="0">
                <text:p text:id="DISKWRITE.D2:DISKWRITE.D5">0</text:p>
              </table:table-cell>
              <table:table-cell office:value-type="float" office:value="0">
                <text:p text:id="DISKWRITE.E2:DISKWRITE.E5">0</text:p>
              </table:table-cell>
              <table:table-cell office:value-type="float" office:value="0">
                <text:p text:id="DISKWRITE.F2:DISKWRITE.F5">0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173.5">
                <text:p>173.5</text:p>
              </table:table-cell>
              <table:table-cell office:value-type="float" office:value="173.5">
                <text:p>17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9.521cm" svg:y="0.256cm" chart:style-name="ch2">
          <text:p>Disk transfers per second JMeter_Test_20_Threads  9/16/2011</text:p>
        </chart:title>
        <chart:legend chart:legend-position="end" svg:x="33.209cm" svg:y="5.6cm" chart:style-name="ch3"/>
        <chart:plot-area chart:style-name="ch4" table:cell-range-address="DISKXFER.B1:DISKXFER.F1 DISKXFER.B7:DISKXFER.F9" chart:data-source-has-labels="row" svg:x="0.712cm" svg:y="1.281cm" svg:width="31.786cm" svg:height="11.045cm">
          <chart:axis chart:dimension="x" chart:name="primary-x" chart:style-name="ch5">
            <chart:categories table:cell-range-address="DISKXFER.B1:DISKXFER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7:DISKXFER.F7" chart:class="chart:bar">
            <chart:data-point chart:repeated="5"/>
          </chart:series>
          <chart:series chart:style-name="ch9" chart:values-cell-range-address="DISKXFER.B8:DISKXFER.F8" chart:class="chart:bar">
            <chart:data-point chart:repeated="5"/>
          </chart:series>
          <chart:series chart:style-name="ch10" chart:values-cell-range-address="DISKXFER.B9:DISKXFER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6">
                <text:p text:id="DISKXFER.B7:DISKXFER.F7"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6.2525">
                <text:p text:id="DISKXFER.B8:DISKXFER.F8">16.2525</text:p>
              </table:table-cell>
              <table:table-cell office:value-type="float" office:value="16.2525">
                <text:p>16.2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.847500000000004">
                <text:p text:id="DISKXFER.B9:DISKXFER.F9">0.847500000000004</text:p>
              </table:table-cell>
              <table:table-cell office:value-type="float" office:value="0.847500000000004">
                <text:p>0.847500000000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521cm" svg:y="0.256cm" chart:style-name="ch2">
          <text:p>Disk transfers per second JMeter_Test_20_Threads  9/16/2011</text:p>
        </chart:title>
        <chart:legend chart:legend-position="end" svg:x="33.368cm" svg:y="5.13cm" chart:style-name="ch3"/>
        <chart:plot-area chart:style-name="ch4" table:cell-range-address="DISKXFER.A1:DISKXFER.F5" chart:data-source-has-labels="both" svg:x="0.712cm" svg:y="1.281cm" svg:width="31.945cm" svg:height="11.041cm">
          <chart:axis chart:dimension="x" chart:name="primary-x" chart:style-name="ch5">
            <chart:categories table:cell-range-address="DISKXFER.A2:DISKXFER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XFER.B2:DISKXFER.B5" chart:label-cell-address="DISKXFER.B1:DISKXFER.B1" chart:class="chart:line">
            <chart:data-point chart:repeated="4"/>
          </chart:series>
          <chart:series chart:style-name="ch9" chart:values-cell-range-address="DISKXFER.C2:DISKXFER.C5" chart:label-cell-address="DISKXFER.C1:DISKXFER.C1" chart:class="chart:line">
            <chart:data-point chart:repeated="4"/>
          </chart:series>
          <chart:series chart:style-name="ch10" chart:values-cell-range-address="DISKXFER.D2:DISKXFER.D5" chart:label-cell-address="DISKXFER.D1:DISKXFER.D1" chart:class="chart:line">
            <chart:data-point chart:repeated="4"/>
          </chart:series>
          <chart:series chart:style-name="ch11" chart:values-cell-range-address="DISKXFER.E2:DISKXFER.E5" chart:label-cell-address="DISKXFER.E1:DISKXFER.E1" chart:class="chart:line">
            <chart:data-point chart:repeated="4"/>
          </chart:series>
          <chart:series chart:style-name="ch12" chart:values-cell-range-address="DISKXFER.F2:DISKXFER.F5" chart:label-cell-address="DISKXFER.F1:DISKXFER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XFER.B1:DISKXFER.B1">sda</text:p>
              </table:table-cell>
              <table:table-cell office:value-type="string">
                <text:p text:id="DISKXFER.C1:DISKXFER.C1">sda1</text:p>
              </table:table-cell>
              <table:table-cell office:value-type="string">
                <text:p text:id="DISKXFER.D1:DISKXFER.D1">sda2</text:p>
              </table:table-cell>
              <table:table-cell office:value-type="string">
                <text:p text:id="DISKXFER.E1:DISKXFER.E1">sda5</text:p>
              </table:table-cell>
              <table:table-cell office:value-type="string">
                <text:p text:id="DISKXFER.F1:DISKXFER.F1">sr0</text:p>
              </table:table-cell>
            </table:table-row>
          </table:table-header-rows>
          <table:table-rows>
            <table:table-row>
              <table:table-cell office:value-type="string">
                <text:p text:id="DISKXFER.A2:DISKXFER.A5">15:44:15</text:p>
              </table:table-cell>
              <table:table-cell office:value-type="float" office:value="0">
                <text:p text:id="DISKXFER.B2:DISKXFER.B5">0</text:p>
              </table:table-cell>
              <table:table-cell office:value-type="float" office:value="0">
                <text:p text:id="DISKXFER.C2:DISKXFER.C5">0</text:p>
              </table:table-cell>
              <table:table-cell office:value-type="float" office:value="0">
                <text:p text:id="DISKXFER.D2:DISKXFER.D5">0</text:p>
              </table:table-cell>
              <table:table-cell office:value-type="float" office:value="0">
                <text:p text:id="DISKXFER.E2:DISKXFER.E5">0</text:p>
              </table:table-cell>
              <table:table-cell office:value-type="float" office:value="0">
                <text:p text:id="DISKXFER.F2:DISKXFER.F5">0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23.1">
                <text:p>23.1</text:p>
              </table:table-cell>
              <table:table-cell office:value-type="float" office:value="23.1">
                <text:p>2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1.797cm" svg:y="0.256cm" chart:style-name="ch2">
          <text:p>JFS Filespace %Used ubuntuServer  9/16/2011</text:p>
        </chart:title>
        <chart:legend chart:legend-position="end" svg:x="33.262cm" svg:y="5.6cm" chart:style-name="ch3"/>
        <chart:plot-area chart:style-name="ch4" table:cell-range-address="JFSFILE.B1:JFSFILE.G1 JFSFILE.A7:JFSFILE.G9" chart:data-source-has-labels="both" svg:x="0.713cm" svg:y="1.281cm" svg:width="31.837cm" svg:height="11.045cm">
          <chart:axis chart:dimension="x" chart:name="primary-x" chart:style-name="ch5">
            <chart:categories table:cell-range-address="JFSFILE.B1:JFSFILE.G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JFSFILE.B7:JFSFILE.G7" chart:label-cell-address="JFSFILE.A7:JFSFILE.A7" chart:class="chart:bar">
            <chart:data-point chart:repeated="6"/>
          </chart:series>
          <chart:series chart:style-name="ch9" chart:values-cell-range-address="JFSFILE.B8:JFSFILE.G8" chart:label-cell-address="JFSFILE.A8:JFSFILE.A8" chart:class="chart:bar">
            <chart:data-point chart:repeated="6"/>
          </chart:series>
          <chart:series chart:style-name="ch10" chart:values-cell-range-address="JFSFILE.B9:JFSFILE.G9" chart:label-cell-address="JFSFILE.A9:JFSFILE.A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JFSFILE.B1:JFSFILE.G1">/</text:p>
              </table:table-cell>
              <table:table-cell office:value-type="string">
                <text:p>/dev</text:p>
              </table:table-cell>
              <table:table-cell office:value-type="string">
                <text:p>/dev/shm</text:p>
              </table:table-cell>
              <table:table-cell office:value-type="string">
                <text:p>/var/run</text:p>
              </table:table-cell>
              <table:table-cell office:value-type="string">
                <text:p>/var/lock</text:p>
              </table:table-cell>
              <table:table-cell office:value-type="string">
                <text:p>/var/lib/ureadahead/debugfs</text:p>
              </table:table-cell>
            </table:table-row>
          </table:table-header-rows>
          <table:table-rows>
            <table:table-row>
              <table:table-cell office:value-type="string">
                <text:p text:id="JFSFILE.A7:JFSFILE.A7">Avg.</text:p>
              </table:table-cell>
              <table:table-cell office:value-type="float" office:value="43.1">
                <text:p text:id="JFSFILE.B7:JFSFILE.G7">4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.1">
                <text:p>43.1</text:p>
              </table:table-cell>
            </table:table-row>
            <table:table-row>
              <table:table-cell office:value-type="string">
                <text:p text:id="JFSFILE.A8:JFSFILE.A8">WAvg.</text:p>
              </table:table-cell>
              <table:table-cell office:value-type="float" office:value="0">
                <text:p text:id="JFSFILE.B8:JFSFILE.G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JFSFILE.A9:JFSFILE.A9">Max.</text:p>
              </table:table-cell>
              <table:table-cell office:value-type="float" office:value="0">
                <text:p text:id="JFSFILE.B9:JFSFILE.G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416cm" svg:height="12.838cm" xlink:href=".." chart:class="chart:line" chart:style-name="ch1">
        <chart:title svg:x="11.133cm" svg:y="0.256cm" chart:style-name="ch2">
          <text:p>Memory MB JMeter_Test_20_Threads  9/16/2011</text:p>
        </chart:title>
        <chart:legend chart:legend-position="end" svg:x="32.652cm" svg:y="6.068cm" chart:style-name="ch3"/>
        <chart:plot-area chart:style-name="ch4" table:cell-range-address="MEM.A2:MEM.A5 MEM.F1:MEM.F5" chart:data-source-has-labels="both" svg:x="0.708cm" svg:y="1.281cm" svg:width="31.237cm" svg:height="11.045cm">
          <chart:axis chart:dimension="x" chart:name="primary-x" chart:style-name="ch5">
            <chart:categories table:cell-range-address="MEM.A2:ME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EM.F2:MEM.F5" chart:label-cell-address="MEM.F1:MEM.F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F1:MEM.F1">memfree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5:44:15</text:p>
              </table:table-cell>
              <table:table-cell office:value-type="float" office:value="2380.2">
                <text:p text:id="MEM.F2:MEM.F5">2380.2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2379.9">
                <text:p>2379.9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2385.9">
                <text:p>2385.9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2385.9">
                <text:p>2385.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416cm" svg:height="12.834cm" xlink:href=".." chart:class="chart:area" chart:style-name="ch1">
        <chart:legend chart:legend-position="end" svg:x="32.52cm" svg:y="6.066cm" chart:style-name="ch2"/>
        <chart:plot-area chart:style-name="ch3" table:cell-range-address="MEM.A1:MEM.B5" chart:data-source-has-labels="both" svg:x="0.708cm" svg:y="0.256cm" svg:width="31.105cm" svg:height="12.066cm">
          <chart:axis chart:dimension="x" chart:name="primary-x" chart:style-name="ch4">
            <chart:categories table:cell-range-address="MEM.A2:MEM.A5"/>
          </chart:axis>
          <chart:axis chart:dimension="y" chart:name="primary-y" chart:style-name="ch5"/>
          <chart:series chart:style-name="ch6" chart:values-cell-range-address="MEM.B2:MEM.B5" chart:label-cell-address="MEM.B1:MEM.B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MEM.B1:MEM.B1">memtotal</text:p>
              </table:table-cell>
            </table:table-row>
          </table:table-header-rows>
          <table:table-rows>
            <table:table-row>
              <table:table-cell office:value-type="string">
                <text:p text:id="MEM.A2:MEM.A5">15:44:15</text:p>
              </table:table-cell>
              <table:table-cell office:value-type="float" office:value="4026.9">
                <text:p text:id="MEM.B2:MEM.B5">4026.9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4026.9">
                <text:p>4026.9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4026.9">
                <text:p>4026.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1.625cm" svg:y="0.256cm" chart:style-name="ch2">
          <text:p>CPU Total JMeter_Test_20_Threads  9/16/2011</text:p>
        </chart:title>
        <chart:legend chart:legend-position="end" svg:x="33.209cm" svg:y="5.6cm" chart:style-name="ch3"/>
        <chart:plot-area chart:style-name="ch4" table:cell-range-address="CPU_ALL.A1:CPU_ALL.D5" chart:data-source-has-labels="both" svg:x="0.713cm" svg:y="1.281cm" svg:width="31.784cm" svg:height="11.045cm">
          <chart:axis chart:dimension="x" chart:name="primary-x" chart:style-name="ch5">
            <chart:categories table:cell-range-address="CPU_ALL.A2:CPU_ALL.A5"/>
          </chart:axis>
          <chart:axis chart:dimension="y" chart:name="primary-y" chart:style-name="ch6"/>
          <chart:series chart:style-name="ch7" chart:values-cell-range-address="CPU_ALL.B2:CPU_ALL.B5" chart:label-cell-address="CPU_ALL.B1:CPU_ALL.B1" chart:class="chart:area">
            <chart:data-point chart:repeated="4"/>
          </chart:series>
          <chart:series chart:style-name="ch8" chart:values-cell-range-address="CPU_ALL.C2:CPU_ALL.C5" chart:label-cell-address="CPU_ALL.C1:CPU_ALL.C1" chart:class="chart:area">
            <chart:data-point chart:repeated="4"/>
          </chart:series>
          <chart:series chart:style-name="ch9" chart:values-cell-range-address="CPU_ALL.D2:CPU_ALL.D5" chart:label-cell-address="CPU_ALL.D1:CPU_ALL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B1:CPU_ALL.B1">User%</text:p>
              </table:table-cell>
              <table:table-cell office:value-type="string">
                <text:p text:id="CPU_ALL.C1:CPU_ALL.C1">Sys%</text:p>
              </table:table-cell>
              <table:table-cell office:value-type="string">
                <text:p text:id="CPU_ALL.D1:CPU_ALL.D1">Wait%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5:44:15</text:p>
              </table:table-cell>
              <table:table-cell office:value-type="float" office:value="0.9">
                <text:p text:id="CPU_ALL.B2:CPU_ALL.B5">0.9</text:p>
              </table:table-cell>
              <table:table-cell office:value-type="float" office:value="0.9">
                <text:p text:id="CPU_ALL.C2:CPU_ALL.C5">0.9</text:p>
              </table:table-cell>
              <table:table-cell office:value-type="float" office:value="0">
                <text:p text:id="CPU_ALL.D2:CPU_ALL.D5">0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axis-label-position="outside-minimum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0.315cm" svg:y="0.256cm" chart:style-name="ch2">
          <text:p>Network I/O JMeter_Test_20_Threads (KB/s) - 9/16/2011</text:p>
        </chart:title>
        <chart:legend chart:legend-position="end" svg:x="31.781cm" svg:y="5.834cm" chart:style-name="ch3"/>
        <chart:plot-area chart:style-name="ch4" table:cell-range-address="NET.A2:NET.A5 NET.H1:NET.I5" chart:data-source-has-labels="both" svg:x="0.713cm" svg:y="1.281cm" svg:width="30.356cm" svg:height="11.045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I2:NET.I5" chart:label-cell-address="NET.I1:NET.I1" chart:class="chart:area">
            <chart:data-point chart:repeated="4"/>
          </chart:series>
          <chart:series chart:style-name="ch8" chart:values-cell-range-address="NET.H2:NET.H5" chart:label-cell-address="NET.H1:NET.H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I1:NET.I1">Total-Write (-ve)</text:p>
              </table:table-cell>
              <table:table-cell office:value-type="string">
                <text:p text:id="NET.H1:NET.H1">Total-Read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5:44:15</text:p>
              </table:table-cell>
              <table:table-cell office:value-type="float" office:value="-0.2">
                <text:p text:id="NET.I2:NET.I5">-0.2</text:p>
              </table:table-cell>
              <table:table-cell office:value-type="float" office:value="0.7">
                <text:p text:id="NET.H2:NET.H5">0.7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-88.5">
                <text:p>-88.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0.408cm" svg:y="0.256cm" chart:style-name="ch2">
          <text:p>Network I/O JMeter_Test_20_Threads (KB/s)  9/16/2011</text:p>
        </chart:title>
        <chart:legend chart:legend-position="end" svg:x="33.262cm" svg:y="5.598cm" chart:style-name="ch3"/>
        <chart:plot-area chart:style-name="ch4" table:cell-range-address="NET.B1:NET.E1 NET.A7:NET.E9" chart:data-source-has-labels="both" svg:x="0.713cm" svg:y="1.281cm" svg:width="31.837cm" svg:height="11.041cm">
          <chart:axis chart:dimension="x" chart:name="primary-x" chart:style-name="ch5">
            <chart:categories table:cell-range-address="NET.B1:N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.B7:NET.E7" chart:label-cell-address="NET.A7:NET.A7" chart:class="chart:bar">
            <chart:data-point chart:repeated="4"/>
          </chart:series>
          <chart:series chart:style-name="ch9" chart:values-cell-range-address="NET.B8:NET.E8" chart:label-cell-address="NET.A8:NET.A8" chart:class="chart:bar">
            <chart:data-point chart:repeated="4"/>
          </chart:series>
          <chart:series chart:style-name="ch10" chart:values-cell-range-address="NET.B9:NET.E9" chart:label-cell-address="NET.A9:N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E1">lo-read</text:p>
              </table:table-cell>
              <table:table-cell office:value-type="string">
                <text:p>eth0-read</text:p>
              </table:table-cell>
              <table:table-cell office:value-type="string">
                <text:p>lo-write</text:p>
              </table:table-cell>
              <table:table-cell office:value-type="string">
                <text:p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7:NET.A7">Avg.</text:p>
              </table:table-cell>
              <table:table-cell office:value-type="float" office:value="0">
                <text:p text:id="NET.B7:NET.E7"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2.175">
                <text:p>22.175</text:p>
              </table:table-cell>
            </table:table-row>
            <table:table-row>
              <table:table-cell office:value-type="string">
                <text:p text:id="NET.A8:NET.A8">WAvg.</text:p>
              </table:table-cell>
              <table:table-cell office:value-type="float" office:value="0">
                <text:p text:id="NET.B8:NET.E8">0</text:p>
              </table:table-cell>
              <table:table-cell office:value-type="float" office:value="3.896">
                <text:p>3.896</text:p>
              </table:table-cell>
              <table:table-cell office:value-type="float" office:value="0">
                <text:p>0</text:p>
              </table:table-cell>
              <table:table-cell office:value-type="float" office:value="66.1259019165727">
                <text:p>66.1259019165727</text:p>
              </table:table-cell>
            </table:table-row>
            <table:table-row>
              <table:table-cell office:value-type="string">
                <text:p text:id="NET.A9:NET.A9">Max.</text:p>
              </table:table-cell>
              <table:table-cell office:value-type="float" office:value="0">
                <text:p text:id="NET.B9:NET.E9">0</text:p>
              </table:table-cell>
              <table:table-cell office:value-type="float" office:value="1.504">
                <text:p>1.504</text:p>
              </table:table-cell>
              <table:table-cell office:value-type="float" office:value="0">
                <text:p>0</text:p>
              </table:table-cell>
              <table:table-cell office:value-type="float" office:value="0.199098083427288">
                <text:p>0.19909808342728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8064a2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7cm" xlink:href=".." chart:class="chart:area" chart:style-name="ch1">
        <chart:title svg:x="10.408cm" svg:y="0.256cm" chart:style-name="ch2">
          <text:p>Network I/O JMeter_Test_20_Threads (KB/s)  9/16/2011</text:p>
        </chart:title>
        <chart:legend chart:legend-position="end" svg:x="32.68cm" svg:y="5.365cm" chart:style-name="ch3"/>
        <chart:plot-area chart:style-name="ch4" table:cell-range-address="NET.A1:NET.E5" chart:data-source-has-labels="both" svg:x="0.713cm" svg:y="1.281cm" svg:width="31.255cm" svg:height="11.044cm">
          <chart:axis chart:dimension="x" chart:name="primary-x" chart:style-name="ch5">
            <chart:categories table:cell-range-address="NET.A2:NET.A5"/>
          </chart:axis>
          <chart:axis chart:dimension="y" chart:name="primary-y" chart:style-name="ch6"/>
          <chart:series chart:style-name="ch7" chart:values-cell-range-address="NET.B2:NET.B5" chart:label-cell-address="NET.B1:NET.B1" chart:class="chart:area">
            <chart:data-point chart:repeated="4"/>
          </chart:series>
          <chart:series chart:style-name="ch8" chart:values-cell-range-address="NET.C2:NET.C5" chart:label-cell-address="NET.C1:NET.C1" chart:class="chart:area">
            <chart:data-point chart:repeated="4"/>
          </chart:series>
          <chart:series chart:style-name="ch9" chart:values-cell-range-address="NET.D2:NET.D5" chart:label-cell-address="NET.D1:NET.D1" chart:class="chart:area">
            <chart:data-point chart:repeated="4"/>
          </chart:series>
          <chart:series chart:style-name="ch10" chart:values-cell-range-address="NET.E2:NET.E5" chart:label-cell-address="NET.E1:NET.E1" chart:class="chart:area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.B1:NET.B1">lo-read</text:p>
              </table:table-cell>
              <table:table-cell office:value-type="string">
                <text:p text:id="NET.C1:NET.C1">eth0-read</text:p>
              </table:table-cell>
              <table:table-cell office:value-type="string">
                <text:p text:id="NET.D1:NET.D1">lo-write</text:p>
              </table:table-cell>
              <table:table-cell office:value-type="string">
                <text:p text:id="NET.E1:NET.E1">eth0-write</text:p>
              </table:table-cell>
            </table:table-row>
          </table:table-header-rows>
          <table:table-rows>
            <table:table-row>
              <table:table-cell office:value-type="string">
                <text:p text:id="NET.A2:NET.A5">15:44:15</text:p>
              </table:table-cell>
              <table:table-cell office:value-type="float" office:value="0">
                <text:p text:id="NET.B2:NET.B5">0</text:p>
              </table:table-cell>
              <table:table-cell office:value-type="float" office:value="0.7">
                <text:p text:id="NET.C2:NET.C5">0.7</text:p>
              </table:table-cell>
              <table:table-cell office:value-type="float" office:value="0">
                <text:p text:id="NET.D2:NET.D5">0</text:p>
              </table:table-cell>
              <table:table-cell office:value-type="float" office:value="0.2">
                <text:p text:id="NET.E2:NET.E5">0.2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">
                <text:p>0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8cm" xlink:href=".." chart:class="chart:bar" chart:style-name="ch1">
        <chart:title svg:x="10.673cm" svg:y="0.256cm" chart:style-name="ch2">
          <text:p>Network Packets JMeter_Test_20_Threads  9/16/2011</text:p>
        </chart:title>
        <chart:legend chart:legend-position="end" svg:x="33.262cm" svg:y="5.6cm" chart:style-name="ch3"/>
        <chart:plot-area chart:style-name="ch4" table:cell-range-address="NETPACKET.B1:NETPACKET.E1 NETPACKET.A7:NETPACKET.E9" chart:data-source-has-labels="both" svg:x="0.713cm" svg:y="1.281cm" svg:width="31.837cm" svg:height="11.045cm">
          <chart:axis chart:dimension="x" chart:name="primary-x" chart:style-name="ch5">
            <chart:categories table:cell-range-address="NETPACKET.B1:NETPACKET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7:NETPACKET.E7" chart:label-cell-address="NETPACKET.A7:NETPACKET.A7" chart:class="chart:bar">
            <chart:data-point chart:repeated="4"/>
          </chart:series>
          <chart:series chart:style-name="ch9" chart:values-cell-range-address="NETPACKET.B8:NETPACKET.E8" chart:label-cell-address="NETPACKET.A8:NETPACKET.A8" chart:class="chart:bar">
            <chart:data-point chart:repeated="4"/>
          </chart:series>
          <chart:series chart:style-name="ch10" chart:values-cell-range-address="NETPACKET.B9:NETPACKET.E9" chart:label-cell-address="NETPACKET.A9:NETPACKET.A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E1">lo-read/s</text:p>
              </table:table-cell>
              <table:table-cell office:value-type="string">
                <text:p>eth0-read/s</text:p>
              </table:table-cell>
              <table:table-cell office:value-type="string">
                <text:p>lo-write/s</text:p>
              </table:table-cell>
              <table:table-cell office:value-type="string">
                <text:p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7:NETPACKET.A7">Avg.</text:p>
              </table:table-cell>
              <table:table-cell office:value-type="float" office:value="0">
                <text:p text:id="NETPACKET.B7:NETPACKET.E7">0</text:p>
              </table:table-cell>
              <table:table-cell office:value-type="float" office:value="21.8">
                <text:p>21.8</text:p>
              </table:table-cell>
              <table:table-cell office:value-type="float" office:value="0">
                <text:p>0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string">
                <text:p text:id="NETPACKET.A8:NETPACKET.A8">WAvg.</text:p>
              </table:table-cell>
              <table:table-cell office:value-type="float" office:value="0">
                <text:p text:id="NETPACKET.B8:NETPACKET.E8">0</text:p>
              </table:table-cell>
              <table:table-cell office:value-type="float" office:value="17.7130733944954">
                <text:p>17.7130733944954</text:p>
              </table:table-cell>
              <table:table-cell office:value-type="float" office:value="0">
                <text:p>0</text:p>
              </table:table-cell>
              <table:table-cell office:value-type="float" office:value="55.7551935483871">
                <text:p>55.7551935483871</text:p>
              </table:table-cell>
            </table:table-row>
            <table:table-row>
              <table:table-cell office:value-type="string">
                <text:p text:id="NETPACKET.A9:NETPACKET.A9">Max.</text:p>
              </table:table-cell>
              <table:table-cell office:value-type="float" office:value="0">
                <text:p text:id="NETPACKET.B9:NETPACKET.E9">0</text:p>
              </table:table-cell>
              <table:table-cell office:value-type="float" office:value="16.0869266055046">
                <text:p>16.0869266055046</text:p>
              </table:table-cell>
              <table:table-cell office:value-type="float" office:value="0">
                <text:p>0</text:p>
              </table:table-cell>
              <table:table-cell office:value-type="float" office:value="1.1698064516129">
                <text:p>1.169806451612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0.673cm" svg:y="0.256cm" chart:style-name="ch2">
          <text:p>Network Packets JMeter_Test_20_Threads  9/16/2011</text:p>
        </chart:title>
        <chart:legend chart:legend-position="end" svg:x="32.389cm" svg:y="5.364cm" chart:style-name="ch3"/>
        <chart:plot-area chart:style-name="ch4" table:cell-range-address="NETPACKET.A1:NETPACKET.E5" chart:data-source-has-labels="both" svg:x="0.713cm" svg:y="1.281cm" svg:width="30.964cm" svg:height="11.041cm">
          <chart:axis chart:dimension="x" chart:name="primary-x" chart:style-name="ch5">
            <chart:categories table:cell-range-address="NETPACKET.A2:NETPACKET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ETPACKET.B2:NETPACKET.B5" chart:label-cell-address="NETPACKET.B1:NETPACKET.B1" chart:class="chart:line">
            <chart:data-point chart:repeated="4"/>
          </chart:series>
          <chart:series chart:style-name="ch9" chart:values-cell-range-address="NETPACKET.C2:NETPACKET.C5" chart:label-cell-address="NETPACKET.C1:NETPACKET.C1" chart:class="chart:line">
            <chart:data-point chart:repeated="4"/>
          </chart:series>
          <chart:series chart:style-name="ch10" chart:values-cell-range-address="NETPACKET.D2:NETPACKET.D5" chart:label-cell-address="NETPACKET.D1:NETPACKET.D1" chart:class="chart:line">
            <chart:data-point chart:repeated="4"/>
          </chart:series>
          <chart:series chart:style-name="ch11" chart:values-cell-range-address="NETPACKET.E2:NETPACKET.E5" chart:label-cell-address="NETPACKET.E1:NETPACKET.E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NETPACKET.B1:NETPACKET.B1">lo-read/s</text:p>
              </table:table-cell>
              <table:table-cell office:value-type="string">
                <text:p text:id="NETPACKET.C1:NETPACKET.C1">eth0-read/s</text:p>
              </table:table-cell>
              <table:table-cell office:value-type="string">
                <text:p text:id="NETPACKET.D1:NETPACKET.D1">lo-write/s</text:p>
              </table:table-cell>
              <table:table-cell office:value-type="string">
                <text:p text:id="NETPACKET.E1:NETPACKET.E1">eth0-write/s</text:p>
              </table:table-cell>
            </table:table-row>
          </table:table-header-rows>
          <table:table-rows>
            <table:table-row>
              <table:table-cell office:value-type="string">
                <text:p text:id="NETPACKET.A2:NETPACKET.A5">15:44:15</text:p>
              </table:table-cell>
              <table:table-cell office:value-type="float" office:value="0">
                <text:p text:id="NETPACKET.B2:NETPACKET.B5">0</text:p>
              </table:table-cell>
              <table:table-cell office:value-type="float" office:value="10.9">
                <text:p text:id="NETPACKET.C2:NETPACKET.C5">10.9</text:p>
              </table:table-cell>
              <table:table-cell office:value-type="float" office:value="0">
                <text:p text:id="NETPACKET.D2:NETPACKET.D5">0</text:p>
              </table:table-cell>
              <table:table-cell office:value-type="float" office:value="0.9">
                <text:p text:id="NETPACKET.E2:NETPACKET.E5">0.9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">
                <text:p>0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0">
                <text:p>0</text:p>
              </table:table-cell>
              <table:table-cell office:value-type="float" office:value="55.6">
                <text:p>55.6</text:p>
              </table:table-cell>
              <table:table-cell office:value-type="float" office:value="0">
                <text:p>0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">
                <text:p>0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line" chart:style-name="ch1">
        <chart:title svg:x="11.612cm" svg:y="0.256cm" chart:style-name="ch2">
          <text:p>Processes JMeter_Test_20_Threads  9/16/2011</text:p>
        </chart:title>
        <chart:legend chart:legend-position="end" svg:x="32.68cm" svg:y="5.834cm" chart:style-name="ch3"/>
        <chart:plot-area chart:style-name="ch4" table:cell-range-address="PROC.A1:PROC.C5" chart:data-source-has-labels="both" svg:x="0.713cm" svg:y="1.281cm" svg:width="31.255cm" svg:height="11.045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B2:PROC.B5" chart:label-cell-address="PROC.B1:PROC.B1" chart:class="chart:line">
            <chart:data-point chart:repeated="4"/>
          </chart:series>
          <chart:series chart:style-name="ch9" chart:values-cell-range-address="PROC.C2:PROC.C5" chart:label-cell-address="PROC.C1:PROC.C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ROC.B1:PROC.B1">RunQueue</text:p>
              </table:table-cell>
              <table:table-cell office:value-type="string">
                <text:p text:id="PROC.C1:PROC.C1">Swap-in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5:44:15</text:p>
              </table:table-cell>
              <table:table-cell office:value-type="float" office:value="1">
                <text:p text:id="PROC.B2:PROC.B5">1</text:p>
              </table:table-cell>
              <table:table-cell office:value-type="float" office:value="-1">
                <text:p text:id="PROC.C2:PROC.C5">-1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4cm" xlink:href=".." chart:class="chart:line" chart:style-name="ch1">
        <chart:title svg:x="11.612cm" svg:y="0.256cm" chart:style-name="ch2">
          <text:p>Processes JMeter_Test_20_Threads  9/16/2011</text:p>
        </chart:title>
        <chart:legend chart:legend-position="end" svg:x="32.76cm" svg:y="5.832cm" chart:style-name="ch3"/>
        <chart:plot-area chart:style-name="ch4" table:cell-range-address="PROC.A2:PROC.A5 PROC.D2:PROC.E5" chart:data-source-has-labels="column" svg:x="0.713cm" svg:y="1.281cm" svg:width="31.335cm" svg:height="11.041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D2:PROC.D5" chart:class="chart:line">
            <chart:data-point chart:repeated="4"/>
          </chart:series>
          <chart:series chart:style-name="ch9" chart:values-cell-range-address="PROC.E2:PROC.E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5:44:15</text:p>
              </table:table-cell>
              <table:table-cell office:value-type="float" office:value="0">
                <text:p text:id="PROC.D2:PROC.D5">0</text:p>
              </table:table-cell>
              <table:table-cell office:value-type="float" office:value="-1">
                <text:p text:id="PROC.E2:PROC.E5">-1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127.4">
                <text:p>127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354.9">
                <text:p>354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130.9">
                <text:p>130.9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7cm" xlink:href=".." chart:class="chart:line" chart:style-name="ch1">
        <chart:title svg:x="11.612cm" svg:y="0.256cm" chart:style-name="ch2">
          <text:p>Processes JMeter_Test_20_Threads  9/16/2011</text:p>
        </chart:title>
        <chart:legend chart:legend-position="end" svg:x="32.76cm" svg:y="5.833cm" chart:style-name="ch3"/>
        <chart:plot-area chart:style-name="ch4" table:cell-range-address="PROC.A2:PROC.A5 PROC.H2:PROC.I5" chart:data-source-has-labels="column" svg:x="0.713cm" svg:y="1.281cm" svg:width="31.335cm" svg:height="11.044cm">
          <chart:axis chart:dimension="x" chart:name="primary-x" chart:style-name="ch5">
            <chart:categories table:cell-range-address="PROC.A2:PRO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C.H2:PROC.H5" chart:class="chart:line">
            <chart:data-point chart:repeated="4"/>
          </chart:series>
          <chart:series chart:style-name="ch9" chart:values-cell-range-address="PROC.I2:PROC.I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 text:id="PROC.A2:PROC.A5">15:44:15</text:p>
              </table:table-cell>
              <table:table-cell office:value-type="float" office:value="0">
                <text:p text:id="PROC.H2:PROC.H5">0</text:p>
              </table:table-cell>
              <table:table-cell office:value-type="float" office:value="-1">
                <text:p text:id="PROC.I2:PROC.I5">-1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8cm" xlink:href=".." chart:class="chart:area" chart:column-mapping="0" chart:style-name="ch1">
        <chart:title svg:x="10.501cm" svg:y="0.256cm" chart:style-name="ch2">
          <text:p>File-backed paging (kByes/sec) ubuntuServer 9/16/2011</text:p>
        </chart:title>
        <chart:legend chart:legend-position="end" svg:x="32.998cm" svg:y="5.834cm" chart:style-name="ch3"/>
        <chart:plot-area chart:style-name="ch4" table:cell-range-address="VM.A2:VM.A5 VM.H1:VM.I5" chart:data-source-has-labels="both" svg:x="0.713cm" svg:y="1.281cm" svg:width="31.573cm" svg:height="11.045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H2:VM.H5" chart:label-cell-address="VM.H1:VM.H1" chart:class="chart:area">
            <chart:data-point chart:repeated="4"/>
          </chart:series>
          <chart:series chart:style-name="ch8" chart:values-cell-range-address="VM.I2:VM.I5" chart:label-cell-address="VM.I1:VM.I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H1:VM.H1">pgpgin</text:p>
              </table:table-cell>
              <table:table-cell office:value-type="string">
                <text:p text:id="VM.I1:VM.I1">pgpg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5:44:15</text:p>
              </table:table-cell>
              <table:table-cell office:value-type="float" office:value="-1">
                <text:p text:id="VM.H2:VM.H5">-1</text:p>
              </table:table-cell>
              <table:table-cell office:value-type="float" office:value="-1">
                <text:p text:id="VM.I2:VM.I5">-1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5.687cm" svg:height="12.834cm" xlink:href=".." chart:class="chart:area" chart:column-mapping="0" chart:style-name="ch1">
        <chart:title svg:x="10.262cm" svg:y="0.256cm" chart:style-name="ch2">
          <text:p>Swap-space activity (kBytes/sec) ubuntuServer 9/16/2011</text:p>
        </chart:title>
        <chart:legend chart:legend-position="end" svg:x="32.918cm" svg:y="5.832cm" chart:style-name="ch3"/>
        <chart:plot-area chart:style-name="ch4" table:cell-range-address="VM.A2:VM.A5 VM.J1:VM.K5" chart:data-source-has-labels="both" svg:x="0.713cm" svg:y="1.281cm" svg:width="31.493cm" svg:height="11.041cm">
          <chart:axis chart:dimension="x" chart:name="primary-x" chart:style-name="ch5">
            <chart:categories table:cell-range-address="VM.A2:VM.A5"/>
          </chart:axis>
          <chart:axis chart:dimension="y" chart:name="primary-y" chart:style-name="ch6"/>
          <chart:series chart:style-name="ch7" chart:values-cell-range-address="VM.J2:VM.J5" chart:label-cell-address="VM.J1:VM.J1" chart:class="chart:area">
            <chart:data-point chart:repeated="4"/>
          </chart:series>
          <chart:series chart:style-name="ch8" chart:values-cell-range-address="VM.K2:VM.K5" chart:label-cell-address="VM.K1:VM.K1" chart:class="chart:area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VM.J1:VM.J1">pswpin</text:p>
              </table:table-cell>
              <table:table-cell office:value-type="string">
                <text:p text:id="VM.K1:VM.K1">pswpout</text:p>
              </table:table-cell>
            </table:table-row>
          </table:table-header-rows>
          <table:table-rows>
            <table:table-row>
              <table:table-cell office:value-type="string">
                <text:p text:id="VM.A2:VM.A5">15:44:15</text:p>
              </table:table-cell>
              <table:table-cell office:value-type="float" office:value="-1">
                <text:p text:id="VM.J2:VM.J5">-1</text:p>
              </table:table-cell>
              <table:table-cell office:value-type="float" office:value="-1">
                <text:p text:id="VM.K2:VM.K5">-1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5.687cm" svg:height="12.834cm" xlink:href=".." chart:class="chart:area" chart:style-name="ch1">
        <chart:legend chart:legend-position="end" svg:x="33.421cm" svg:y="6.066cm" chart:style-name="ch2"/>
        <chart:plot-area chart:style-name="ch3" table:cell-range-address="CPU_ALL.A2:CPU_ALL.A5 CPU_ALL.G1:CPU_ALL.G5" chart:data-source-has-labels="both" svg:x="0.713cm" svg:y="0.256cm" svg:width="31.996cm" svg:height="12.066cm">
          <chart:axis chart:dimension="x" chart:name="primary-x" chart:style-name="ch4">
            <chart:categories table:cell-range-address="CPU_ALL.A2:CPU_ALL.A5"/>
          </chart:axis>
          <chart:axis chart:dimension="y" chart:name="primary-y" chart:style-name="ch5"/>
          <chart:series chart:style-name="ch6" chart:values-cell-range-address="CPU_ALL.G2:CPU_ALL.G5" chart:label-cell-address="CPU_ALL.G1:CPU_ALL.G1" chart:class="chart:area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ALL.G1:CPU_ALL.G1">CPUs</text:p>
              </table:table-cell>
            </table:table-row>
          </table:table-header-rows>
          <table:table-rows>
            <table:table-row>
              <table:table-cell office:value-type="string">
                <text:p text:id="CPU_ALL.A2:CPU_ALL.A5">15:44:15</text:p>
              </table:table-cell>
              <table:table-cell office:value-type="float" office:value="4">
                <text:p text:id="CPU_ALL.G2:CPU_ALL.G5">4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2.141cm" svg:y="0.256cm" chart:style-name="ch2">
          <text:p>CPU 1 JMeter_Test_20_Threads  9/16/2011</text:p>
        </chart:title>
        <chart:legend chart:legend-position="end" svg:x="33.209cm" svg:y="5.6cm" chart:style-name="ch3"/>
        <chart:plot-area chart:style-name="ch4" table:cell-range-address="CPU01.A1:CPU01.D5" chart:data-source-has-labels="both" svg:x="0.713cm" svg:y="1.281cm" svg:width="31.784cm" svg:height="11.045cm">
          <chart:axis chart:dimension="x" chart:name="primary-x" chart:style-name="ch5">
            <chart:categories table:cell-range-address="CPU01.A2:CPU01.A5"/>
          </chart:axis>
          <chart:axis chart:dimension="y" chart:name="primary-y" chart:style-name="ch6"/>
          <chart:series chart:style-name="ch7" chart:values-cell-range-address="CPU01.B2:CPU01.B5" chart:label-cell-address="CPU01.B1:CPU01.B1" chart:class="chart:area">
            <chart:data-point chart:repeated="4"/>
          </chart:series>
          <chart:series chart:style-name="ch8" chart:values-cell-range-address="CPU01.C2:CPU01.C5" chart:label-cell-address="CPU01.C1:CPU01.C1" chart:class="chart:area">
            <chart:data-point chart:repeated="4"/>
          </chart:series>
          <chart:series chart:style-name="ch9" chart:values-cell-range-address="CPU01.D2:CPU01.D5" chart:label-cell-address="CPU01.D1:CPU01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1.B1:CPU01.B1">User%</text:p>
              </table:table-cell>
              <table:table-cell office:value-type="string">
                <text:p text:id="CPU01.C1:CPU01.C1">Sys%</text:p>
              </table:table-cell>
              <table:table-cell office:value-type="string">
                <text:p text:id="CPU01.D1:CPU01.D1">Wait%</text:p>
              </table:table-cell>
            </table:table-row>
          </table:table-header-rows>
          <table:table-rows>
            <table:table-row>
              <table:table-cell office:value-type="string">
                <text:p text:id="CPU01.A2:CPU01.A5">15:44:15</text:p>
              </table:table-cell>
              <table:table-cell office:value-type="float" office:value="2.8">
                <text:p text:id="CPU01.B2:CPU01.B5">2.8</text:p>
              </table:table-cell>
              <table:table-cell office:value-type="float" office:value="0.5">
                <text:p text:id="CPU01.C2:CPU01.C5">0.5</text:p>
              </table:table-cell>
              <table:table-cell office:value-type="float" office:value="0.4">
                <text:p text:id="CPU01.D2:CPU01.D5">0.4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2.1">
                <text:p>2.1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2.141cm" svg:y="0.256cm" chart:style-name="ch2">
          <text:p>CPU 2 JMeter_Test_20_Threads  9/16/2011</text:p>
        </chart:title>
        <chart:legend chart:legend-position="end" svg:x="33.209cm" svg:y="5.6cm" chart:style-name="ch3"/>
        <chart:plot-area chart:style-name="ch4" table:cell-range-address="CPU02.A1:CPU02.D5" chart:data-source-has-labels="both" svg:x="0.713cm" svg:y="1.281cm" svg:width="31.784cm" svg:height="11.045cm">
          <chart:axis chart:dimension="x" chart:name="primary-x" chart:style-name="ch5">
            <chart:categories table:cell-range-address="CPU02.A2:CPU02.A5"/>
          </chart:axis>
          <chart:axis chart:dimension="y" chart:name="primary-y" chart:style-name="ch6"/>
          <chart:series chart:style-name="ch7" chart:values-cell-range-address="CPU02.B2:CPU02.B5" chart:label-cell-address="CPU02.B1:CPU02.B1" chart:class="chart:area">
            <chart:data-point chart:repeated="4"/>
          </chart:series>
          <chart:series chart:style-name="ch8" chart:values-cell-range-address="CPU02.C2:CPU02.C5" chart:label-cell-address="CPU02.C1:CPU02.C1" chart:class="chart:area">
            <chart:data-point chart:repeated="4"/>
          </chart:series>
          <chart:series chart:style-name="ch9" chart:values-cell-range-address="CPU02.D2:CPU02.D5" chart:label-cell-address="CPU02.D1:CPU02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2.B1:CPU02.B1">User%</text:p>
              </table:table-cell>
              <table:table-cell office:value-type="string">
                <text:p text:id="CPU02.C1:CPU02.C1">Sys%</text:p>
              </table:table-cell>
              <table:table-cell office:value-type="string">
                <text:p text:id="CPU02.D1:CPU02.D1">Wait%</text:p>
              </table:table-cell>
            </table:table-row>
          </table:table-header-rows>
          <table:table-rows>
            <table:table-row>
              <table:table-cell office:value-type="string">
                <text:p text:id="CPU02.A2:CPU02.A5">15:44:15</text:p>
              </table:table-cell>
              <table:table-cell office:value-type="float" office:value="3.2">
                <text:p text:id="CPU02.B2:CPU02.B5">3.2</text:p>
              </table:table-cell>
              <table:table-cell office:value-type="float" office:value="0.5">
                <text:p text:id="CPU02.C2:CPU02.C5">0.5</text:p>
              </table:table-cell>
              <table:table-cell office:value-type="float" office:value="0.3">
                <text:p text:id="CPU02.D2:CPU02.D5">0.3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1.1">
                <text:p>1.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2.141cm" svg:y="0.256cm" chart:style-name="ch2">
          <text:p>CPU 3 JMeter_Test_20_Threads  9/16/2011</text:p>
        </chart:title>
        <chart:legend chart:legend-position="end" svg:x="33.209cm" svg:y="5.6cm" chart:style-name="ch3"/>
        <chart:plot-area chart:style-name="ch4" table:cell-range-address="CPU03.A1:CPU03.D5" chart:data-source-has-labels="both" svg:x="0.713cm" svg:y="1.281cm" svg:width="31.784cm" svg:height="11.045cm">
          <chart:axis chart:dimension="x" chart:name="primary-x" chart:style-name="ch5">
            <chart:categories table:cell-range-address="CPU03.A2:CPU03.A5"/>
          </chart:axis>
          <chart:axis chart:dimension="y" chart:name="primary-y" chart:style-name="ch6"/>
          <chart:series chart:style-name="ch7" chart:values-cell-range-address="CPU03.B2:CPU03.B5" chart:label-cell-address="CPU03.B1:CPU03.B1" chart:class="chart:area">
            <chart:data-point chart:repeated="4"/>
          </chart:series>
          <chart:series chart:style-name="ch8" chart:values-cell-range-address="CPU03.C2:CPU03.C5" chart:label-cell-address="CPU03.C1:CPU03.C1" chart:class="chart:area">
            <chart:data-point chart:repeated="4"/>
          </chart:series>
          <chart:series chart:style-name="ch9" chart:values-cell-range-address="CPU03.D2:CPU03.D5" chart:label-cell-address="CPU03.D1:CPU03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3.B1:CPU03.B1">User%</text:p>
              </table:table-cell>
              <table:table-cell office:value-type="string">
                <text:p text:id="CPU03.C1:CPU03.C1">Sys%</text:p>
              </table:table-cell>
              <table:table-cell office:value-type="string">
                <text:p text:id="CPU03.D1:CPU03.D1">Wait%</text:p>
              </table:table-cell>
            </table:table-row>
          </table:table-header-rows>
          <table:table-rows>
            <table:table-row>
              <table:table-cell office:value-type="string">
                <text:p text:id="CPU03.A2:CPU03.A5">15:44:15</text:p>
              </table:table-cell>
              <table:table-cell office:value-type="float" office:value="3.4">
                <text:p text:id="CPU03.B2:CPU03.B5">3.4</text:p>
              </table:table-cell>
              <table:table-cell office:value-type="float" office:value="0.4">
                <text:p text:id="CPU03.C2:CPU03.C5">0.4</text:p>
              </table:table-cell>
              <table:table-cell office:value-type="float" office:value="0.5">
                <text:p text:id="CPU03.D2:CPU03.D5">0.5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1.6">
                <text:p>1.6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8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5.687cm" svg:height="12.838cm" xlink:href=".." chart:class="chart:area" chart:style-name="ch1">
        <chart:title svg:x="12.141cm" svg:y="0.256cm" chart:style-name="ch2">
          <text:p>CPU 4 JMeter_Test_20_Threads  9/16/2011</text:p>
        </chart:title>
        <chart:legend chart:legend-position="end" svg:x="33.209cm" svg:y="5.6cm" chart:style-name="ch3"/>
        <chart:plot-area chart:style-name="ch4" table:cell-range-address="CPU04.A1:CPU04.D5" chart:data-source-has-labels="both" svg:x="0.713cm" svg:y="1.281cm" svg:width="31.784cm" svg:height="11.045cm">
          <chart:axis chart:dimension="x" chart:name="primary-x" chart:style-name="ch5">
            <chart:categories table:cell-range-address="CPU04.A2:CPU04.A5"/>
          </chart:axis>
          <chart:axis chart:dimension="y" chart:name="primary-y" chart:style-name="ch6"/>
          <chart:series chart:style-name="ch7" chart:values-cell-range-address="CPU04.B2:CPU04.B5" chart:label-cell-address="CPU04.B1:CPU04.B1" chart:class="chart:area">
            <chart:data-point chart:repeated="4"/>
          </chart:series>
          <chart:series chart:style-name="ch8" chart:values-cell-range-address="CPU04.C2:CPU04.C5" chart:label-cell-address="CPU04.C1:CPU04.C1" chart:class="chart:area">
            <chart:data-point chart:repeated="4"/>
          </chart:series>
          <chart:series chart:style-name="ch9" chart:values-cell-range-address="CPU04.D2:CPU04.D5" chart:label-cell-address="CPU04.D1:CPU04.D1" chart:class="chart:area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04.B1:CPU04.B1">User%</text:p>
              </table:table-cell>
              <table:table-cell office:value-type="string">
                <text:p text:id="CPU04.C1:CPU04.C1">Sys%</text:p>
              </table:table-cell>
              <table:table-cell office:value-type="string">
                <text:p text:id="CPU04.D1:CPU04.D1">Wait%</text:p>
              </table:table-cell>
            </table:table-row>
          </table:table-header-rows>
          <table:table-rows>
            <table:table-row>
              <table:table-cell office:value-type="string">
                <text:p text:id="CPU04.A2:CPU04.A5">15:44:15</text:p>
              </table:table-cell>
              <table:table-cell office:value-type="float" office:value="2.9">
                <text:p text:id="CPU04.B2:CPU04.B5">2.9</text:p>
              </table:table-cell>
              <table:table-cell office:value-type="float" office:value="0.5">
                <text:p text:id="CPU04.C2:CPU04.C5">0.5</text:p>
              </table:table-cell>
              <table:table-cell office:value-type="float" office:value="1.5">
                <text:p text:id="CPU04.D2:CPU04.D5">1.5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1.2">
                <text:p>1.2</text:p>
              </table:table-cell>
              <table:table-cell office:value-type="float" office:value="0.6">
                <text:p>0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87cm" svg:height="12.834cm" xlink:href=".." chart:class="chart:bar" chart:style-name="ch1">
        <chart:title svg:x="12.141cm" svg:y="0.256cm" chart:style-name="ch2">
          <text:p>CPU by Processor ubuntuServer  9/16/2011</text:p>
        </chart:title>
        <chart:legend chart:legend-position="end" svg:x="33.209cm" svg:y="5.598cm" chart:style-name="ch3"/>
        <chart:plot-area chart:style-name="ch4" table:cell-range-address="CPU_SUMM.A1:CPU_SUMM.D5" chart:data-source-has-labels="both" svg:x="0.713cm" svg:y="1.281cm" svg:width="31.784cm" svg:height="11.041cm">
          <chart:axis chart:dimension="x" chart:name="primary-x" chart:style-name="ch5">
            <chart:categories table:cell-range-address="CPU_SUMM.A2:CPU_SUMM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PU_SUMM.B2:CPU_SUMM.B5" chart:label-cell-address="CPU_SUMM.B1:CPU_SUMM.B1" chart:class="chart:bar">
            <chart:data-point chart:repeated="4"/>
          </chart:series>
          <chart:series chart:style-name="ch9" chart:values-cell-range-address="CPU_SUMM.C2:CPU_SUMM.C5" chart:label-cell-address="CPU_SUMM.C1:CPU_SUMM.C1" chart:class="chart:bar">
            <chart:data-point chart:repeated="4"/>
          </chart:series>
          <chart:series chart:style-name="ch10" chart:values-cell-range-address="CPU_SUMM.D2:CPU_SUMM.D5" chart:label-cell-address="CPU_SUMM.D1:CPU_SUMM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CPU_SUMM.B1:CPU_SUMM.B1">User%</text:p>
              </table:table-cell>
              <table:table-cell office:value-type="string">
                <text:p text:id="CPU_SUMM.C1:CPU_SUMM.C1">Sys%</text:p>
              </table:table-cell>
              <table:table-cell office:value-type="string">
                <text:p text:id="CPU_SUMM.D1:CPU_SUMM.D1">Wait%</text:p>
              </table:table-cell>
            </table:table-row>
          </table:table-header-rows>
          <table:table-rows>
            <table:table-row>
              <table:table-cell office:value-type="string">
                <text:p text:id="CPU_SUMM.A2:CPU_SUMM.A5">CPU001</text:p>
              </table:table-cell>
              <table:table-cell office:value-type="float" office:value="1.325">
                <text:p text:id="CPU_SUMM.B2:CPU_SUMM.B5">1.325</text:p>
              </table:table-cell>
              <table:table-cell office:value-type="float" office:value="0.65">
                <text:p text:id="CPU_SUMM.C2:CPU_SUMM.C5">0.65</text:p>
              </table:table-cell>
              <table:table-cell office:value-type="float" office:value="0.275">
                <text:p text:id="CPU_SUMM.D2:CPU_SUMM.D5">0.275</text:p>
              </table:table-cell>
            </table:table-row>
            <table:table-row>
              <table:table-cell office:value-type="string">
                <text:p>CPU002</text:p>
              </table:table-cell>
              <table:table-cell office:value-type="float" office:value="1.075">
                <text:p>1.075</text:p>
              </table:table-cell>
              <table:table-cell office:value-type="float" office:value="0.275">
                <text:p>0.275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CPU003</text:p>
              </table:table-cell>
              <table:table-cell office:value-type="float" office:value="1.25">
                <text:p>1.25</text:p>
              </table:table-cell>
              <table:table-cell office:value-type="float" office:value="0.2">
                <text:p>0.2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CPU004</text:p>
              </table:table-cell>
              <table:table-cell office:value-type="float" office:value="1.025">
                <text:p>1.025</text:p>
              </table:table-cell>
              <table:table-cell office:value-type="float" office:value="0.275">
                <text:p>0.275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5000" number:language="en" number:country="US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8" style:family="chart" style:data-style-name="N5000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>
      <style:chart-properties chart:auto-position="true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10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11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2" style:family="chart" style:data-style-name="N5000">
      <style:chart-properties chart:symbol-type="none"/>
      <style:graphic-properties svg:stroke-width="0.071cm" svg:stroke-color="#000000" draw:fill-color="#000000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591cm" svg:height="12.838cm" xlink:href=".." chart:class="chart:area" chart:style-name="ch1">
        <chart:title svg:x="10.849cm" svg:y="0.256cm" chart:style-name="ch2">
          <text:p>Disk total KB/s JMeter_Test_20_Threads - 9/16/2011</text:p>
        </chart:title>
        <chart:legend chart:legend-position="end" svg:x="31.793cm" svg:y="5.6cm" chart:style-name="ch3"/>
        <chart:plot-area chart:style-name="ch4" table:cell-range-address="DISK_SUMM.A2:DISK_SUMM.D5 DISK_SUMM.B1:DISK_SUMM.C1" chart:data-source-has-labels="column" svg:x="1.221cm" svg:y="1.281cm" svg:width="29.352cm" svg:height="11.045cm">
          <chart:axis chart:dimension="x" chart:name="primary-x" chart:style-name="ch5">
            <chart:categories table:cell-range-address="DISK_SUMM.A2:DISK_SUMM.A5"/>
          </chart:axis>
          <chart:axis chart:dimension="y" chart:name="primary-y" chart:style-name="ch6">
            <chart:title svg:x="0.712cm" svg:y="6.605cm" chart:style-name="ch7">
              <text:p>KB/sec</text:p>
            </chart:title>
          </chart:axis>
          <chart:axis chart:dimension="y" chart:name="secondary-y" chart:style-name="ch8">
            <chart:title svg:x="30.156cm" svg:y="6.605cm" chart:style-name="ch9">
              <text:p>IO/sec</text:p>
            </chart:title>
          </chart:axis>
          <chart:series chart:attached-axis="primary-y" chart:style-name="ch10" chart:values-cell-range-address="DISK_SUMM.B2:DISK_SUMM.B5" chart:label-cell-address="DISK_SUMM.B1:DISK_SUMM.B1" chart:class="chart:area">
            <chart:data-point chart:repeated="4"/>
          </chart:series>
          <chart:series chart:attached-axis="primary-y" chart:style-name="ch11" chart:values-cell-range-address="DISK_SUMM.C2:DISK_SUMM.C5" chart:label-cell-address="DISK_SUMM.C1:DISK_SUMM.C1" chart:class="chart:area">
            <chart:data-point chart:repeated="4"/>
          </chart:series>
          <chart:series chart:attached-axis="secondary-y" chart:style-name="ch12" chart:values-cell-range-address="DISK_SUMM.D2:DISK_SUMM.D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B1">Disk Read KB/s</text:p>
              </table:table-cell>
              <table:table-cell office:value-type="string">
                <text:p text:id="DISK_SUMM.C1:DISK_SUMM.C1">Disk Write KB/s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DISK_SUMM.A2:DISK_SUMM.A5">15:44:15</text:p>
              </table:table-cell>
              <table:table-cell office:value-type="float" office:value="0">
                <text:p text:id="DISK_SUMM.B2:DISK_SUMM.B5">0</text:p>
              </table:table-cell>
              <table:table-cell office:value-type="float" office:value="0">
                <text:p text:id="DISK_SUMM.C2:DISK_SUMM.C5">0</text:p>
              </table:table-cell>
              <table:table-cell office:value-type="float" office:value="0">
                <text:p text:id="DISK_SUMM.D2:DISK_SUMM.D5">0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1.2">
                <text:p>1.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591cm" svg:height="12.834cm" xlink:href=".." chart:class="chart:bar" chart:style-name="ch1">
        <chart:title svg:x="10.942cm" svg:y="0.256cm" chart:style-name="ch2">
          <text:p>Disk total KB/s JMeter_Test_20_Threads  9/16/2011</text:p>
        </chart:title>
        <chart:legend chart:legend-position="end" svg:x="33.168cm" svg:y="5.598cm" chart:style-name="ch3"/>
        <chart:plot-area chart:style-name="ch4" table:cell-range-address="DISK_SUMM.B1:DISK_SUMM.D1 DISK_SUMM.A7:DISK_SUMM.D9" chart:data-source-has-labels="both" svg:x="0.711cm" svg:y="1.281cm" svg:width="31.747cm" svg:height="11.041cm">
          <chart:axis chart:dimension="x" chart:name="primary-x" chart:style-name="ch5">
            <chart:categories table:cell-range-address="DISK_SUMM.B1:DISK_SUMM.D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_SUMM.B7:DISK_SUMM.D7" chart:label-cell-address="DISK_SUMM.A7:DISK_SUMM.A7" chart:class="chart:bar">
            <chart:data-point chart:repeated="3"/>
          </chart:series>
          <chart:series chart:style-name="ch9" chart:values-cell-range-address="DISK_SUMM.B8:DISK_SUMM.D8" chart:label-cell-address="DISK_SUMM.A8:DISK_SUMM.A8" chart:class="chart:bar">
            <chart:data-point chart:repeated="3"/>
          </chart:series>
          <chart:series chart:style-name="ch10" chart:values-cell-range-address="DISK_SUMM.B9:DISK_SUMM.D9" chart:label-cell-address="DISK_SUMM.A9:DISK_SUMM.A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_SUMM.B1:DISK_SUMM.D1">Disk Read KB/s</text:p>
              </table:table-cell>
              <table:table-cell office:value-type="string">
                <text:p>Disk Write KB/s</text:p>
              </table:table-cell>
              <table:table-cell office:value-type="string">
                <text:p>IO/sec</text:p>
              </table:table-cell>
            </table:table-row>
          </table:table-header-rows>
          <table:table-rows>
            <table:table-row>
              <table:table-cell office:value-type="string">
                <text:p text:id="DISK_SUMM.A7:DISK_SUMM.A7">Avg.</text:p>
              </table:table-cell>
              <table:table-cell office:value-type="float" office:value="0">
                <text:p text:id="DISK_SUMM.B7:DISK_SUMM.D7">0</text:p>
              </table:table-cell>
              <table:table-cell office:value-type="float" office:value="89.7">
                <text:p>89.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 text:id="DISK_SUMM.A8:DISK_SUMM.A8">WAvg.</text:p>
              </table:table-cell>
              <table:table-cell office:value-type="float" office:value="0">
                <text:p text:id="DISK_SUMM.B8:DISK_SUMM.D8">0</text:p>
              </table:table-cell>
              <table:table-cell office:value-type="float" office:value="246.102229654404">
                <text:p>246.102229654404</text:p>
              </table:table-cell>
              <table:table-cell office:value-type="float" office:value="32.505">
                <text:p>32.505</text:p>
              </table:table-cell>
            </table:table-row>
            <table:table-row>
              <table:table-cell office:value-type="string">
                <text:p text:id="DISK_SUMM.A9:DISK_SUMM.A9">Max.</text:p>
              </table:table-cell>
              <table:table-cell office:value-type="float" office:value="0">
                <text:p text:id="DISK_SUMM.B9:DISK_SUMM.D9">0</text:p>
              </table:table-cell>
              <table:table-cell office:value-type="float" office:value="11.1977703455964">
                <text:p>11.1977703455964</text:p>
              </table:table-cell>
              <table:table-cell office:value-type="float" office:value="1.69500000000001">
                <text:p>1.69500000000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17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17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9.812cm" svg:y="0.256cm" chart:style-name="ch2">
          <text:p>Disk Block Size JMeter_Test_20_Threads (Kbytes)  9/16/2011</text:p>
        </chart:title>
        <chart:legend chart:legend-position="end" svg:x="33.209cm" svg:y="5.6cm" chart:style-name="ch3"/>
        <chart:plot-area chart:style-name="ch4" table:cell-range-address="DISKBSIZE.B1:DISKBSIZE.F1 DISKBSIZE.B7:DISKBSIZE.F9" chart:data-source-has-labels="row" svg:x="0.712cm" svg:y="1.281cm" svg:width="31.786cm" svg:height="11.045cm">
          <chart:axis chart:dimension="x" chart:name="primary-x" chart:style-name="ch5">
            <chart:categories table:cell-range-address="DISKBSIZE.B1:DISKBSIZE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7:DISKBSIZE.F7" chart:class="chart:bar">
            <chart:data-point chart:repeated="5"/>
          </chart:series>
          <chart:series chart:style-name="ch9" chart:values-cell-range-address="DISKBSIZE.B8:DISKBSIZE.F8" chart:class="chart:bar">
            <chart:data-point chart:repeated="5"/>
          </chart:series>
          <chart:series chart:style-name="ch10" chart:values-cell-range-address="DISKBSIZE.B9:DISKBSIZE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5.15">
                <text:p text:id="DISKBSIZE.B7:DISKBSIZE.F7">5.15</text:p>
              </table:table-cell>
              <table:table-cell office:value-type="float" office:value="5.15">
                <text:p>5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1.74805825242718">
                <text:p text:id="DISKBSIZE.B8:DISKBSIZE.F8">1.74805825242718</text:p>
              </table:table-cell>
              <table:table-cell office:value-type="float" office:value="1.74805825242718">
                <text:p>1.748058252427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.601941747572815">
                <text:p text:id="DISKBSIZE.B9:DISKBSIZE.F9">0.601941747572815</text:p>
              </table:table-cell>
              <table:table-cell office:value-type="float" office:value="0.601941747572815">
                <text:p>0.6019417475728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7">
      <style:chart-properties chart:display-label="true" chart:logarithmic="false" chart:minimum="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7">
      <style:chart-properties chart:symbol-type="none"/>
      <style:graphic-properties svg:stroke-width="0.071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1cm" svg:stroke-color="#be4b48" draw:fill-color="#be4b48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71cm" svg:stroke-color="#98b855" draw:fill-color="#98b855"/>
      <style:text-properties fo:font-size="6pt" style:font-size-asian="6pt" style:font-size-complex="6pt"/>
    </style:style>
    <style:style style:name="ch11" style:family="chart" style:data-style-name="N117">
      <style:chart-properties chart:symbol-type="none"/>
      <style:graphic-properties svg:stroke-width="0.071cm" svg:stroke-color="#7d5fa0" draw:fill-color="#7d5fa0"/>
      <style:text-properties fo:font-size="6pt" style:font-size-asian="6pt" style:font-size-complex="6pt"/>
    </style:style>
    <style:style style:name="ch12" style:family="chart" style:data-style-name="N117">
      <style:chart-properties chart:symbol-type="none"/>
      <style:graphic-properties svg:stroke-width="0.071cm" svg:stroke-color="#46aac4" draw:fill-color="#46aac4"/>
      <style:text-properties fo:font-size="6pt" style:font-size-asian="6pt" style:font-size-complex="6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35.606cm" svg:height="12.834cm" xlink:href=".." chart:class="chart:line" chart:style-name="ch1">
        <chart:title svg:x="9.812cm" svg:y="0.256cm" chart:style-name="ch2">
          <text:p>Disk Block Size JMeter_Test_20_Threads (Kbytes)  9/16/2011</text:p>
        </chart:title>
        <chart:legend chart:legend-position="end" svg:x="33.368cm" svg:y="5.13cm" chart:style-name="ch3"/>
        <chart:plot-area chart:style-name="ch4" table:cell-range-address="DISKBSIZE.A1:DISKBSIZE.F5" chart:data-source-has-labels="both" svg:x="0.712cm" svg:y="1.281cm" svg:width="31.945cm" svg:height="11.041cm">
          <chart:axis chart:dimension="x" chart:name="primary-x" chart:style-name="ch5">
            <chart:categories table:cell-range-address="DISKBSIZE.A2:DISKBSIZE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SIZE.B2:DISKBSIZE.B5" chart:label-cell-address="DISKBSIZE.B1:DISKBSIZE.B1" chart:class="chart:line">
            <chart:data-point chart:repeated="4"/>
          </chart:series>
          <chart:series chart:style-name="ch9" chart:values-cell-range-address="DISKBSIZE.C2:DISKBSIZE.C5" chart:label-cell-address="DISKBSIZE.C1:DISKBSIZE.C1" chart:class="chart:line">
            <chart:data-point chart:repeated="4"/>
          </chart:series>
          <chart:series chart:style-name="ch10" chart:values-cell-range-address="DISKBSIZE.D2:DISKBSIZE.D5" chart:label-cell-address="DISKBSIZE.D1:DISKBSIZE.D1" chart:class="chart:line">
            <chart:data-point chart:repeated="4"/>
          </chart:series>
          <chart:series chart:style-name="ch11" chart:values-cell-range-address="DISKBSIZE.E2:DISKBSIZE.E5" chart:label-cell-address="DISKBSIZE.E1:DISKBSIZE.E1" chart:class="chart:line">
            <chart:data-point chart:repeated="4"/>
          </chart:series>
          <chart:series chart:style-name="ch12" chart:values-cell-range-address="DISKBSIZE.F2:DISKBSIZE.F5" chart:label-cell-address="DISKBSIZE.F1:DISKBSIZE.F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SIZE.B1:DISKBSIZE.B1">sda</text:p>
              </table:table-cell>
              <table:table-cell office:value-type="string">
                <text:p text:id="DISKBSIZE.C1:DISKBSIZE.C1">sda1</text:p>
              </table:table-cell>
              <table:table-cell office:value-type="string">
                <text:p text:id="DISKBSIZE.D1:DISKBSIZE.D1">sda2</text:p>
              </table:table-cell>
              <table:table-cell office:value-type="string">
                <text:p text:id="DISKBSIZE.E1:DISKBSIZE.E1">sda5</text:p>
              </table:table-cell>
              <table:table-cell office:value-type="string">
                <text:p text:id="DISKBSIZE.F1:DISKBSIZE.F1">sr0</text:p>
              </table:table-cell>
            </table:table-row>
          </table:table-header-rows>
          <table:table-rows>
            <table:table-row>
              <table:table-cell office:value-type="string">
                <text:p text:id="DISKBSIZE.A2:DISKBSIZE.A5">15:44:15</text:p>
              </table:table-cell>
              <table:table-cell office:value-type="float" office:value="0">
                <text:p text:id="DISKBSIZE.B2:DISKBSIZE.B5">0</text:p>
              </table:table-cell>
              <table:table-cell office:value-type="float" office:value="0">
                <text:p text:id="DISKBSIZE.C2:DISKBSIZE.C5">0</text:p>
              </table:table-cell>
              <table:table-cell office:value-type="float" office:value="0">
                <text:p text:id="DISKBSIZE.D2:DISKBSIZE.D5">0</text:p>
              </table:table-cell>
              <table:table-cell office:value-type="float" office:value="0">
                <text:p text:id="DISKBSIZE.E2:DISKBSIZE.E5">0</text:p>
              </table:table-cell>
              <table:table-cell office:value-type="float" office:value="0">
                <text:p text:id="DISKBSIZE.F2:DISKBSIZE.F5">0</text:p>
              </table:table-cell>
            </table:table-row>
            <table:table-row>
              <table:table-cell office:value-type="string">
                <text:p>15:44:45</text:p>
              </table:table-cell>
              <table:table-cell office:value-type="float" office:value="6.7">
                <text:p>6.7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15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:45:45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ide-by-side" chart:axis-position="0" chart:tick-mark-position="at-axis" style:rotation-angle="9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0" chart:maximum="100" chart:gap-width="150" chart:overlap="1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">
      <style:graphic-properties draw:stroke="none" draw:fill-color="#4f81bd"/>
      <style:text-properties fo:font-size="6pt" style:font-size-asian="6pt" style:font-size-complex="6pt"/>
    </style:style>
    <style:style style:name="ch9" style:family="chart" style:data-style-name="N1">
      <style:graphic-properties draw:stroke="none" draw:fill-color="#c0504d"/>
      <style:text-properties fo:font-size="6pt" style:font-size-asian="6pt" style:font-size-complex="6pt"/>
    </style:style>
    <style:style style:name="ch10" style:family="chart" style:data-style-name="N1">
      <style:graphic-properties draw:stroke="none" draw:fill-color="#9bbb59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5.606cm" svg:height="12.838cm" xlink:href=".." chart:class="chart:bar" chart:style-name="ch1">
        <chart:title svg:x="11.387cm" svg:y="0.256cm" chart:style-name="ch2">
          <text:p>Disk %Busy JMeter_Test_20_Threads  9/16/2011</text:p>
        </chart:title>
        <chart:legend chart:legend-position="end" svg:x="33.209cm" svg:y="5.6cm" chart:style-name="ch3"/>
        <chart:plot-area chart:style-name="ch4" table:cell-range-address="DISKBUSY.B1:DISKBUSY.F1 DISKBUSY.B7:DISKBUSY.F9" chart:data-source-has-labels="row" svg:x="0.712cm" svg:y="1.281cm" svg:width="31.786cm" svg:height="11.045cm">
          <chart:axis chart:dimension="x" chart:name="primary-x" chart:style-name="ch5">
            <chart:categories table:cell-range-address="DISKBUSY.B1:DISKBUSY.F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ISKBUSY.B7:DISKBUSY.F7" chart:class="chart:bar">
            <chart:data-point chart:repeated="5"/>
          </chart:series>
          <chart:series chart:style-name="ch9" chart:values-cell-range-address="DISKBUSY.B8:DISKBUSY.F8" chart:class="chart:bar">
            <chart:data-point chart:repeated="5"/>
          </chart:series>
          <chart:series chart:style-name="ch10" chart:values-cell-range-address="DISKBUSY.B9:DISKBUSY.F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ISKBUSY.B1:DISKBUSY.F1">sda</text:p>
              </table:table-cell>
              <table:table-cell office:value-type="string">
                <text:p>sda1</text:p>
              </table:table-cell>
              <table:table-cell office:value-type="string">
                <text:p>sda2</text:p>
              </table:table-cell>
              <table:table-cell office:value-type="string">
                <text:p>sda5</text:p>
              </table:table-cell>
              <table:table-cell office:value-type="string">
                <text:p>sr0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.075">
                <text:p text:id="DISKBUSY.B7:DISKBUSY.F7">2.075</text:p>
              </table:table-cell>
              <table:table-cell office:value-type="float" office:value="2.075">
                <text:p>2.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8</text:p>
              </table:table-cell>
              <table:table-cell office:value-type="float" office:value="6.225">
                <text:p text:id="DISKBUSY.B8:DISKBUSY.F8">6.225</text:p>
              </table:table-cell>
              <table:table-cell office:value-type="float" office:value="6.225">
                <text:p>6.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">Row 9</text:p>
              </table:table-cell>
              <table:table-cell office:value-type="float" office:value="0">
                <text:p text:id="DISKBUSY.B9:DISKBUSY.F9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